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24A00001F4500000FA5F69FC3C85A76B9F2.svm" manifest:media-type=""/>
  <manifest:file-entry manifest:full-path="Pictures/2000013A00001B5F00001B5B9313CD144EE42055.svm" manifest:media-type=""/>
  <manifest:file-entry manifest:full-path="Pictures/2000025300001F4500000FA53532E4DFBCCAE409.svm" manifest:media-type=""/>
  <manifest:file-entry manifest:full-path="Pictures/200000CA00001D4F00000FA3D9D91F68F285B946.svm" manifest:media-type=""/>
  <manifest:file-entry manifest:full-path="Pictures/2000018400001F4400000FA4DC2EB1BE2534815C.svm" manifest:media-type=""/>
  <manifest:file-entry manifest:full-path="Pictures/200001ED00002F7500001E55E3E8CED47B78A52F.svm" manifest:media-type=""/>
  <manifest:file-entry manifest:full-path="Pictures/2000026C0000399E00001E556B479DADE0F7C035.svm" manifest:media-type=""/>
  <manifest:file-entry manifest:full-path="Pictures/2000022600002C400000222E116B81D98902404D.svm" manifest:media-type=""/>
  <manifest:file-entry manifest:full-path="Pictures/200001F600002F750000168443160178F4B0E8FC.svm" manifest:media-type=""/>
  <manifest:file-entry manifest:full-path="Pictures/200002A1000035CE0000222EB1934610151E22D6.svm" manifest:media-type=""/>
  <manifest:file-entry manifest:full-path="Pictures/2000023E00002C400000222E3B958B6EA688B8C1.svm" manifest:media-type=""/>
  <manifest:file-entry manifest:full-path="Pictures/200001E800002F75000015BCA167AC9CAFBCFD9E.svm" manifest:media-type=""/>
  <manifest:file-entry manifest:full-path="Pictures/200002D3000037A800001D242834B50DD41FF17C.svm" manifest:media-type=""/>
  <manifest:file-entry manifest:full-path="Pictures/2000017700001B590000232BA9281FF8696E95DD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992cm" fo:break-before="column" table:align="margins"/>
    </style:style>
    <style:style style:name="Table1.A" style:family="table-column">
      <style:table-column-properties style:column-width="1.423cm" style:rel-column-width="11672*"/>
    </style:style>
    <style:style style:name="Table1.B" style:family="table-column">
      <style:table-column-properties style:column-width="0.859cm" style:rel-column-width="7043*"/>
    </style:style>
    <style:style style:name="Table1.C" style:family="table-column">
      <style:table-column-properties style:column-width="1.141cm" style:rel-column-width="9358*"/>
    </style:style>
    <style:style style:name="Table1.D" style:family="table-column">
      <style:table-column-properties style:column-width="1.143cm" style:rel-column-width="9372*"/>
    </style:style>
    <style:style style:name="Table1.G" style:family="table-column">
      <style:table-column-properties style:column-width="1.143cm" style:rel-column-width="937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tyle="italic" officeooo:rsid="00144c22" officeooo:paragraph-rsid="00144c22" style:font-style-asian="italic" style:font-style-complex="italic"/>
    </style:style>
    <style:style style:name="P2" style:family="paragraph" style:parent-style-name="Standard">
      <style:text-properties fo:font-style="italic" officeooo:rsid="00144c22" officeooo:paragraph-rsid="00144c22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0pt" fo:font-style="normal" officeooo:rsid="002a2ad0" officeooo:paragraph-rsid="002a2ad0" style:font-size-asian="8.75pt" style:font-style-asian="normal" style:font-size-complex="10pt" style:font-style-complex="normal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normal" officeooo:rsid="002fa82b" officeooo:paragraph-rsid="002fa82b" style:font-size-asian="12pt" style:font-style-asian="normal" style:font-size-complex="12pt" style:font-style-complex="normal"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normal" officeooo:rsid="002a2ad0" officeooo:paragraph-rsid="00d7b60e" style:font-size-asian="12pt" style:font-style-asian="normal" style:font-size-complex="12pt" style:font-style-complex="normal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normal" officeooo:rsid="002bea6f" officeooo:paragraph-rsid="002c423a" style:font-size-asian="12pt" style:font-style-asian="normal" style:font-size-complex="12pt" style:font-style-complex="normal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normal" officeooo:rsid="002bea6f" officeooo:paragraph-rsid="00e9a08a" style:font-size-asian="12pt" style:font-style-asian="normal" style:font-size-complex="12pt" style:font-style-complex="normal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normal" fo:font-weight="normal" officeooo:rsid="0038a6c6" officeooo:paragraph-rsid="0038a6c6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normal" fo:font-weight="normal" officeooo:rsid="004221ce" officeooo:paragraph-rsid="005aa4a2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normal" fo:font-weight="normal" officeooo:rsid="004221ce" officeooo:paragraph-rsid="005e5550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normal" fo:font-weight="normal" officeooo:rsid="00402de3" officeooo:paragraph-rsid="00d15987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italic" fo:font-weight="bold" officeooo:rsid="0031708d" officeooo:paragraph-rsid="0031708d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italic" fo:font-weight="bold" officeooo:rsid="0038f700" officeooo:paragraph-rsid="0038f700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italic" fo:font-weight="bold" officeooo:rsid="00ce0995" officeooo:paragraph-rsid="00ce0995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italic" fo:font-weight="bold" officeooo:rsid="0064575b" officeooo:paragraph-rsid="0064575b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italic" fo:font-weight="bold" officeooo:rsid="004058ec" officeooo:paragraph-rsid="00d15987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italic" fo:font-weight="bold" officeooo:rsid="00cfd8be" officeooo:paragraph-rsid="00cfd8be" style:font-size-asian="10.5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Liberation Serif" fo:font-size="12pt" fo:font-style="italic" fo:font-weight="bold" officeooo:rsid="014161fb" officeooo:paragraph-rsid="014161fb" style:font-size-asian="10.5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style:font-name="Liberation Serif" fo:font-size="12pt" fo:font-style="italic" officeooo:rsid="002cdae5" officeooo:paragraph-rsid="00e9a08a" style:font-size-asian="12pt" style:font-style-asian="italic" style:font-size-complex="12pt" style:font-style-complex="italic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3f5393" officeooo:paragraph-rsid="006b3177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03f5393" officeooo:paragraph-rsid="00b21f7d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5bae28" officeooo:paragraph-rsid="005bae28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6d6ad6" officeooo:paragraph-rsid="006d6ad6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5918be" officeooo:paragraph-rsid="005918be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31708d" officeooo:paragraph-rsid="0031708d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6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0bf6e3f" officeooo:paragraph-rsid="00bf6e3f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7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4058ec" officeooo:paragraph-rsid="00d15987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8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4058ec" officeooo:paragraph-rsid="016ef93c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9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434905" officeooo:paragraph-rsid="00d15987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0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d3309b" officeooo:paragraph-rsid="00d3309b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1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0e4ccae" officeooo:paragraph-rsid="00e4ccae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2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0e629ef" officeooo:paragraph-rsid="00e629ef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3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d40c3e" officeooo:paragraph-rsid="00d40c3e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4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fb41e8" officeooo:paragraph-rsid="00fb41e8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5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fb41e8" officeooo:paragraph-rsid="017740be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6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fd79aa" officeooo:paragraph-rsid="00fd79aa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7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eb384d" officeooo:paragraph-rsid="00fa0b4c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1373e54" officeooo:paragraph-rsid="015a38b9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39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1373e54" officeooo:paragraph-rsid="01373e54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d15987" officeooo:paragraph-rsid="016d381e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41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4221ce" officeooo:paragraph-rsid="016ef93c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42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fb964e" officeooo:paragraph-rsid="01783f5a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43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81b9f3" officeooo:paragraph-rsid="016ef93c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44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032fa22" officeooo:paragraph-rsid="0032fa22" style:font-size-asian="9.60000038146973pt" style:font-style-asian="normal" style:font-weight-asian="normal" style:font-size-complex="11pt" style:font-style-complex="normal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0ee9a83" officeooo:paragraph-rsid="00ee9a83" style:font-size-asian="9.60000038146973pt" style:font-style-asian="normal" style:font-weight-asian="normal" style:font-size-complex="11pt" style:font-style-complex="normal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ffec97" officeooo:paragraph-rsid="00ffec97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0e3c8dc" officeooo:paragraph-rsid="00e70b6a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48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0e629ef" officeooo:paragraph-rsid="00e629ef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49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13d8e35" officeooo:paragraph-rsid="013dbe74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0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13eb7a0" officeooo:paragraph-rsid="013eb7a0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142d507" officeooo:paragraph-rsid="0142d507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2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142d507" officeooo:paragraph-rsid="01445f09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3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1445f09" officeooo:paragraph-rsid="01445f09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4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88052d" officeooo:paragraph-rsid="01311254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5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1312364" officeooo:paragraph-rsid="01312364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6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13312b9" officeooo:paragraph-rsid="013312b9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7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63ce6f" officeooo:paragraph-rsid="01311254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8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officeooo:rsid="002490c7" officeooo:paragraph-rsid="002490c7" style:font-size-asian="11pt" style:font-style-asian="normal" style:font-size-complex="11pt" style:font-style-complex="normal" fo:hyphenate="true" fo:hyphenation-remain-char-count="2" fo:hyphenation-push-char-count="2"/>
    </style:style>
    <style:style style:name="P59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officeooo:rsid="00d7b60e" officeooo:paragraph-rsid="00d98ca8" style:font-size-asian="11pt" style:font-style-asian="normal" style:font-size-complex="11pt" style:font-style-complex="normal" fo:hyphenate="true" fo:hyphenation-remain-char-count="2" fo:hyphenation-push-char-count="2"/>
    </style:style>
    <style:style style:name="P60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officeooo:rsid="002fa82b" officeooo:paragraph-rsid="0078365a" style:font-size-asian="11pt" style:font-style-asian="normal" style:font-size-complex="11pt" style:font-style-complex="normal" fo:hyphenate="true" fo:hyphenation-remain-char-count="2" fo:hyphenation-push-char-count="2"/>
    </style:style>
    <style:style style:name="P61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officeooo:rsid="00c6ed74" officeooo:paragraph-rsid="00caeed0" style:font-size-asian="11pt" style:font-style-asian="normal" style:font-size-complex="11pt" style:font-style-complex="normal" fo:hyphenate="tru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bold" officeooo:rsid="00c6ed74" officeooo:paragraph-rsid="00c6ed74" style:font-size-asian="9.60000038146973pt" style:font-style-asian="normal" style:font-weight-asian="bold" style:font-size-complex="11pt" style:font-style-complex="normal" style:font-weight-complex="bold" fo:hyphenate="true" fo:hyphenation-remain-char-count="2" fo:hyphenation-push-char-count="2"/>
    </style:style>
    <style:style style:name="P63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bold" officeooo:rsid="00c6ed74" officeooo:paragraph-rsid="00f4e824" style:font-size-asian="9.60000038146973pt" style:font-style-asian="normal" style:font-weight-asian="bold" style:font-size-complex="11pt" style:font-style-complex="normal" style:font-weight-complex="bold" fo:hyphenate="true" fo:hyphenation-remain-char-count="2" fo:hyphenation-push-char-count="2"/>
    </style:style>
    <style:style style:name="P64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normal" fo:font-weight="bold" officeooo:rsid="004058ec" officeooo:paragraph-rsid="004058ec" style:font-size-asian="9.60000038146973pt" style:font-style-asian="normal" style:font-weight-asian="bold" style:font-size-complex="11pt" style:font-style-complex="normal" style:font-weight-complex="bold" fo:hyphenate="true" fo:hyphenation-remain-char-count="2" fo:hyphenation-push-char-count="2"/>
    </style:style>
    <style:style style:name="P65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normal" fo:font-weight="bold" officeooo:rsid="00398b2d" officeooo:paragraph-rsid="003c7ace" style:font-size-asian="11pt" style:font-style-asian="normal" style:font-weight-asian="bold" style:font-size-complex="11pt" style:font-style-complex="normal" style:font-weight-complex="bold" fo:hyphenate="true" fo:hyphenation-remain-char-count="2" fo:hyphenation-push-char-count="2"/>
    </style:style>
    <style:style style:name="P66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officeooo:rsid="002c423a" officeooo:paragraph-rsid="002c423a" style:font-size-asian="11pt" style:font-style-asian="italic" style:font-size-complex="11pt" style:font-style-complex="italic" fo:hyphenate="true" fo:hyphenation-remain-char-count="2" fo:hyphenation-push-char-count="2"/>
    </style:style>
    <style:style style:name="P67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officeooo:rsid="002c423a" officeooo:paragraph-rsid="00e9a08a" style:font-size-asian="11pt" style:font-style-asian="italic" style:font-size-complex="11pt" style:font-style-complex="italic" fo:hyphenate="true" fo:hyphenation-remain-char-count="2" fo:hyphenation-push-char-count="2"/>
    </style:style>
    <style:style style:name="P68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officeooo:rsid="002cdae5" officeooo:paragraph-rsid="002cdae5" style:font-size-asian="11pt" style:font-style-asian="italic" style:font-size-complex="11pt" style:font-style-complex="italic" fo:hyphenate="true" fo:hyphenation-remain-char-count="2" fo:hyphenation-push-char-count="2"/>
    </style:style>
    <style:style style:name="P69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officeooo:rsid="002bea6f" officeooo:paragraph-rsid="002fa82b" style:font-size-asian="11pt" style:font-style-asian="italic" style:font-size-complex="11pt" style:font-style-complex="italic" fo:hyphenate="true" fo:hyphenation-remain-char-count="2" fo:hyphenation-push-char-count="2"/>
    </style:style>
    <style:style style:name="P70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officeooo:rsid="0031708d" officeooo:paragraph-rsid="00ef5a5d" style:font-size-asian="11pt" style:font-style-asian="italic" style:font-size-complex="11pt" style:font-style-complex="italic" fo:hyphenate="true" fo:hyphenation-remain-char-count="2" fo:hyphenation-push-char-count="2"/>
    </style:style>
    <style:style style:name="P71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officeooo:rsid="002fa82b" officeooo:paragraph-rsid="0172d3ea" style:font-size-asian="11pt" style:font-style-asian="italic" style:font-size-complex="11pt" style:font-style-complex="italic" fo:hyphenate="true" fo:hyphenation-remain-char-count="2" fo:hyphenation-push-char-count="2"/>
    </style:style>
    <style:style style:name="P72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fo:font-weight="bold" officeooo:rsid="0031708d" officeooo:paragraph-rsid="0031708d" style:font-size-asian="11pt" style:font-style-asian="italic" style:font-weight-asian="bold" style:font-size-complex="11pt" style:font-style-complex="italic" style:font-weight-complex="bold" fo:hyphenate="true" fo:hyphenation-remain-char-count="2" fo:hyphenation-push-char-count="2"/>
    </style:style>
    <style:style style:name="P73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italic" fo:font-weight="bold" officeooo:rsid="0032fa22" officeooo:paragraph-rsid="0032fa22" style:font-size-asian="11pt" style:font-style-asian="italic" style:font-weight-asian="bold" style:font-size-complex="11pt" style:font-style-complex="italic" style:font-weight-complex="bold" fo:hyphenate="false" fo:hyphenation-remain-char-count="2" fo:hyphenation-push-char-count="2"/>
    </style:style>
    <style:style style:name="P74" style:family="paragraph" style:parent-style-name="Standard">
      <style:paragraph-properties fo:text-align="start" style:justify-single-word="false" fo:hyphenation-ladder-count="no-limit"/>
      <style:text-properties style:font-name="Liberation Serif" fo:font-size="11pt" fo:font-style="italic" fo:font-weight="bold" officeooo:rsid="00341a44" officeooo:paragraph-rsid="00341a44" style:font-size-asian="11pt" style:font-style-asian="italic" style:font-weight-asian="bold" style:font-size-complex="11pt" style:font-style-complex="italic" style:font-weight-complex="bold" fo:hyphenate="false" fo:hyphenation-remain-char-count="2" fo:hyphenation-push-char-count="2"/>
    </style:style>
    <style:style style:name="P75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fo:font-weight="bold" officeooo:rsid="00341a44" officeooo:paragraph-rsid="00341a44" style:font-size-asian="11pt" style:font-style-asian="italic" style:font-weight-asian="bold" style:font-size-complex="11pt" style:font-style-complex="italic" style:font-weight-complex="bold" fo:hyphenate="false" fo:hyphenation-remain-char-count="2" fo:hyphenation-push-char-count="2"/>
    </style:style>
    <style:style style:name="P76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fo:font-weight="bold" officeooo:rsid="00350dd9" officeooo:paragraph-rsid="00350dd9" style:font-size-asian="11pt" style:font-style-asian="italic" style:font-weight-asian="bold" style:font-size-complex="11pt" style:font-style-complex="italic" style:font-weight-complex="bold" fo:hyphenate="false" fo:hyphenation-remain-char-count="2" fo:hyphenation-push-char-count="2"/>
    </style:style>
    <style:style style:name="P77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fo:font-weight="bold" officeooo:rsid="0038a6c6" officeooo:paragraph-rsid="0038a6c6" style:font-size-asian="11pt" style:font-style-asian="italic" style:font-weight-asian="bold" style:font-size-complex="11pt" style:font-style-complex="italic" style:font-weight-complex="bold" fo:hyphenate="true" fo:hyphenation-remain-char-count="2" fo:hyphenation-push-char-count="2"/>
    </style:style>
    <style:style style:name="P78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fo:font-weight="bold" officeooo:rsid="002bea6f" officeooo:paragraph-rsid="0038a6c6" style:font-size-asian="11pt" style:font-style-asian="italic" style:font-weight-asian="bold" style:font-size-complex="11pt" style:font-style-complex="italic" style:font-weight-complex="bold" fo:hyphenate="true" fo:hyphenation-remain-char-count="2" fo:hyphenation-push-char-count="2"/>
    </style:style>
    <style:style style:name="P79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fo:font-weight="bold" officeooo:rsid="00398b2d" officeooo:paragraph-rsid="003c7ace" style:font-size-asian="11pt" style:font-style-asian="italic" style:font-weight-asian="bold" style:font-size-complex="11pt" style:font-style-complex="italic" style:font-weight-complex="bold" fo:hyphenate="true" fo:hyphenation-remain-char-count="2" fo:hyphenation-push-char-count="2"/>
    </style:style>
    <style:style style:name="P80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fo:font-weight="bold" officeooo:rsid="00398b2d" officeooo:paragraph-rsid="01761dce" style:font-size-asian="11pt" style:font-style-asian="italic" style:font-weight-asian="bold" style:font-size-complex="11pt" style:font-style-complex="italic" style:font-weight-complex="bold" fo:hyphenate="true" fo:hyphenation-remain-char-count="2" fo:hyphenation-push-char-count="2"/>
    </style:style>
    <style:style style:name="P81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fo:font-weight="bold" officeooo:rsid="003c7ace" officeooo:paragraph-rsid="00ffe95b" style:font-size-asian="11pt" style:font-style-asian="italic" style:font-weight-asian="bold" style:font-size-complex="11pt" style:font-style-complex="italic" style:font-weight-complex="bold" fo:hyphenate="true" fo:hyphenation-remain-char-count="2" fo:hyphenation-push-char-count="2"/>
    </style:style>
    <style:style style:name="P82" style:family="paragraph" style:parent-style-name="Standard">
      <style:paragraph-properties fo:text-align="justify" style:justify-single-word="false" fo:hyphenation-ladder-count="no-limit"/>
      <style:text-properties style:font-name="Liberation Serif" fo:font-size="11pt" fo:font-style="italic" fo:font-weight="bold" officeooo:rsid="0038f700" officeooo:paragraph-rsid="00fa0b4c" style:font-size-asian="11pt" style:font-style-asian="italic" style:font-weight-asian="bold" style:font-size-complex="11pt" style:font-style-complex="italic" style:font-weight-complex="bold" fo:hyphenate="true" fo:hyphenation-remain-char-count="2" fo:hyphenation-push-char-count="2"/>
    </style:style>
    <style:style style:name="P83" style:family="paragraph" style:parent-style-name="Standard">
      <style:paragraph-properties fo:text-align="start" style:justify-single-word="false" fo:hyphenation-ladder-count="no-limit"/>
      <style:text-properties style:font-name="Liberation Serif" fo:font-size="13pt" fo:font-style="normal" fo:font-weight="bold" officeooo:rsid="00b21f7d" officeooo:paragraph-rsid="00b21f7d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84" style:family="paragraph" style:parent-style-name="Standard">
      <style:paragraph-properties fo:text-align="justify" style:justify-single-word="false" fo:hyphenation-ladder-count="no-limit"/>
      <style:text-properties style:font-name="Liberation Serif" fo:font-size="13pt" fo:font-style="normal" fo:font-weight="bold" officeooo:rsid="002335a2" officeooo:paragraph-rsid="00d15987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85" style:family="paragraph" style:parent-style-name="Standard">
      <style:paragraph-properties fo:text-align="start" style:justify-single-word="false" fo:hyphenation-ladder-count="no-limit"/>
      <style:text-properties style:font-name="Liberation Serif" fo:font-size="13pt" fo:font-style="normal" fo:font-weight="bold" officeooo:rsid="002335a2" officeooo:paragraph-rsid="00daedf0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86" style:family="paragraph" style:parent-style-name="Standard">
      <style:paragraph-properties fo:text-align="start" style:justify-single-word="false" fo:hyphenation-ladder-count="no-limit"/>
      <style:text-properties style:font-name="Liberation Serif" fo:font-size="13pt" fo:font-style="normal" fo:font-weight="bold" officeooo:rsid="00daedf0" officeooo:paragraph-rsid="00daedf0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87" style:family="paragraph" style:parent-style-name="Standard">
      <style:paragraph-properties fo:text-align="start" style:justify-single-word="false" fo:hyphenation-ladder-count="no-limit"/>
      <style:text-properties style:font-name="Liberation Serif" fo:font-size="13pt" fo:font-style="normal" fo:font-weight="bold" officeooo:rsid="004058ec" officeooo:paragraph-rsid="004058ec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88" style:family="paragraph" style:parent-style-name="Standard">
      <style:paragraph-properties fo:text-align="start" style:justify-single-word="false" fo:hyphenation-ladder-count="no-limit"/>
      <style:text-properties style:font-name="Liberation Serif" fo:font-size="13pt" fo:font-style="normal" fo:font-weight="bold" officeooo:rsid="01373809" officeooo:paragraph-rsid="013b2ce7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89" style:family="paragraph" style:parent-style-name="Standard">
      <style:paragraph-properties fo:text-align="start" style:justify-single-word="false" fo:hyphenation-ladder-count="no-limit"/>
      <style:text-properties style:font-name="Liberation Serif" fo:font-size="13pt" fo:font-style="normal" fo:font-weight="bold" officeooo:rsid="01373809" officeooo:paragraph-rsid="01373e54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90" style:family="paragraph" style:parent-style-name="Standard">
      <style:paragraph-properties fo:text-align="justify" style:justify-single-word="false" fo:hyphenation-ladder-count="no-limit"/>
      <style:text-properties style:font-name="Liberation Serif" fo:font-size="13pt" fo:font-style="normal" fo:font-weight="normal" officeooo:rsid="003f5393" officeooo:paragraph-rsid="003f5393" style:font-size-asian="11.3500003814697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91" style:family="paragraph" style:parent-style-name="Standard">
      <style:paragraph-properties fo:text-align="start" style:justify-single-word="false" fo:hyphenation-ladder-count="no-limit"/>
      <style:text-properties style:font-name="Liberation Serif" fo:font-size="13pt" fo:font-style="normal" fo:font-weight="normal" officeooo:rsid="0142d507" officeooo:paragraph-rsid="0142d507" style:font-size-asian="11.3500003814697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92" style:family="paragraph" style:parent-style-name="Standard">
      <style:paragraph-properties fo:text-align="start" style:justify-single-word="false" fo:hyphenation-ladder-count="no-limit"/>
      <style:text-properties style:font-name="Liberation Serif" fo:font-size="13pt" fo:font-style="normal" fo:font-weight="normal" officeooo:rsid="0068791d" officeooo:paragraph-rsid="013b2ce7" style:font-size-asian="11.3500003814697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93" style:family="paragraph" style:parent-style-name="Standard">
      <style:paragraph-properties fo:text-align="justify" style:justify-single-word="false" fo:hyphenation-ladder-count="no-limit"/>
      <style:text-properties style:font-name="Liberation Serif" fo:font-size="10pt" fo:font-style="italic" officeooo:rsid="002c423a" officeooo:paragraph-rsid="002c423a" style:font-size-asian="10pt" style:font-style-asian="italic" style:font-size-complex="10pt" style:font-style-complex="italic" fo:hyphenate="true" fo:hyphenation-remain-char-count="2" fo:hyphenation-push-char-count="2"/>
    </style:style>
    <style:style style:name="P94" style:family="paragraph" style:parent-style-name="Standard">
      <style:paragraph-properties fo:text-align="start" style:justify-single-word="false" fo:hyphenation-ladder-count="no-limit"/>
      <style:text-properties style:font-name="Liberation Serif" fo:font-size="10pt" fo:font-style="italic" officeooo:rsid="002c423a" officeooo:paragraph-rsid="002c423a" style:font-size-asian="10pt" style:font-style-asian="italic" style:font-size-complex="10pt" style:font-style-complex="italic" fo:hyphenate="false" fo:hyphenation-remain-char-count="2" fo:hyphenation-push-char-count="2"/>
    </style:style>
    <style:style style:name="P95" style:family="paragraph" style:parent-style-name="Standard">
      <style:paragraph-properties fo:text-align="start" style:justify-single-word="false" fo:hyphenation-ladder-count="no-limit"/>
      <style:text-properties style:font-name="Liberation Serif" fo:font-size="10pt" fo:font-style="italic" officeooo:rsid="002c423a" officeooo:paragraph-rsid="00e9a08a" style:font-size-asian="10pt" style:font-style-asian="italic" style:font-size-complex="10pt" style:font-style-complex="italic" fo:hyphenate="false" fo:hyphenation-remain-char-count="2" fo:hyphenation-push-char-count="2"/>
    </style:style>
    <style:style style:name="P96" style:family="paragraph" style:parent-style-name="Standard">
      <style:paragraph-properties fo:text-align="justify" style:justify-single-word="false" fo:hyphenation-ladder-count="no-limit"/>
      <style:text-properties style:font-name="Liberation Serif" fo:font-size="10pt" fo:font-style="italic" fo:font-weight="bold" officeooo:rsid="0038a6c6" officeooo:paragraph-rsid="0038a6c6" style:font-size-asian="10pt" style:font-style-asian="italic" style:font-weight-asian="bold" style:font-size-complex="10pt" style:font-style-complex="italic" style:font-weight-complex="bold" fo:hyphenate="true" fo:hyphenation-remain-char-count="2" fo:hyphenation-push-char-count="2"/>
    </style:style>
    <style:style style:name="P97" style:family="paragraph" style:parent-style-name="Standard">
      <style:paragraph-properties fo:text-align="justify" style:justify-single-word="false" fo:hyphenation-ladder-count="no-limit"/>
      <style:text-properties style:font-name="Liberation Serif" fo:font-size="10pt" fo:font-style="normal" fo:font-weight="normal" officeooo:rsid="0038a6c6" officeooo:paragraph-rsid="0038a6c6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98" style:family="paragraph" style:parent-style-name="Standard">
      <style:paragraph-properties fo:text-align="justify" style:justify-single-word="false" fo:hyphenation-ladder-count="no-limit"/>
      <style:text-properties style:font-name="Liberation Serif" fo:font-size="10pt" fo:font-style="normal" fo:font-weight="normal" officeooo:rsid="004058ec" officeooo:paragraph-rsid="00d15987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99" style:family="paragraph" style:parent-style-name="Standard">
      <style:paragraph-properties fo:text-align="justify" style:justify-single-word="false" fo:hyphenation-ladder-count="no-limit"/>
      <style:text-properties style:font-name="Liberation Serif" fo:font-size="10pt" fo:font-style="normal" fo:font-weight="normal" officeooo:rsid="004058ec" officeooo:paragraph-rsid="00d40c3e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00" style:family="paragraph" style:parent-style-name="Standard">
      <style:paragraph-properties fo:text-align="justify" style:justify-single-word="false" fo:hyphenation-ladder-count="no-limit"/>
      <style:text-properties style:font-name="Liberation Serif" fo:font-size="10pt" fo:font-style="normal" fo:font-weight="normal" officeooo:rsid="004221ce" officeooo:paragraph-rsid="00d15987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01" style:family="paragraph" style:parent-style-name="Standard">
      <style:paragraph-properties fo:text-align="justify" style:justify-single-word="false" fo:hyphenation-ladder-count="no-limit"/>
      <style:text-properties style:font-name="Liberation Serif" fo:font-size="10pt" fo:font-style="normal" fo:font-weight="normal" officeooo:rsid="00434905" officeooo:paragraph-rsid="00d15987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02" style:family="paragraph" style:parent-style-name="Standard">
      <style:paragraph-properties fo:text-align="justify" style:justify-single-word="false" fo:hyphenation-ladder-count="no-limit"/>
      <style:text-properties style:font-name="Liberation Serif" fo:font-size="10pt" fo:font-style="normal" officeooo:rsid="002bea6f" officeooo:paragraph-rsid="002bea6f" style:font-size-asian="10pt" style:font-style-asian="normal" style:font-size-complex="10pt" style:font-style-complex="normal" fo:hyphenate="true" fo:hyphenation-remain-char-count="2" fo:hyphenation-push-char-count="2"/>
    </style:style>
    <style:style style:name="P103" style:family="paragraph" style:parent-style-name="Standard">
      <style:paragraph-properties fo:text-align="justify" style:justify-single-word="false" fo:hyphenation-ladder-count="no-limit"/>
      <style:text-properties style:font-name="Liberation Serif" fo:font-size="10pt" fo:font-style="normal" officeooo:rsid="002fa82b" officeooo:paragraph-rsid="002fa82b" style:font-size-asian="10pt" style:font-style-asian="normal" style:font-size-complex="10pt" style:font-style-complex="normal" fo:hyphenate="true" fo:hyphenation-remain-char-count="2" fo:hyphenation-push-char-count="2"/>
    </style:style>
    <style:style style:name="P104" style:family="paragraph" style:parent-style-name="Standard">
      <style:paragraph-properties fo:text-align="start" style:justify-single-word="false" fo:hyphenation-ladder-count="no-limit"/>
      <style:text-properties style:font-name="Liberation Serif" fo:font-size="9pt" fo:font-style="normal" fo:font-weight="bold" officeooo:rsid="00e629ef" officeooo:paragraph-rsid="00e629ef" style:font-size-asian="9pt" style:font-style-asian="normal" style:font-weight-asian="bold" style:font-size-complex="9pt" style:font-style-complex="normal" style:font-weight-complex="bold" fo:hyphenate="true" fo:hyphenation-remain-char-count="2" fo:hyphenation-push-char-count="2"/>
    </style:style>
    <style:style style:name="P105" style:family="paragraph" style:parent-style-name="Standard">
      <style:paragraph-properties fo:text-align="start" style:justify-single-word="false" fo:hyphenation-ladder-count="no-limit"/>
      <style:text-properties style:font-name="Liberation Serif" fo:font-size="9pt" fo:font-style="normal" fo:font-weight="bold" officeooo:rsid="00e629ef" officeooo:paragraph-rsid="00ee9a83" style:font-size-asian="9pt" style:font-style-asian="normal" style:font-weight-asian="bold" style:font-size-complex="9pt" style:font-style-complex="normal" style:font-weight-complex="bold" fo:hyphenate="true" fo:hyphenation-remain-char-count="2" fo:hyphenation-push-char-count="2"/>
    </style:style>
    <style:style style:name="P106" style:family="paragraph" style:parent-style-name="Standard">
      <style:paragraph-properties fo:text-align="start" style:justify-single-word="false" fo:hyphenation-ladder-count="no-limit"/>
      <style:text-properties style:font-name="Liberation Serif" fo:font-size="9pt" fo:font-style="normal" fo:font-weight="bold" officeooo:rsid="00e629ef" officeooo:paragraph-rsid="01250757" style:font-size-asian="9pt" style:font-style-asian="normal" style:font-weight-asian="bold" style:font-size-complex="9pt" style:font-style-complex="normal" style:font-weight-complex="bold" fo:hyphenate="true" fo:hyphenation-remain-char-count="2" fo:hyphenation-push-char-count="2"/>
    </style:style>
    <style:style style:name="P107" style:family="paragraph" style:parent-style-name="Standard">
      <style:paragraph-properties fo:text-align="start" style:justify-single-word="false" fo:hyphenation-ladder-count="no-limit"/>
      <style:text-properties style:font-name="Liberation Serif" fo:font-size="9pt" fo:font-style="normal" fo:font-weight="bold" officeooo:rsid="0032fa22" officeooo:paragraph-rsid="00f2f879" style:font-size-asian="9pt" style:font-style-asian="normal" style:font-weight-asian="bold" style:font-size-complex="9pt" style:font-style-complex="normal" style:font-weight-complex="bold" fo:hyphenate="true" fo:hyphenation-remain-char-count="2" fo:hyphenation-push-char-count="2"/>
    </style:style>
    <style:style style:name="P108" style:family="paragraph" style:parent-style-name="Standard">
      <style:paragraph-properties fo:text-align="start" style:justify-single-word="false" fo:hyphenation-ladder-count="no-limit"/>
      <style:text-properties style:font-name="Liberation Serif" fo:font-size="9pt" fo:font-style="normal" fo:font-weight="bold" officeooo:rsid="0032fa22" officeooo:paragraph-rsid="00fb964e" style:font-size-asian="9pt" style:font-style-asian="normal" style:font-weight-asian="bold" style:font-size-complex="9pt" style:font-style-complex="normal" style:font-weight-complex="bold" fo:hyphenate="true" fo:hyphenation-remain-char-count="2" fo:hyphenation-push-char-count="2"/>
    </style:style>
    <style:style style:name="P109" style:family="paragraph" style:parent-style-name="Standard">
      <style:paragraph-properties fo:text-align="start" style:justify-single-word="false" fo:hyphenation-ladder-count="no-limit"/>
      <style:text-properties style:font-name="Liberation Serif" fo:font-size="9pt" fo:font-style="normal" fo:font-weight="bold" officeooo:rsid="0032fa22" officeooo:paragraph-rsid="00ffec97" style:font-size-asian="9pt" style:font-style-asian="normal" style:font-weight-asian="bold" style:font-size-complex="9pt" style:font-style-complex="normal" style:font-weight-complex="bold" fo:hyphenate="true" fo:hyphenation-remain-char-count="2" fo:hyphenation-push-char-count="2"/>
    </style:style>
    <style:style style:name="P110" style:family="paragraph" style:parent-style-name="Standard">
      <style:paragraph-properties fo:text-align="start" style:justify-single-word="false" fo:hyphenation-ladder-count="no-limit"/>
      <style:text-properties style:font-name="Liberation Serif" fo:font-size="9pt" fo:font-style="normal" fo:font-weight="bold" officeooo:rsid="0032fa22" officeooo:paragraph-rsid="01312364" style:font-size-asian="9pt" style:font-style-asian="normal" style:font-weight-asian="bold" style:font-size-complex="9pt" style:font-style-complex="normal" style:font-weight-complex="bold" fo:hyphenate="true" fo:hyphenation-remain-char-count="2" fo:hyphenation-push-char-count="2"/>
    </style:style>
    <style:style style:name="P111" style:family="paragraph" style:parent-style-name="Standard">
      <style:paragraph-properties fo:text-align="start" style:justify-single-word="false" fo:hyphenation-ladder-count="no-limit"/>
      <style:text-properties style:font-name="Liberation Serif" fo:font-size="9pt" fo:font-style="normal" fo:font-weight="bold" officeooo:rsid="013fb30f" officeooo:paragraph-rsid="013fb30f" style:font-size-asian="9pt" style:font-style-asian="normal" style:font-weight-asian="bold" style:font-size-complex="9pt" style:font-style-complex="normal" style:font-weight-complex="bold" fo:hyphenate="true" fo:hyphenation-remain-char-count="2" fo:hyphenation-push-char-count="2"/>
    </style:style>
    <style:style style:name="P112" style:family="paragraph" style:parent-style-name="Standard">
      <style:paragraph-properties fo:text-align="start" style:justify-single-word="false" fo:hyphenation-ladder-count="no-limit"/>
      <style:text-properties style:font-name="Liberation Serif" fo:font-size="9pt" fo:font-style="normal" officeooo:rsid="00e629ef" officeooo:paragraph-rsid="00ebda33" style:font-size-asian="9pt" style:font-style-asian="normal" style:font-size-complex="9pt" style:font-style-complex="normal" fo:hyphenate="true" fo:hyphenation-remain-char-count="2" fo:hyphenation-push-char-count="2"/>
    </style:style>
    <style:style style:name="P113" style:family="paragraph" style:parent-style-name="Standard">
      <style:paragraph-properties fo:text-align="justify" style:justify-single-word="false" fo:hyphenation-ladder-count="no-limit"/>
      <style:text-properties style:font-name="Courier New" fo:font-size="11pt" fo:font-style="normal" fo:font-weight="normal" officeooo:rsid="004058ec" officeooo:paragraph-rsid="005aa4a2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14" style:family="paragraph" style:parent-style-name="Standard">
      <style:paragraph-properties fo:text-align="justify" style:justify-single-word="false" fo:hyphenation-ladder-count="no-limit"/>
      <style:text-properties style:font-name="Courier New" fo:font-size="11pt" fo:font-style="normal" fo:font-weight="normal" officeooo:rsid="004058ec" officeooo:paragraph-rsid="005e5550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15" style:family="paragraph" style:parent-style-name="Standard">
      <style:paragraph-properties fo:text-align="justify" style:justify-single-word="false" fo:hyphenation-ladder-count="no-limit"/>
      <style:text-properties style:font-name="Courier New" fo:font-size="11pt" fo:font-style="normal" fo:font-weight="normal" officeooo:rsid="004058ec" officeooo:paragraph-rsid="0064575b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16" style:family="paragraph" style:parent-style-name="Standard">
      <style:paragraph-properties fo:text-align="justify" style:justify-single-word="false" fo:hyphenation-ladder-count="no-limit"/>
      <style:text-properties style:font-name="Courier New" fo:font-size="11pt" fo:font-style="normal" fo:font-weight="normal" officeooo:rsid="004058ec" officeooo:paragraph-rsid="0068791d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17" style:family="paragraph" style:parent-style-name="Standard">
      <style:paragraph-properties fo:text-align="justify" style:justify-single-word="false" fo:hyphenation-ladder-count="no-limit"/>
      <style:text-properties style:font-name="Courier New" fo:font-size="11pt" fo:font-style="normal" fo:font-weight="normal" officeooo:rsid="004058ec" officeooo:paragraph-rsid="00d15987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18" style:family="paragraph" style:parent-style-name="Standard">
      <style:paragraph-properties fo:text-align="justify" style:justify-single-word="false" fo:hyphenation-ladder-count="no-limit"/>
      <style:text-properties style:font-name="Courier New" fo:font-size="11pt" fo:font-style="normal" fo:font-weight="normal" officeooo:rsid="005e5550" officeooo:paragraph-rsid="005e5550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19" style:family="paragraph" style:parent-style-name="Standard">
      <style:paragraph-properties fo:text-align="justify" style:justify-single-word="false" fo:hyphenation-ladder-count="no-limit"/>
      <style:text-properties style:font-name="Courier New" fo:font-size="11pt" fo:font-style="normal" fo:font-weight="normal" officeooo:rsid="0068791d" officeooo:paragraph-rsid="0068791d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20" style:family="paragraph" style:parent-style-name="Standard">
      <style:paragraph-properties fo:text-align="start" style:justify-single-word="false" fo:hyphenation-ladder-count="no-limit"/>
      <style:text-properties style:font-name="Courier New" fo:font-size="11pt" fo:font-style="normal" fo:font-weight="normal" officeooo:rsid="01373809" officeooo:paragraph-rsid="01373e54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21" style:family="paragraph" style:parent-style-name="Standard">
      <style:paragraph-properties fo:text-align="start" style:justify-single-word="false" fo:hyphenation-ladder-count="no-limit"/>
      <style:text-properties style:font-name="Courier New" fo:font-size="11pt" fo:font-style="normal" fo:font-weight="normal" officeooo:rsid="0142d507" officeooo:paragraph-rsid="0142d507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22" style:family="paragraph" style:parent-style-name="Standard">
      <style:paragraph-properties fo:text-align="start" style:justify-single-word="false" fo:hyphenation-ladder-count="no-limit"/>
      <style:text-properties style:font-name="Courier New" fo:font-size="11pt" fo:font-style="normal" fo:font-weight="normal" officeooo:rsid="01445f09" officeooo:paragraph-rsid="01445f09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23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0bf6e3f" officeooo:paragraph-rsid="00bf6e3f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24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0d15987" officeooo:paragraph-rsid="00d15987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25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0d98ca8" officeooo:paragraph-rsid="00d98ca8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26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04221ce" officeooo:paragraph-rsid="014ef22e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27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1214de7" officeooo:paragraph-rsid="01576f2c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28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145d734" officeooo:paragraph-rsid="0145d734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29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1465370" officeooo:paragraph-rsid="01465370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30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0144c22" officeooo:paragraph-rsid="015a38b9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31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0144c22" officeooo:paragraph-rsid="015bd425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32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15a38b9" officeooo:paragraph-rsid="015da698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33" style:family="paragraph" style:parent-style-name="Standard">
      <style:paragraph-properties fo:text-align="start" style:justify-single-word="false" fo:hyphenation-ladder-count="no-limit"/>
      <style:text-properties style:font-name="Courier New" fo:font-size="14pt" fo:font-style="normal" fo:font-weight="normal" officeooo:rsid="015bd425" officeooo:paragraph-rsid="015bd425" style:font-size-asian="14pt" style:font-style-asian="normal" style:font-weight-asian="normal" style:font-size-complex="14pt" style:font-style-complex="normal" style:font-weight-complex="normal" fo:hyphenate="true" fo:hyphenation-remain-char-count="2" fo:hyphenation-push-char-count="2"/>
    </style:style>
    <style:style style:name="P134" style:family="paragraph" style:parent-style-name="Standard">
      <style:paragraph-properties fo:text-align="justify" style:justify-single-word="false" fo:hyphenation-ladder-count="no-limit"/>
      <style:text-properties style:font-name="Courier New" fo:font-size="10pt" fo:font-style="normal" officeooo:rsid="002bea6f" officeooo:paragraph-rsid="002fa82b" style:font-size-asian="10pt" style:font-style-asian="normal" style:font-size-complex="10pt" style:font-style-complex="normal" fo:hyphenate="true" fo:hyphenation-remain-char-count="2" fo:hyphenation-push-char-count="2"/>
    </style:style>
    <style:style style:name="P135" style:family="paragraph" style:parent-style-name="Standard">
      <style:paragraph-properties fo:text-align="justify" style:justify-single-word="false" fo:hyphenation-ladder-count="no-limit"/>
      <style:text-properties style:font-name="Courier New" fo:font-size="10pt" fo:font-style="normal" officeooo:rsid="002bea6f" officeooo:paragraph-rsid="01193aa9" style:font-size-asian="10pt" style:font-style-asian="normal" style:font-size-complex="10pt" style:font-style-complex="normal" fo:hyphenate="true" fo:hyphenation-remain-char-count="2" fo:hyphenation-push-char-count="2"/>
    </style:style>
    <style:style style:name="P136" style:family="paragraph" style:parent-style-name="Standard">
      <style:paragraph-properties fo:text-align="start" style:justify-single-word="false" fo:hyphenation-ladder-count="no-limit"/>
      <style:text-properties style:font-name="Courier New" fo:font-size="10pt" fo:font-style="normal" fo:font-weight="normal" officeooo:rsid="0031708d" officeooo:paragraph-rsid="0031708d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/>
    </style:style>
    <style:style style:name="P137" style:family="paragraph" style:parent-style-name="Standard">
      <style:paragraph-properties fo:text-align="justify" style:justify-single-word="false" fo:hyphenation-ladder-count="no-limit"/>
      <style:text-properties style:font-name="Courier New" fo:font-size="10pt" fo:font-style="normal" fo:font-weight="normal" officeooo:rsid="004058ec" officeooo:paragraph-rsid="00d15987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38" style:family="paragraph" style:parent-style-name="Standard">
      <style:paragraph-properties fo:text-align="justify" style:justify-single-word="false" fo:hyphenation-ladder-count="no-limit"/>
      <style:text-properties style:font-name="Courier New" fo:font-size="10pt" fo:font-style="normal" fo:font-weight="normal" officeooo:rsid="004058ec" officeooo:paragraph-rsid="00d40c3e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39" style:family="paragraph" style:parent-style-name="Standard">
      <style:paragraph-properties fo:text-align="justify" style:justify-single-word="false" fo:hyphenation-ladder-count="no-limit"/>
      <style:text-properties style:font-name="Courier New" fo:font-size="10pt" fo:font-style="normal" fo:font-weight="normal" officeooo:rsid="004221ce" officeooo:paragraph-rsid="00d15987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40" style:family="paragraph" style:parent-style-name="Standard">
      <style:paragraph-properties fo:text-align="justify" style:justify-single-word="false" fo:hyphenation-ladder-count="no-limit"/>
      <style:text-properties style:font-name="Courier New" fo:font-size="10pt" fo:font-style="normal" fo:font-weight="normal" officeooo:rsid="004221ce" officeooo:paragraph-rsid="00d40c3e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41" style:family="paragraph" style:parent-style-name="Standard">
      <style:paragraph-properties fo:text-align="justify" style:justify-single-word="false" fo:hyphenation-ladder-count="no-limit"/>
      <style:text-properties style:font-name="Courier New" fo:font-size="10pt" fo:font-style="normal" fo:font-weight="normal" officeooo:rsid="003aca35" officeooo:paragraph-rsid="01761dce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42" style:family="paragraph" style:parent-style-name="Standard">
      <style:paragraph-properties fo:text-align="justify" style:justify-single-word="false" fo:hyphenation-ladder-count="no-limit"/>
      <style:text-properties style:font-name="Courier New" fo:font-size="10pt" fo:font-style="italic" officeooo:rsid="002fa82b" officeooo:paragraph-rsid="002fa82b" style:font-size-asian="10pt" style:font-style-asian="italic" style:font-size-complex="10pt" style:font-style-complex="italic" fo:hyphenate="true" fo:hyphenation-remain-char-count="2" fo:hyphenation-push-char-count="2"/>
    </style:style>
    <style:style style:name="P143" style:family="paragraph" style:parent-style-name="Standard">
      <style:paragraph-properties fo:text-align="start" style:justify-single-word="false" fo:hyphenation-ladder-count="no-limit"/>
      <style:text-properties style:font-name="Courier New" fo:font-size="10pt" fo:font-style="italic" fo:font-weight="bold" officeooo:rsid="0038a6c6" officeooo:paragraph-rsid="0038a6c6" style:font-size-asian="10pt" style:font-style-asian="italic" style:font-weight-asian="bold" style:font-size-complex="10pt" style:font-style-complex="italic" style:font-weight-complex="bold" fo:hyphenate="false" fo:hyphenation-remain-char-count="2" fo:hyphenation-push-char-count="2"/>
    </style:style>
    <style:style style:name="P144" style:family="paragraph" style:parent-style-name="Standard">
      <style:paragraph-properties fo:text-align="justify" style:justify-single-word="false" fo:hyphenation-ladder-count="no-limit"/>
      <style:text-properties style:font-name="Courier New" fo:font-size="12pt" fo:font-style="italic" fo:font-weight="bold" officeooo:rsid="004058ec" officeooo:paragraph-rsid="00d15987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45" style:family="paragraph" style:parent-style-name="Standard">
      <style:paragraph-properties fo:text-align="start" style:justify-single-word="false" fo:hyphenation-ladder-count="no-limit"/>
      <style:text-properties style:font-name="Courier New" fo:font-size="13pt" fo:font-style="normal" fo:font-weight="normal" officeooo:rsid="004058ec" officeooo:paragraph-rsid="01373809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146" style:family="paragraph" style:parent-style-name="Standard">
      <style:paragraph-properties fo:text-align="start" style:justify-single-word="false" fo:hyphenation-ladder-count="no-limit"/>
      <style:text-properties style:font-name="Courier New" fo:font-size="13pt" fo:font-style="normal" fo:font-weight="normal" officeooo:rsid="004058ec" officeooo:paragraph-rsid="013b2ce7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147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bbcbaa" officeooo:paragraph-rsid="00bbcbaa" style:font-size-asian="11pt" style:font-style-asian="normal" style:font-size-complex="11pt" style:font-style-complex="normal" fo:hyphenate="true" fo:hyphenation-remain-char-count="2" fo:hyphenation-push-char-count="2"/>
    </style:style>
    <style:style style:name="P148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bbcbaa" officeooo:paragraph-rsid="00c05e52" style:font-size-asian="11pt" style:font-style-asian="normal" style:font-size-complex="11pt" style:font-style-complex="normal" fo:hyphenate="true" fo:hyphenation-remain-char-count="2" fo:hyphenation-push-char-count="2"/>
    </style:style>
    <style:style style:name="P149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be1048" officeooo:paragraph-rsid="00be1048" style:font-size-asian="11pt" style:font-style-asian="normal" style:font-size-complex="11pt" style:font-style-complex="normal" fo:hyphenate="true" fo:hyphenation-remain-char-count="2" fo:hyphenation-push-char-count="2"/>
    </style:style>
    <style:style style:name="P150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b8b7e6" officeooo:paragraph-rsid="00c05e52" style:font-size-asian="11pt" style:font-style-asian="normal" style:font-size-complex="11pt" style:font-style-complex="normal" fo:hyphenate="true" fo:hyphenation-remain-char-count="2" fo:hyphenation-push-char-count="2"/>
    </style:style>
    <style:style style:name="P151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c05e52" officeooo:paragraph-rsid="00c05e52" style:font-size-asian="11pt" style:font-style-asian="normal" style:font-size-complex="11pt" style:font-style-complex="normal" fo:hyphenate="true" fo:hyphenation-remain-char-count="2" fo:hyphenation-push-char-count="2"/>
    </style:style>
    <style:style style:name="P152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c28a74" officeooo:paragraph-rsid="00c28a74" style:font-size-asian="11pt" style:font-style-asian="normal" style:font-size-complex="11pt" style:font-style-complex="normal" fo:hyphenate="true" fo:hyphenation-remain-char-count="2" fo:hyphenation-push-char-count="2"/>
    </style:style>
    <style:style style:name="P153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c48d6e" officeooo:paragraph-rsid="00c48d6e" style:font-size-asian="11pt" style:font-style-asian="normal" style:font-size-complex="11pt" style:font-style-complex="normal" fo:hyphenate="true" fo:hyphenation-remain-char-count="2" fo:hyphenation-push-char-count="2"/>
    </style:style>
    <style:style style:name="P154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c6741c" officeooo:paragraph-rsid="00c6741c" style:font-size-asian="11pt" style:font-style-asian="normal" style:font-size-complex="11pt" style:font-style-complex="normal" fo:hyphenate="true" fo:hyphenation-remain-char-count="2" fo:hyphenation-push-char-count="2"/>
    </style:style>
    <style:style style:name="P155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c6741c" officeooo:paragraph-rsid="00caeed0" style:font-size-asian="11pt" style:font-style-asian="normal" style:font-size-complex="11pt" style:font-style-complex="normal" fo:hyphenate="true" fo:hyphenation-remain-char-count="2" fo:hyphenation-push-char-count="2"/>
    </style:style>
    <style:style style:name="P156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1ebfe1" officeooo:paragraph-rsid="00ce0995" style:font-size-asian="11pt" style:font-style-asian="normal" style:font-size-complex="11pt" style:font-style-complex="normal" fo:hyphenate="true" fo:hyphenation-remain-char-count="2" fo:hyphenation-push-char-count="2"/>
    </style:style>
    <style:style style:name="P157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275923" officeooo:paragraph-rsid="00d7b60e" style:font-size-asian="11pt" style:font-style-asian="normal" style:font-size-complex="11pt" style:font-style-complex="normal" fo:hyphenate="true" fo:hyphenation-remain-char-count="2" fo:hyphenation-push-char-count="2"/>
    </style:style>
    <style:style style:name="P158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d95739" officeooo:paragraph-rsid="00e78b16" style:font-size-asian="11pt" style:font-style-asian="normal" style:font-size-complex="11pt" style:font-style-complex="normal" fo:hyphenate="true" fo:hyphenation-remain-char-count="2" fo:hyphenation-push-char-count="2"/>
    </style:style>
    <style:style style:name="P159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151bbd" officeooo:paragraph-rsid="00c05e52" style:font-size-asian="11pt" style:font-style-asian="normal" style:font-size-complex="11pt" style:font-style-complex="normal" fo:hyphenate="true" fo:hyphenation-remain-char-count="2" fo:hyphenation-push-char-count="2"/>
    </style:style>
    <style:style style:name="P160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0cfd8be" officeooo:paragraph-rsid="016d15d8" style:font-size-asian="11pt" style:font-style-asian="normal" style:font-size-complex="11pt" style:font-style-complex="normal" fo:hyphenate="true" fo:hyphenation-remain-char-count="2" fo:hyphenation-push-char-count="2"/>
    </style:style>
    <style:style style:name="P161" style:family="paragraph" style:parent-style-name="Standard">
      <style:paragraph-properties fo:text-align="justify" style:justify-single-word="false" fo:hyphenation-ladder-count="no-limit"/>
      <style:text-properties fo:font-size="11pt" fo:font-style="normal" officeooo:rsid="016b2c64" officeooo:paragraph-rsid="016b2c64" style:font-size-asian="11pt" style:font-style-asian="normal" style:font-size-complex="11pt" style:font-style-complex="normal" fo:hyphenate="true" fo:hyphenation-remain-char-count="2" fo:hyphenation-push-char-count="2"/>
    </style:style>
    <style:style style:name="P162" style:family="paragraph" style:parent-style-name="Standard">
      <style:paragraph-properties fo:text-align="justify" style:justify-single-word="false" fo:hyphenation-ladder-count="no-limit"/>
      <style:text-properties fo:font-size="11pt" fo:font-style="normal" fo:font-weight="normal" officeooo:rsid="00caeed0" officeooo:paragraph-rsid="00caeed0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63" style:family="paragraph" style:parent-style-name="Standard">
      <style:paragraph-properties fo:text-align="justify" style:justify-single-word="false" fo:hyphenation-ladder-count="no-limit"/>
      <style:text-properties fo:font-size="11pt" officeooo:rsid="00be1048" officeooo:paragraph-rsid="00bf6e3f" style:font-size-asian="11pt" style:font-size-complex="11pt" fo:hyphenate="true" fo:hyphenation-remain-char-count="2" fo:hyphenation-push-char-count="2"/>
    </style:style>
    <style:style style:name="P164" style:family="paragraph" style:parent-style-name="Standard">
      <style:paragraph-properties fo:text-align="justify" style:justify-single-word="false" fo:hyphenation-ladder-count="no-limit"/>
      <style:text-properties fo:font-size="11pt" fo:font-style="italic" officeooo:rsid="002bea6f" officeooo:paragraph-rsid="002bea6f" style:font-size-asian="11pt" style:font-style-asian="italic" style:font-size-complex="11pt" style:font-style-complex="italic" fo:hyphenate="true" fo:hyphenation-remain-char-count="2" fo:hyphenation-push-char-count="2"/>
    </style:style>
    <style:style style:name="P165" style:family="paragraph" style:parent-style-name="Standard">
      <style:text-properties fo:font-size="13pt" fo:font-style="normal" fo:font-weight="bold" officeooo:rsid="00144c22" officeooo:paragraph-rsid="00144c22" style:font-size-asian="13pt" style:font-style-asian="normal" style:font-weight-asian="bold" style:font-size-complex="13pt" style:font-style-complex="normal" style:font-weight-complex="bold"/>
    </style:style>
    <style:style style:name="P166" style:family="paragraph" style:parent-style-name="Standard">
      <style:text-properties fo:font-size="13pt" fo:font-style="normal" fo:font-weight="bold" officeooo:rsid="002335a2" officeooo:paragraph-rsid="002335a2" style:font-size-asian="13pt" style:font-style-asian="normal" style:font-weight-asian="bold" style:font-size-complex="13pt" style:font-style-complex="normal" style:font-weight-complex="bold"/>
    </style:style>
    <style:style style:name="P167" style:family="paragraph" style:parent-style-name="Standard">
      <style:paragraph-properties fo:text-align="justify" style:justify-single-word="false" fo:hyphenation-ladder-count="no-limit"/>
      <style:text-properties fo:font-size="13pt" fo:font-style="normal" officeooo:rsid="00144c22" officeooo:paragraph-rsid="001df903" style:font-size-asian="13pt" style:font-style-asian="normal" style:font-size-complex="13pt" style:font-style-complex="normal" fo:hyphenate="true" fo:hyphenation-remain-char-count="2" fo:hyphenation-push-char-count="2"/>
    </style:style>
    <style:style style:name="P168" style:family="paragraph" style:parent-style-name="Standard">
      <style:paragraph-properties fo:text-align="center" style:justify-single-word="false"/>
      <style:text-properties fo:font-size="18pt" fo:font-weight="bold" officeooo:rsid="00144c22" officeooo:paragraph-rsid="00144c22" style:font-size-asian="18pt" style:font-weight-asian="bold" style:font-size-complex="18pt" style:font-weight-complex="bold"/>
    </style:style>
    <style:style style:name="P169" style:family="paragraph" style:parent-style-name="Standard">
      <style:paragraph-properties fo:text-align="justify" style:justify-single-word="false" fo:hyphenation-ladder-count="no-limit"/>
      <style:text-properties fo:font-size="12pt" fo:font-style="italic" fo:font-weight="bold" officeooo:rsid="00c6ed74" officeooo:paragraph-rsid="00c6ed74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70" style:family="paragraph" style:parent-style-name="Standard">
      <style:paragraph-properties fo:text-align="justify" style:justify-single-word="false" fo:hyphenation-ladder-count="no-limit"/>
      <style:text-properties fo:font-size="14pt" fo:font-style="normal" officeooo:rsid="00144c22" officeooo:paragraph-rsid="00d98ca8" style:font-size-asian="14pt" style:font-style-asian="normal" style:font-size-complex="14pt" style:font-style-complex="normal" fo:hyphenate="true" fo:hyphenation-remain-char-count="2" fo:hyphenation-push-char-count="2"/>
    </style:style>
    <style:style style:name="P171" style:family="paragraph" style:parent-style-name="Standard">
      <style:paragraph-properties fo:text-align="justify" style:justify-single-word="false" fo:hyphenation-ladder-count="no-limit"/>
      <style:text-properties fo:font-size="14pt" fo:font-style="normal" officeooo:rsid="00144c22" officeooo:paragraph-rsid="00e70b6a" style:font-size-asian="14pt" style:font-style-asian="normal" style:font-size-complex="14pt" style:font-style-complex="normal" fo:hyphenate="true" fo:hyphenation-remain-char-count="2" fo:hyphenation-push-char-count="2"/>
    </style:style>
    <style:style style:name="P172" style:family="paragraph" style:parent-style-name="Standard">
      <style:paragraph-properties fo:text-align="start" style:justify-single-word="false" fo:hyphenation-ladder-count="no-limit"/>
      <style:text-properties fo:font-size="14pt" fo:font-style="normal" officeooo:rsid="00144c22" officeooo:paragraph-rsid="00e1dcc7" style:font-size-asian="14pt" style:font-style-asian="normal" style:font-size-complex="14pt" style:font-style-complex="normal" fo:hyphenate="true" fo:hyphenation-remain-char-count="2" fo:hyphenation-push-char-count="2"/>
    </style:style>
    <style:style style:name="P173" style:family="paragraph" style:parent-style-name="Standard">
      <style:paragraph-properties fo:text-align="start" style:justify-single-word="false" fo:hyphenation-ladder-count="no-limit"/>
      <style:text-properties fo:font-size="14pt" fo:font-style="normal" officeooo:rsid="00ddb7f7" officeooo:paragraph-rsid="00ddb7f7" style:font-size-asian="14pt" style:font-style-asian="normal" style:font-size-complex="14pt" style:font-style-complex="normal" fo:hyphenate="true" fo:hyphenation-remain-char-count="2" fo:hyphenation-push-char-count="2"/>
    </style:style>
    <style:style style:name="P174" style:family="paragraph" style:parent-style-name="Standard">
      <style:paragraph-properties fo:text-align="start" style:justify-single-word="false" fo:hyphenation-ladder-count="no-limit"/>
      <style:text-properties fo:font-size="14pt" fo:font-style="normal" officeooo:rsid="00e3c8dc" officeooo:paragraph-rsid="00e3c8dc" style:font-size-asian="14pt" style:font-style-asian="normal" style:font-size-complex="14pt" style:font-style-complex="normal" fo:hyphenate="true" fo:hyphenation-remain-char-count="2" fo:hyphenation-push-char-count="2"/>
    </style:style>
    <style:style style:name="P175" style:family="paragraph" style:parent-style-name="Standard">
      <style:paragraph-properties fo:text-align="start" style:justify-single-word="false" fo:hyphenation-ladder-count="no-limit"/>
      <style:text-properties fo:font-size="14pt" fo:font-style="normal" officeooo:rsid="00e3c8dc" officeooo:paragraph-rsid="00e70b6a" style:font-size-asian="14pt" style:font-style-asian="normal" style:font-size-complex="14pt" style:font-style-complex="normal" fo:hyphenate="true" fo:hyphenation-remain-char-count="2" fo:hyphenation-push-char-count="2"/>
    </style:style>
    <style:style style:name="P176" style:family="paragraph" style:parent-style-name="Standard">
      <style:paragraph-properties fo:text-align="start" style:justify-single-word="false" fo:hyphenation-ladder-count="no-limit"/>
      <style:text-properties fo:font-size="9pt" fo:font-style="normal" officeooo:rsid="00e629ef" officeooo:paragraph-rsid="00e629ef" style:font-size-asian="7.84999990463257pt" style:font-style-asian="normal" style:font-size-complex="9pt" style:font-style-complex="normal" fo:hyphenate="true" fo:hyphenation-remain-char-count="2" fo:hyphenation-push-char-count="2"/>
    </style:style>
    <style:style style:name="P177" style:family="paragraph" style:parent-style-name="Standard">
      <style:paragraph-properties fo:text-align="justify" style:justify-single-word="false" fo:hyphenation-ladder-count="no-limit"/>
      <style:text-properties fo:font-size="9pt" officeooo:rsid="013312b9" officeooo:paragraph-rsid="013312b9" style:font-size-asian="7.84999990463257pt" style:font-size-complex="9pt" fo:hyphenate="true" fo:hyphenation-remain-char-count="2" fo:hyphenation-push-char-count="2"/>
    </style:style>
    <style:style style:name="P178" style:family="paragraph" style:parent-style-name="Standard">
      <style:paragraph-properties fo:text-align="justify" style:justify-single-word="false" fo:hyphenation-ladder-count="no-limit"/>
      <style:text-properties officeooo:rsid="0062b602" officeooo:paragraph-rsid="01311254" fo:hyphenate="true" fo:hyphenation-remain-char-count="2" fo:hyphenation-push-char-count="2"/>
    </style:style>
    <style:style style:name="P179" style:family="paragraph" style:parent-style-name="Standard">
      <style:paragraph-properties fo:text-align="justify" style:justify-single-word="false" fo:hyphenation-ladder-count="no-limit"/>
      <style:text-properties officeooo:rsid="01311254" officeooo:paragraph-rsid="01311254" fo:hyphenate="true" fo:hyphenation-remain-char-count="2" fo:hyphenation-push-char-count="2"/>
    </style:style>
    <style:style style:name="P180" style:family="paragraph" style:parent-style-name="Standard">
      <style:paragraph-properties fo:text-align="justify" style:justify-single-word="false" fo:hyphenation-ladder-count="no-limit"/>
      <style:text-properties officeooo:rsid="01312364" officeooo:paragraph-rsid="01312364" fo:hyphenate="true" fo:hyphenation-remain-char-count="2" fo:hyphenation-push-char-count="2"/>
    </style:style>
    <style:style style:name="P181" style:family="paragraph" style:parent-style-name="Standard">
      <style:paragraph-properties fo:text-align="justify" style:justify-single-word="false" fo:hyphenation-ladder-count="no-limit"/>
      <style:text-properties officeooo:rsid="013312b9" officeooo:paragraph-rsid="013312b9" fo:hyphenate="true" fo:hyphenation-remain-char-count="2" fo:hyphenation-push-char-count="2"/>
    </style:style>
    <style:style style:name="P182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Liberation Serif" fo:font-size="13pt" fo:font-style="normal" fo:font-weight="bold" officeooo:rsid="002335a2" officeooo:paragraph-rsid="004058ec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183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Liberation Serif" fo:font-size="13pt" fo:font-style="normal" fo:font-weight="bold" officeooo:rsid="013bff6e" officeooo:paragraph-rsid="013bff6e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184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Liberation Serif" fo:font-size="12pt" fo:font-style="normal" fo:font-weight="normal" officeooo:rsid="004221ce" officeooo:paragraph-rsid="0068791d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85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Liberation Serif" fo:font-size="12pt" fo:font-style="normal" fo:font-weight="normal" officeooo:rsid="004221ce" officeooo:paragraph-rsid="0069ea5e" style:font-size-asian="12pt" style:font-style-asian="normal" style:font-weight-asian="normal" style:font-size-complex="12pt" style:font-style-complex="normal" style:font-weight-complex="normal" fo:hyphenate="true" fo:hyphenation-remain-char-count="2" fo:hyphenation-push-char-count="2"/>
    </style:style>
    <style:style style:name="P186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Liberation Serif" fo:font-size="12pt" fo:font-style="italic" fo:font-weight="bold" officeooo:rsid="0068791d" officeooo:paragraph-rsid="0068791d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87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Liberation Serif" fo:font-size="12pt" fo:font-style="italic" fo:font-weight="bold" officeooo:rsid="013b2ce7" officeooo:paragraph-rsid="013b2ce7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88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Liberation Serif" fo:font-size="10pt" fo:font-style="italic" officeooo:rsid="002c423a" officeooo:paragraph-rsid="002c423a" style:font-size-asian="10pt" style:font-style-asian="italic" style:font-size-complex="10pt" style:font-style-complex="italic" fo:hyphenate="false" fo:hyphenation-remain-char-count="2" fo:hyphenation-push-char-count="2"/>
    </style:style>
    <style:style style:name="P189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Liberation Serif" fo:font-size="10pt" fo:font-style="italic" officeooo:rsid="002c423a" officeooo:paragraph-rsid="00e9a08a" style:font-size-asian="10pt" style:font-style-asian="italic" style:font-size-complex="10pt" style:font-style-complex="italic" fo:hyphenate="false" fo:hyphenation-remain-char-count="2" fo:hyphenation-push-char-count="2"/>
    </style:style>
    <style:style style:name="P190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Liberation Serif" fo:font-size="10pt" fo:font-style="normal" fo:font-weight="normal" officeooo:rsid="004058ec" officeooo:paragraph-rsid="00d40c3e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191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Liberation Serif" fo:font-size="11pt" fo:font-style="normal" fo:font-weight="normal" officeooo:rsid="01373e54" officeooo:paragraph-rsid="015a38b9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92" style:family="paragraph" style:parent-style-name="Standard" style:master-page-name="">
      <style:paragraph-properties fo:text-align="justify" style:justify-single-word="false" fo:orphans="0" fo:widows="0" fo:hyphenation-ladder-count="no-limit" style:page-number="auto"/>
      <style:text-properties style:font-name="Liberation Serif" fo:font-size="11pt" fo:font-style="normal" fo:font-weight="normal" officeooo:rsid="00fb41e8" officeooo:paragraph-rsid="00fb41e8" style:font-size-asian="9.60000038146973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193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Courier New" fo:font-size="12pt" fo:font-style="italic" fo:font-weight="bold" officeooo:rsid="00f77a72" officeooo:paragraph-rsid="00f77a72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19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Courier New" fo:font-size="10pt" fo:font-style="italic" fo:font-weight="bold" officeooo:rsid="0038a6c6" officeooo:paragraph-rsid="0038a6c6" style:font-size-asian="10pt" style:font-style-asian="italic" style:font-weight-asian="bold" style:font-size-complex="10pt" style:font-style-complex="italic" style:font-weight-complex="bold" fo:hyphenate="false" fo:hyphenation-remain-char-count="2" fo:hyphenation-push-char-count="2"/>
    </style:style>
    <style:style style:name="P195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Courier New" fo:font-size="10pt" fo:font-style="italic" fo:font-weight="bold" officeooo:rsid="002bea6f" officeooo:paragraph-rsid="0032fa22" style:font-size-asian="10pt" style:font-style-asian="italic" style:font-weight-asian="bold" style:font-size-complex="10pt" style:font-style-complex="italic" style:font-weight-complex="bold" fo:hyphenate="false" fo:hyphenation-remain-char-count="2" fo:hyphenation-push-char-count="2"/>
    </style:style>
    <style:style style:name="P196" style:family="paragraph" style:parent-style-name="Standard" style:master-page-name="">
      <style:paragraph-properties fo:text-align="justify" style:justify-single-word="false" fo:hyphenation-ladder-count="no-limit" style:page-number="auto"/>
      <style:text-properties fo:font-size="14pt" fo:font-style="normal" officeooo:rsid="00144c22" officeooo:paragraph-rsid="00b551fc" style:font-size-asian="14pt" style:font-style-asian="normal" style:font-size-complex="14pt" style:font-style-complex="normal" fo:hyphenate="true" fo:hyphenation-remain-char-count="2" fo:hyphenation-push-char-count="2"/>
    </style:style>
    <style:style style:name="P197" style:family="paragraph" style:parent-style-name="Standard" style:master-page-name="">
      <style:paragraph-properties fo:text-align="justify" style:justify-single-word="false" fo:hyphenation-ladder-count="no-limit" style:page-number="auto"/>
      <style:text-properties fo:font-size="11pt" fo:font-style="italic" officeooo:rsid="002a2ad0" officeooo:paragraph-rsid="002a2ad0" style:font-size-asian="11pt" style:font-style-asian="italic" style:font-size-complex="11pt" style:font-style-complex="italic" fo:hyphenate="true" fo:hyphenation-remain-char-count="2" fo:hyphenation-push-char-count="2"/>
    </style:style>
    <style:style style:name="P198" style:family="paragraph" style:parent-style-name="Standard" style:master-page-name="">
      <style:paragraph-properties fo:text-align="justify" style:justify-single-word="false" fo:hyphenation-ladder-count="no-limit" style:page-number="auto"/>
      <style:text-properties fo:font-size="11pt" fo:font-style="normal" officeooo:rsid="01465370" officeooo:paragraph-rsid="01465370" style:font-size-asian="11pt" style:font-style-asian="normal" style:font-size-complex="11pt" style:font-style-complex="normal" fo:hyphenate="true" fo:hyphenation-remain-char-count="2" fo:hyphenation-push-char-count="2"/>
    </style:style>
    <style:style style:name="P199" style:family="paragraph" style:parent-style-name="Standard" style:master-page-name="">
      <style:paragraph-properties fo:text-align="start" style:justify-single-word="false" fo:hyphenation-ladder-count="no-limit" style:page-number="auto" fo:keep-with-next="always"/>
      <style:text-properties style:font-name="Courier New" fo:font-size="10pt" fo:font-style="italic" fo:font-weight="bold" officeooo:rsid="002bea6f" officeooo:paragraph-rsid="0031708d" style:font-size-asian="10pt" style:font-style-asian="italic" style:font-weight-asian="bold" style:font-size-complex="10pt" style:font-style-complex="italic" style:font-weight-complex="bold" fo:hyphenate="false" fo:hyphenation-remain-char-count="2" fo:hyphenation-push-char-count="2"/>
    </style:style>
    <style:style style:name="P200" style:family="paragraph" style:parent-style-name="Standard" style:master-page-name="">
      <style:paragraph-properties fo:text-align="start" style:justify-single-word="false" fo:hyphenation-ladder-count="no-limit" style:page-number="auto" fo:keep-with-next="always"/>
      <style:text-properties style:font-name="Courier New" fo:font-size="10pt" fo:font-style="italic" fo:font-weight="bold" officeooo:rsid="002bea6f" officeooo:paragraph-rsid="0032fa22" style:font-size-asian="10pt" style:font-style-asian="italic" style:font-weight-asian="bold" style:font-size-complex="10pt" style:font-style-complex="italic" style:font-weight-complex="bold" fo:hyphenate="false" fo:hyphenation-remain-char-count="2" fo:hyphenation-push-char-count="2"/>
    </style:style>
    <style:style style:name="P201" style:family="paragraph" style:parent-style-name="Standard" style:master-page-name="">
      <style:paragraph-properties fo:text-align="start" style:justify-single-word="false" fo:hyphenation-ladder-count="no-limit" style:page-number="auto" fo:keep-with-next="always"/>
      <style:text-properties style:font-name="Courier New" fo:font-size="10pt" fo:font-style="normal" fo:font-weight="normal" officeooo:rsid="003aca35" officeooo:paragraph-rsid="003c7ace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/>
    </style:style>
    <style:style style:name="P202" style:family="paragraph" style:parent-style-name="Standard" style:master-page-name="">
      <style:paragraph-properties fo:text-align="justify" style:justify-single-word="false" fo:hyphenation-ladder-count="no-limit" style:page-number="auto" fo:keep-with-next="always"/>
      <style:text-properties style:font-name="Courier New" fo:font-size="10pt" fo:font-style="normal" fo:font-weight="normal" officeooo:rsid="004058ec" officeooo:paragraph-rsid="00d15987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203" style:family="paragraph" style:parent-style-name="Standard" style:master-page-name="">
      <style:paragraph-properties fo:text-align="justify" style:justify-single-word="false" fo:hyphenation-ladder-count="no-limit" style:page-number="auto" fo:keep-with-next="always"/>
      <style:text-properties style:font-name="Courier New" fo:font-size="12pt" fo:font-style="italic" fo:font-weight="bold" officeooo:rsid="005e5550" officeooo:paragraph-rsid="005e5550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204" style:family="paragraph" style:parent-style-name="Standard" style:master-page-name="">
      <style:paragraph-properties fo:text-align="justify" style:justify-single-word="false" fo:hyphenation-ladder-count="no-limit" style:page-number="auto" fo:keep-with-next="always"/>
      <style:text-properties style:font-name="Liberation Serif" fo:font-size="12pt" fo:font-style="italic" fo:font-weight="bold" officeooo:rsid="002a2ad0" officeooo:paragraph-rsid="002a2ad0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205" style:family="paragraph" style:parent-style-name="Standard" style:master-page-name="">
      <style:paragraph-properties fo:text-align="start" style:justify-single-word="false" fo:hyphenation-ladder-count="no-limit" style:page-number="auto" fo:keep-with-next="always"/>
      <style:text-properties style:font-name="Liberation Serif" fo:font-size="11pt" fo:font-style="normal" fo:font-weight="normal" officeooo:rsid="00ddb7f7" officeooo:paragraph-rsid="00ddb7f7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06" style:family="paragraph" style:parent-style-name="Standard" style:master-page-name="">
      <style:paragraph-properties fo:text-align="justify" style:justify-single-word="false" fo:hyphenation-ladder-count="no-limit" style:page-number="auto" fo:keep-with-next="always"/>
      <style:text-properties style:font-name="Liberation Serif" fo:font-size="11pt" fo:font-style="normal" fo:font-weight="bold" officeooo:rsid="002335a2" officeooo:paragraph-rsid="003f5393" style:font-size-asian="9.60000038146973pt" style:font-style-asian="normal" style:font-weight-asian="bold" style:font-size-complex="11pt" style:font-style-complex="normal" style:font-weight-complex="bold" fo:hyphenate="true" fo:hyphenation-remain-char-count="2" fo:hyphenation-push-char-count="2"/>
    </style:style>
    <style:style style:name="P207" style:family="paragraph" style:parent-style-name="Standard" style:master-page-name="">
      <style:paragraph-properties fo:text-align="start" style:justify-single-word="false" fo:hyphenation-ladder-count="no-limit" style:page-number="auto" fo:keep-with-next="always"/>
      <style:text-properties style:font-name="Liberation Serif" fo:font-size="13pt" fo:font-style="normal" fo:font-weight="bold" officeooo:rsid="00402de3" officeooo:paragraph-rsid="00d15987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208" style:family="paragraph" style:parent-style-name="Standard" style:master-page-name="">
      <style:paragraph-properties fo:text-align="justify" style:justify-single-word="false" fo:hyphenation-ladder-count="no-limit" style:page-number="auto" fo:keep-with-next="auto"/>
      <style:text-properties style:font-name="Liberation Serif" fo:font-size="11pt" fo:font-style="normal" fo:font-weight="normal" officeooo:rsid="00d15987" officeooo:paragraph-rsid="016d381e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09" style:family="paragraph" style:parent-style-name="Footnote">
      <style:text-properties officeooo:rsid="005bae28" officeooo:paragraph-rsid="005bae28"/>
    </style:style>
    <style:style style:name="P210" style:family="paragraph" style:parent-style-name="Footnote">
      <style:text-properties officeooo:rsid="005fd5a5" officeooo:paragraph-rsid="005fd5a5"/>
    </style:style>
    <style:style style:name="P211" style:family="paragraph" style:parent-style-name="Footnote">
      <style:text-properties officeooo:rsid="0062b602" officeooo:paragraph-rsid="0062b602"/>
    </style:style>
    <style:style style:name="P212" style:family="paragraph" style:parent-style-name="Footnote">
      <style:text-properties officeooo:rsid="004221ce" officeooo:paragraph-rsid="004221ce"/>
    </style:style>
    <style:style style:name="P213" style:family="paragraph" style:parent-style-name="Footnote">
      <style:text-properties officeooo:rsid="013312b9" officeooo:paragraph-rsid="013312b9"/>
    </style:style>
    <style:style style:name="P214" style:family="paragraph" style:parent-style-name="Footnote">
      <style:text-properties officeooo:rsid="0142d507" officeooo:paragraph-rsid="0142d507"/>
    </style:style>
    <style:style style:name="P215" style:family="paragraph" style:parent-style-name="Footnote">
      <style:text-properties officeooo:rsid="016d15d8" officeooo:paragraph-rsid="016d15d8"/>
    </style:style>
    <style:style style:name="P216" style:family="paragraph" style:parent-style-name="Preformatted_20_Text">
      <style:paragraph-properties fo:text-align="justify" style:justify-single-word="false" fo:hyphenation-ladder-count="no-limit" fo:keep-with-next="always"/>
      <style:text-properties style:font-name="Courier New" fo:font-size="10pt" fo:font-style="normal" fo:font-weight="normal" officeooo:rsid="003aca35" officeooo:paragraph-rsid="003c7ace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/>
    </style:style>
    <style:style style:name="P217" style:family="paragraph" style:parent-style-name="Preformatted_20_Text">
      <style:paragraph-properties fo:text-align="justify" style:justify-single-word="false" fo:hyphenation-ladder-count="no-limit" fo:keep-with-next="always"/>
      <style:text-properties style:font-name="Courier New" fo:font-size="10pt" fo:font-style="normal" fo:font-weight="normal" officeooo:rsid="003c7ace" officeooo:paragraph-rsid="003c7ace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/>
    </style:style>
    <style:style style:name="P218" style:family="paragraph" style:parent-style-name="Preformatted_20_Text">
      <style:paragraph-properties fo:text-align="justify" style:justify-single-word="false" fo:hyphenation-ladder-count="no-limit" fo:keep-with-next="always"/>
      <style:text-properties style:font-name="Courier New" fo:font-size="10pt" fo:font-style="italic" fo:font-weight="bold" officeooo:rsid="002bea6f" officeooo:paragraph-rsid="003c7ace" style:font-size-asian="10pt" style:font-style-asian="italic" style:font-weight-asian="bold" style:font-size-complex="10pt" style:font-style-complex="italic" style:font-weight-complex="bold" fo:hyphenate="false" fo:hyphenation-remain-char-count="2" fo:hyphenation-push-char-count="2"/>
    </style:style>
    <style:style style:name="P219" style:family="paragraph" style:parent-style-name="Standard">
      <style:paragraph-properties fo:text-align="start" style:justify-single-word="false" fo:hyphenation-ladder-count="no-limit" fo:keep-with-next="always"/>
      <style:text-properties style:font-name="Courier New" fo:font-size="10pt" fo:font-style="normal" fo:font-weight="normal" officeooo:rsid="0031708d" officeooo:paragraph-rsid="0031708d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/>
    </style:style>
    <style:style style:name="P220" style:family="paragraph" style:parent-style-name="Standard">
      <style:paragraph-properties fo:text-align="justify" style:justify-single-word="false" fo:hyphenation-ladder-count="no-limit" fo:keep-with-next="always"/>
      <style:text-properties style:font-name="Courier New" fo:font-size="10pt" fo:font-style="normal" fo:font-weight="normal" officeooo:rsid="003aca35" officeooo:paragraph-rsid="003aca35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221" style:family="paragraph" style:parent-style-name="Standard">
      <style:paragraph-properties fo:text-align="justify" style:justify-single-word="false" fo:hyphenation-ladder-count="no-limit" fo:keep-with-next="always"/>
      <style:text-properties style:font-name="Courier New" fo:font-size="10pt" fo:font-style="normal" fo:font-weight="normal" officeooo:rsid="003aca35" officeooo:paragraph-rsid="003c7ace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/>
    </style:style>
    <style:style style:name="P222" style:family="paragraph" style:parent-style-name="Standard">
      <style:paragraph-properties fo:text-align="justify" style:justify-single-word="false" fo:hyphenation-ladder-count="no-limit" fo:keep-with-next="always"/>
      <style:text-properties style:font-name="Courier New" fo:font-size="10pt" fo:font-style="normal" fo:font-weight="normal" officeooo:rsid="004221ce" officeooo:paragraph-rsid="00d15987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223" style:family="paragraph" style:parent-style-name="Standard">
      <style:paragraph-properties fo:text-align="justify" style:justify-single-word="false" fo:hyphenation-ladder-count="no-limit" fo:keep-with-next="always"/>
      <style:text-properties style:font-name="Courier New" fo:font-size="10pt" fo:font-style="normal" fo:font-weight="normal" officeooo:rsid="004058ec" officeooo:paragraph-rsid="00d15987" style:font-size-asian="10pt" style:font-style-asian="normal" style:font-weight-asian="normal" style:font-size-complex="10pt" style:font-style-complex="normal" style:font-weight-complex="normal" fo:hyphenate="true" fo:hyphenation-remain-char-count="2" fo:hyphenation-push-char-count="2"/>
    </style:style>
    <style:style style:name="P224" style:family="paragraph" style:parent-style-name="Standard">
      <style:paragraph-properties fo:text-align="start" style:justify-single-word="false" fo:hyphenation-ladder-count="no-limit" fo:keep-with-next="always"/>
      <style:text-properties style:font-name="Liberation Serif" fo:font-size="9pt" fo:font-style="normal" fo:font-weight="bold" officeooo:rsid="00e629ef" officeooo:paragraph-rsid="00e629ef" style:font-size-asian="7.84999990463257pt" style:font-style-asian="normal" style:font-weight-asian="bold" style:font-size-complex="9pt" style:font-style-complex="normal" style:font-weight-complex="bold" fo:hyphenate="true" fo:hyphenation-remain-char-count="2" fo:hyphenation-push-char-count="2"/>
    </style:style>
    <style:style style:name="P225" style:family="paragraph" style:parent-style-name="Standard">
      <style:paragraph-properties fo:text-align="justify" style:justify-single-word="false" fo:hyphenation-ladder-count="no-limit" fo:keep-with-next="always"/>
      <style:text-properties style:font-name="Liberation Serif" fo:font-size="12pt" fo:font-style="italic" fo:font-weight="bold" officeooo:rsid="003c7ace" officeooo:paragraph-rsid="003c7ace" style:font-size-asian="12pt" style:font-style-asian="italic" style:font-weight-asian="bold" style:font-size-complex="12pt" style:font-style-complex="italic" style:font-weight-complex="bold" fo:hyphenate="true" fo:hyphenation-remain-char-count="2" fo:hyphenation-push-char-count="2"/>
    </style:style>
    <style:style style:name="P226" style:family="paragraph" style:parent-style-name="Standard">
      <style:paragraph-properties fo:keep-with-next="always"/>
      <style:text-properties fo:font-size="13pt" fo:font-style="normal" fo:font-weight="bold" officeooo:rsid="002335a2" officeooo:paragraph-rsid="002335a2" style:font-size-asian="13pt" style:font-style-asian="normal" style:font-weight-asian="bold" style:font-size-complex="13pt" style:font-style-complex="normal" style:font-weight-complex="bold"/>
    </style:style>
    <style:style style:name="P227" style:family="paragraph" style:parent-style-name="Table_20_Contents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P228" style:family="paragraph" style:parent-style-name="Table_20_Contents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P229" style:family="paragraph" style:parent-style-name="Table_20_Contents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P230" style:family="paragraph" style:parent-style-name="Table_20_Contents">
      <style:paragraph-properties fo:text-align="center" style:justify-single-word="false" fo:keep-with-next="always"/>
      <style:text-properties fo:font-size="10pt" style:font-size-asian="10pt" style:font-size-complex="10pt"/>
    </style:style>
    <style:style style:name="P231" style:family="paragraph" style:parent-style-name="Standard">
      <style:paragraph-properties fo:text-align="justify" style:justify-single-word="false" fo:hyphenation-ladder-count="no-limit" fo:break-before="column"/>
      <style:text-properties style:font-name="Liberation Serif" fo:font-size="11pt" fo:font-style="normal" fo:font-weight="normal" officeooo:rsid="00fb41e8" officeooo:paragraph-rsid="00fb41e8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3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4a1f9a" fo:hyphenate="true" fo:hyphenation-remain-char-count="2" fo:hyphenation-push-char-count="2"/>
    </style:style>
    <style:style style:name="P233" style:family="paragraph" style:parent-style-name="Standard" style:list-style-name="L4">
      <style:paragraph-properties fo:text-align="justify" style:justify-single-word="false" fo:hyphenation-ladder-count="no-limit"/>
      <style:text-properties officeooo:paragraph-rsid="005e5550" fo:hyphenate="true" fo:hyphenation-remain-char-count="2" fo:hyphenation-push-char-count="2"/>
    </style:style>
    <style:style style:name="P234" style:family="paragraph" style:parent-style-name="Standard" style:list-style-name="L1">
      <style:paragraph-properties fo:text-align="justify" style:justify-single-word="false" fo:hyphenation-ladder-count="no-limit"/>
      <style:text-properties fo:font-size="11pt" fo:font-style="normal" officeooo:rsid="002335a2" officeooo:paragraph-rsid="002335a2" style:font-size-asian="11pt" style:font-style-asian="normal" style:font-size-complex="11pt" style:font-style-complex="normal" fo:hyphenate="true" fo:hyphenation-remain-char-count="2" fo:hyphenation-push-char-count="2"/>
    </style:style>
    <style:style style:name="P235" style:family="paragraph" style:parent-style-name="Standard" style:list-style-name="L2">
      <style:paragraph-properties fo:text-align="start" style:justify-single-word="false" fo:hyphenation-ladder-count="no-limit"/>
      <style:text-properties style:font-name="Liberation Serif" fo:font-size="11pt" fo:font-style="normal" fo:font-weight="normal" officeooo:rsid="00e4ccae" officeooo:paragraph-rsid="00e4ccae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36" style:family="paragraph" style:parent-style-name="Standard" style:list-style-name="L5">
      <style:paragraph-properties fo:text-align="justify" style:justify-single-word="false" fo:hyphenation-ladder-count="no-limit"/>
      <style:text-properties style:font-name="Liberation Serif" fo:font-size="11pt" fo:font-style="normal" fo:font-weight="normal" officeooo:rsid="006ca464" officeooo:paragraph-rsid="006ca464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37" style:family="paragraph" style:parent-style-name="Standard" style:list-style-name="L3">
      <style:paragraph-properties fo:text-align="justify" style:justify-single-word="false" fo:hyphenation-ladder-count="no-limit"/>
      <style:text-properties style:font-name="Courier New" fo:font-size="11pt" fo:font-style="normal" fo:font-weight="normal" officeooo:rsid="004058ec" officeooo:paragraph-rsid="005d235e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38" style:family="paragraph" style:parent-style-name="Standard" style:list-style-name="L3">
      <style:paragraph-properties fo:text-align="justify" style:justify-single-word="false" fo:hyphenation-ladder-count="no-limit"/>
      <style:text-properties style:font-name="Courier New" fo:font-size="11pt" fo:font-style="normal" fo:font-weight="normal" officeooo:rsid="004058ec" officeooo:paragraph-rsid="005d2391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239" style:family="paragraph" style:parent-style-name="Standard" style:list-style-name="L4">
      <style:paragraph-properties fo:text-align="justify" style:justify-single-word="false" fo:hyphenation-ladder-count="no-limit"/>
      <style:text-properties officeooo:rsid="00611895" officeooo:paragraph-rsid="00611895" fo:hyphenate="true" fo:hyphenation-remain-char-count="2" fo:hyphenation-push-char-count="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5aa4a2" style:font-style-asian="italic" style:font-style-complex="italic"/>
    </style:style>
    <style:style style:name="T4" style:family="text">
      <style:text-properties style:font-name="Liberation Serif" fo:font-style="italic" officeooo:rsid="005d235e" style:font-style-asian="italic" style:font-style-complex="italic"/>
    </style:style>
    <style:style style:name="T5" style:family="text">
      <style:text-properties style:font-name="Liberation Serif" fo:font-style="italic" officeooo:rsid="00678efb" style:font-style-asian="italic" style:font-style-complex="italic"/>
    </style:style>
    <style:style style:name="T6" style:family="text">
      <style:text-properties style:font-name="Liberation Serif" fo:font-style="italic" officeooo:rsid="0068791d" style:font-style-asian="italic" style:font-style-complex="italic"/>
    </style:style>
    <style:style style:name="T7" style:family="text">
      <style:text-properties style:font-name="Liberation Serif" fo:font-style="italic" officeooo:rsid="00d98ca8" style:font-style-asian="italic" style:font-style-complex="italic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bold" officeooo:rsid="004058ec" style:font-weight-asian="bold" style:font-weight-complex="bold"/>
    </style:style>
    <style:style style:name="T10" style:family="text">
      <style:text-properties style:font-name="Liberation Serif" fo:font-style="normal" style:font-style-asian="normal" style:font-style-complex="normal"/>
    </style:style>
    <style:style style:name="T11" style:family="text">
      <style:text-properties style:font-name="Liberation Serif" fo:font-style="normal" officeooo:rsid="002bea6f" style:font-style-asian="normal" style:font-style-complex="normal"/>
    </style:style>
    <style:style style:name="T12" style:family="text">
      <style:text-properties style:font-name="Liberation Serif" fo:font-style="normal" officeooo:rsid="00e9a08a" style:font-style-asian="normal" style:font-style-complex="normal"/>
    </style:style>
    <style:style style:name="T13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style:font-name="Liberation Serif" fo:font-style="normal" fo:font-weight="bold" officeooo:rsid="013fb30f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style:font-name="Liberation Serif" fo:font-style="normal" fo:font-weight="bold" officeooo:rsid="015864e2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088052d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ize="11pt" style:font-size-asian="11pt" style:font-size-complex="11pt"/>
    </style:style>
    <style:style style:name="T20" style:family="text">
      <style:text-properties style:font-name="Liberation Serif" fo:font-size="11pt" officeooo:rsid="00273b69" style:font-size-asian="11pt" style:font-size-complex="11pt"/>
    </style:style>
    <style:style style:name="T21" style:family="text">
      <style:text-properties style:font-name="Liberation Serif" fo:font-size="11pt" officeooo:rsid="00275923" style:font-size-asian="11pt" style:font-size-complex="11pt"/>
    </style:style>
    <style:style style:name="T22" style:family="text">
      <style:text-properties style:font-name="Liberation Serif" fo:font-size="11pt" officeooo:rsid="002335a2" style:font-size-asian="11pt" style:font-size-complex="11pt"/>
    </style:style>
    <style:style style:name="T23" style:family="text">
      <style:text-properties style:font-name="Liberation Serif" fo:font-size="11pt" officeooo:rsid="002490c7" style:font-size-asian="11pt" style:font-size-complex="11pt"/>
    </style:style>
    <style:style style:name="T24" style:family="text">
      <style:text-properties style:font-name="Liberation Serif" fo:font-size="11pt" officeooo:rsid="004058ec" style:font-size-asian="11pt" style:font-size-complex="11pt"/>
    </style:style>
    <style:style style:name="T25" style:family="text">
      <style:text-properties style:font-name="Liberation Serif" fo:font-size="11pt" officeooo:rsid="003f5393" style:font-size-asian="11pt" style:font-size-complex="11pt"/>
    </style:style>
    <style:style style:name="T26" style:family="text">
      <style:text-properties style:font-name="Liberation Serif" fo:font-size="11pt" officeooo:rsid="00b21f7d" style:font-size-asian="11pt" style:font-size-complex="11pt"/>
    </style:style>
    <style:style style:name="T27" style:family="text">
      <style:text-properties style:font-name="Liberation Serif" fo:font-size="11pt" officeooo:rsid="00d7b60e" style:font-size-asian="11pt" style:font-size-complex="11pt"/>
    </style:style>
    <style:style style:name="T28" style:family="text">
      <style:text-properties style:font-name="Liberation Serif" fo:font-size="11pt" officeooo:rsid="002bea6f" style:font-size-asian="11pt" style:font-size-complex="11pt"/>
    </style:style>
    <style:style style:name="T29" style:family="text">
      <style:text-properties style:font-name="Liberation Serif" fo:font-size="11pt" officeooo:rsid="00daedf0" style:font-size-asian="11pt" style:font-size-complex="11pt"/>
    </style:style>
    <style:style style:name="T30" style:family="text">
      <style:text-properties style:font-name="Liberation Serif" fo:font-size="11pt" officeooo:rsid="00d95739" style:font-size-asian="11pt" style:font-size-complex="11pt"/>
    </style:style>
    <style:style style:name="T31" style:family="text">
      <style:text-properties style:font-name="Liberation Serif" fo:font-size="11pt" officeooo:rsid="00e78b16" style:font-size-asian="11pt" style:font-size-complex="11pt"/>
    </style:style>
    <style:style style:name="T32" style:family="text">
      <style:text-properties style:font-name="Liberation Serif" fo:font-size="11pt" officeooo:rsid="0110bc5e" style:font-size-asian="11pt" style:font-size-complex="11pt"/>
    </style:style>
    <style:style style:name="T33" style:family="text">
      <style:text-properties style:font-name="Liberation Serif" fo:font-size="11pt" officeooo:rsid="01373e54" style:font-size-asian="11pt" style:font-size-complex="11pt"/>
    </style:style>
    <style:style style:name="T34" style:family="text">
      <style:text-properties style:font-name="Liberation Serif" fo:font-size="11pt" officeooo:rsid="00678efb" style:font-size-asian="11pt" style:font-size-complex="11pt"/>
    </style:style>
    <style:style style:name="T35" style:family="text">
      <style:text-properties style:font-name="Liberation Serif" fo:font-size="11pt" officeooo:rsid="0064575b" style:font-size-asian="11pt" style:font-size-complex="11pt"/>
    </style:style>
    <style:style style:name="T36" style:family="text">
      <style:text-properties style:font-name="Liberation Serif" fo:font-size="11pt" officeooo:rsid="013b2ce7" style:font-size-asian="11pt" style:font-size-complex="11pt"/>
    </style:style>
    <style:style style:name="T37" style:family="text">
      <style:text-properties style:font-name="Liberation Serif" fo:font-size="11pt" officeooo:rsid="006ca464" style:font-size-asian="11pt" style:font-size-complex="11pt"/>
    </style:style>
    <style:style style:name="T38" style:family="text">
      <style:text-properties style:font-name="Liberation Serif" fo:font-size="11pt" officeooo:rsid="00b5f1f8" style:font-size-asian="11pt" style:font-size-complex="11pt"/>
    </style:style>
    <style:style style:name="T39" style:family="text">
      <style:text-properties style:font-name="Liberation Serif" fo:font-size="11pt" officeooo:rsid="015a38b9" style:font-size-asian="11pt" style:font-size-complex="11pt"/>
    </style:style>
    <style:style style:name="T40" style:family="text">
      <style:text-properties style:font-name="Liberation Serif" fo:font-size="11pt" officeooo:rsid="0185e912" style:font-size-asian="11pt" style:font-size-complex="11pt"/>
    </style:style>
    <style:style style:name="T41" style:family="text">
      <style:text-properties style:font-name="Liberation Serif" fo:font-size="11pt" fo:font-style="normal" officeooo:rsid="002335a2" style:font-size-asian="11pt" style:font-style-asian="normal" style:font-size-complex="11pt" style:font-style-complex="normal"/>
    </style:style>
    <style:style style:name="T42" style:family="text">
      <style:text-properties style:font-name="Liberation Serif" fo:font-size="11pt" fo:font-style="normal" officeooo:rsid="00720c59" style:font-size-asian="11pt" style:font-style-asian="normal" style:font-size-complex="11pt" style:font-style-complex="normal"/>
    </style:style>
    <style:style style:name="T43" style:family="text"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Liberation Serif" fo:font-size="11pt" fo:font-style="normal" fo:font-weight="normal" officeooo:rsid="005aa4a2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Liberation Serif" fo:font-size="11pt" fo:font-style="normal" fo:font-weight="normal" officeooo:rsid="005e555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Liberation Serif" fo:font-size="11pt" fo:font-style="normal" fo:font-weight="normal" officeooo:rsid="00ab3fe1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Liberation Serif" fo:font-size="11pt" fo:font-style="normal" fo:font-weight="normal" officeooo:rsid="01214de7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Liberation Serif" fo:font-size="11pt" fo:font-style="normal" fo:font-weight="normal" officeooo:rsid="015a38b9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Liberation Serif" fo:font-size="11pt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Liberation Serif" fo:font-size="11pt" fo:font-style="normal" fo:font-weight="normal" officeooo:rsid="0063ce6f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Liberation Serif" fo:font-size="11pt" fo:font-style="normal" fo:font-weight="normal" officeooo:rsid="005aa4a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Liberation Serif" fo:font-size="11pt" fo:font-style="normal" fo:font-weight="normal" officeooo:rsid="005e555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Liberation Serif" fo:font-size="11pt" fo:font-style="normal" fo:font-weight="normal" officeooo:rsid="0088052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Liberation Serif" fo:font-size="11pt" fo:font-style="normal" fo:font-weight="normal" officeooo:rsid="013fb30f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Liberation Serif" fo:font-size="11pt" fo:font-style="normal" fo:font-weight="normal" officeooo:rsid="0184c03f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Liberation Serif" fo:font-size="11pt" fo:font-style="italic" officeooo:rsid="00275923" style:font-size-asian="11pt" style:font-style-asian="italic" style:font-size-complex="11pt" style:font-style-complex="italic"/>
    </style:style>
    <style:style style:name="T57" style:family="text">
      <style:text-properties style:font-name="Liberation Serif" fo:font-size="11pt" fo:font-style="italic" officeooo:rsid="002335a2" style:font-size-asian="11pt" style:font-style-asian="italic" style:font-size-complex="11pt" style:font-style-complex="italic"/>
    </style:style>
    <style:style style:name="T58" style:family="text">
      <style:text-properties style:font-name="Liberation Serif" fo:font-size="11pt" fo:font-style="italic" officeooo:rsid="00d95739" style:font-size-asian="11pt" style:font-style-asian="italic" style:font-size-complex="11pt" style:font-style-complex="italic"/>
    </style:style>
    <style:style style:name="T59" style:family="text">
      <style:text-properties style:font-name="Liberation Serif" fo:font-size="11pt" fo:font-style="italic" officeooo:rsid="00e78b16" style:font-size-asian="11pt" style:font-style-asian="italic" style:font-size-complex="11pt" style:font-style-complex="italic"/>
    </style:style>
    <style:style style:name="T60" style:family="text">
      <style:text-properties style:font-name="Liberation Serif" fo:font-size="11pt" fo:font-style="italic" officeooo:rsid="00b5f1f8" style:font-size-asian="11pt" style:font-style-asian="italic" style:font-size-complex="11pt" style:font-style-complex="italic"/>
    </style:style>
    <style:style style:name="T61" style:family="text">
      <style:text-properties style:font-name="Liberation Serif" fo:font-size="11pt" fo:font-style="italic" fo:font-weight="normal" officeooo:rsid="005aa4a2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font-name="Liberation Serif" fo:font-size="11pt" fo:font-style="italic" fo:font-weight="normal" officeooo:rsid="00daedf0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font-name="Liberation Serif" fo:font-size="11pt" fo:font-style="italic" fo:font-weight="normal" officeooo:rsid="00d98ca8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style:font-name="Liberation Serif"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65" style:family="text">
      <style:text-properties style:font-name="Liberation Serif" fo:font-size="11pt" fo:font-style="italic" fo:font-weight="normal" officeooo:rsid="00e1dcc7" style:font-size-asian="9.60000038146973pt" style:font-style-asian="italic" style:font-weight-asian="normal" style:font-size-complex="11pt" style:font-style-complex="italic" style:font-weight-complex="normal"/>
    </style:style>
    <style:style style:name="T66" style:family="text">
      <style:text-properties style:font-name="Liberation Serif"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67" style:family="text">
      <style:text-properties style:font-name="Liberation Serif" fo:font-size="11pt" fo:font-style="italic" fo:font-weight="normal" officeooo:rsid="0063ce6f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68" style:family="text">
      <style:text-properties style:font-name="Liberation Serif" fo:font-size="11pt" fo:font-style="italic" fo:font-weight="normal" officeooo:rsid="005aa4a2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69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70" style:family="text">
      <style:text-properties style:font-name="Liberation Serif" fo:font-size="11pt" fo:font-weight="normal" officeooo:rsid="00d98ca8" style:font-size-asian="11pt" style:font-weight-asian="normal" style:font-size-complex="11pt" style:font-weight-complex="normal"/>
    </style:style>
    <style:style style:name="T71" style:family="text">
      <style:text-properties style:font-name="Liberation Serif" fo:font-size="11pt" fo:font-weight="normal" officeooo:rsid="00daedf0" style:font-size-asian="11pt" style:font-weight-asian="normal" style:font-size-complex="11pt" style:font-weight-complex="normal"/>
    </style:style>
    <style:style style:name="T72" style:family="text">
      <style:text-properties style:font-name="Liberation Serif" fo:font-size="11pt" fo:font-weight="normal" officeooo:rsid="002bea6f" style:font-size-asian="11pt" style:font-weight-asian="normal" style:font-size-complex="11pt" style:font-weight-complex="normal"/>
    </style:style>
    <style:style style:name="T73" style:family="text">
      <style:text-properties style:font-name="Liberation Serif" fo:font-size="11pt" fo:font-weight="normal" officeooo:rsid="00e78b16" style:font-size-asian="11pt" style:font-weight-asian="normal" style:font-size-complex="11pt" style:font-weight-complex="normal"/>
    </style:style>
    <style:style style:name="T74" style:family="text">
      <style:text-properties style:font-name="Liberation Serif" fo:font-size="11pt" fo:font-weight="normal" officeooo:rsid="0112275e" style:font-size-asian="11pt" style:font-weight-asian="normal" style:font-size-complex="11pt" style:font-weight-complex="normal"/>
    </style:style>
    <style:style style:name="T75" style:family="text">
      <style:text-properties style:font-name="Liberation Serif" fo:font-size="11pt" fo:font-weight="normal" officeooo:rsid="0113c78a" style:font-size-asian="11pt" style:font-weight-asian="normal" style:font-size-complex="11pt" style:font-weight-complex="normal"/>
    </style:style>
    <style:style style:name="T76" style:family="text">
      <style:text-properties style:font-name="Liberation Serif" fo:font-size="11pt" fo:font-weight="normal" officeooo:rsid="015a38b9" style:font-size-asian="11pt" style:font-weight-asian="normal" style:font-size-complex="11pt" style:font-weight-complex="normal"/>
    </style:style>
    <style:style style:name="T77" style:family="text">
      <style:text-properties style:font-name="Liberation Serif" fo:font-size="11pt" fo:font-weight="normal" style:font-size-asian="9.60000038146973pt" style:font-weight-asian="normal" style:font-size-complex="11pt" style:font-weight-complex="normal"/>
    </style:style>
    <style:style style:name="T78" style:family="text">
      <style:text-properties style:font-name="Liberation Serif" fo:font-size="11pt" fo:font-weight="normal" officeooo:rsid="00ddb7f7" style:font-size-asian="9.60000038146973pt" style:font-weight-asian="normal" style:font-size-complex="11pt" style:font-weight-complex="normal"/>
    </style:style>
    <style:style style:name="T79" style:family="text">
      <style:text-properties style:font-name="Liberation Serif" fo:font-size="11pt" fo:font-weight="normal" officeooo:rsid="00e1dcc7" style:font-size-asian="9.60000038146973pt" style:font-weight-asian="normal" style:font-size-complex="11pt" style:font-weight-complex="normal"/>
    </style:style>
    <style:style style:name="T80" style:family="text">
      <style:text-properties style:font-name="Liberation Serif" fo:font-size="11pt" fo:font-weight="normal" officeooo:rsid="0110bc5e" style:font-size-asian="9.60000038146973pt" style:font-weight-asian="normal" style:font-size-complex="11pt" style:font-weight-complex="normal"/>
    </style:style>
    <style:style style:name="T81" style:family="text">
      <style:text-properties style:font-name="Liberation Serif" fo:font-size="11pt" officeooo:rsid="00f4e824" style:font-size-asian="9.60000038146973pt" style:font-size-complex="11pt"/>
    </style:style>
    <style:style style:name="T82" style:family="text">
      <style:text-properties style:font-name="Liberation Serif" fo:font-size="11pt" officeooo:rsid="00cc4a01" style:font-size-asian="9.60000038146973pt" style:font-size-complex="11pt"/>
    </style:style>
    <style:style style:name="T83" style:family="text">
      <style:text-properties style:font-name="Liberation Serif" officeooo:rsid="002335a2"/>
    </style:style>
    <style:style style:name="T84" style:family="text">
      <style:text-properties style:font-name="Liberation Serif" fo:font-size="13pt" fo:font-weight="bold" officeooo:rsid="002335a2" style:font-size-asian="13pt" style:font-weight-asian="bold" style:font-size-complex="13pt" style:font-weight-complex="bold"/>
    </style:style>
    <style:style style:name="T85" style:family="text">
      <style:text-properties style:font-name="Liberation Serif" fo:font-size="13pt" fo:font-weight="bold" officeooo:rsid="00e1dcc7" style:font-size-asian="13pt" style:font-weight-asian="bold" style:font-size-complex="13pt" style:font-weight-complex="bold"/>
    </style:style>
    <style:style style:name="T86" style:family="text">
      <style:text-properties style:font-name="Liberation Serif" officeooo:rsid="00287b14"/>
    </style:style>
    <style:style style:name="T87" style:family="text">
      <style:text-properties style:font-name="Liberation Serif" officeooo:rsid="002a2ad0"/>
    </style:style>
    <style:style style:name="T88" style:family="text">
      <style:text-properties style:font-name="Liberation Serif" officeooo:rsid="002bea6f"/>
    </style:style>
    <style:style style:name="T89" style:family="text">
      <style:text-properties style:font-name="Liberation Serif" officeooo:rsid="004221ce"/>
    </style:style>
    <style:style style:name="T90" style:family="text">
      <style:text-properties style:font-name="Liberation Serif" officeooo:rsid="00434905"/>
    </style:style>
    <style:style style:name="T91" style:family="text">
      <style:text-properties style:font-name="Liberation Serif" officeooo:rsid="004ce4b4"/>
    </style:style>
    <style:style style:name="T92" style:family="text">
      <style:text-properties style:font-name="Liberation Serif" officeooo:rsid="005aa4a2"/>
    </style:style>
    <style:style style:name="T93" style:family="text">
      <style:text-properties style:font-name="Liberation Serif" officeooo:rsid="005d235e"/>
    </style:style>
    <style:style style:name="T94" style:family="text">
      <style:text-properties style:font-name="Liberation Serif" officeooo:rsid="005d2391"/>
    </style:style>
    <style:style style:name="T95" style:family="text">
      <style:text-properties style:font-name="Liberation Serif" officeooo:rsid="005e5550"/>
    </style:style>
    <style:style style:name="T96" style:family="text">
      <style:text-properties style:font-name="Liberation Serif" officeooo:rsid="0062b602"/>
    </style:style>
    <style:style style:name="T97" style:family="text">
      <style:text-properties style:font-name="Liberation Serif" officeooo:rsid="0064575b"/>
    </style:style>
    <style:style style:name="T98" style:family="text">
      <style:text-properties style:font-name="Liberation Serif" officeooo:rsid="00660695"/>
    </style:style>
    <style:style style:name="T99" style:family="text">
      <style:text-properties style:font-name="Liberation Serif" officeooo:rsid="00678efb"/>
    </style:style>
    <style:style style:name="T100" style:family="text">
      <style:text-properties style:font-name="Liberation Serif" officeooo:rsid="0068791d"/>
    </style:style>
    <style:style style:name="T101" style:family="text">
      <style:text-properties style:font-name="Liberation Serif" officeooo:rsid="00880c16"/>
    </style:style>
    <style:style style:name="T102" style:family="text">
      <style:text-properties style:font-name="Liberation Serif" officeooo:rsid="00893e46"/>
    </style:style>
    <style:style style:name="T103" style:family="text">
      <style:text-properties style:font-name="Liberation Serif" officeooo:rsid="0099c142"/>
    </style:style>
    <style:style style:name="T104" style:family="text">
      <style:text-properties style:font-name="Liberation Serif" officeooo:rsid="009a0777"/>
    </style:style>
    <style:style style:name="T105" style:family="text">
      <style:text-properties style:font-name="Liberation Serif" officeooo:rsid="00aad229"/>
    </style:style>
    <style:style style:name="T106" style:family="text">
      <style:text-properties style:font-name="Liberation Serif" officeooo:rsid="00b01e05"/>
    </style:style>
    <style:style style:name="T107" style:family="text">
      <style:text-properties style:font-name="Liberation Serif" officeooo:rsid="00c6ed74"/>
    </style:style>
    <style:style style:name="T108" style:family="text">
      <style:text-properties style:font-name="Liberation Serif" officeooo:rsid="00caeed0"/>
    </style:style>
    <style:style style:name="T109" style:family="text">
      <style:text-properties style:font-name="Liberation Serif" officeooo:rsid="00cc4a01"/>
    </style:style>
    <style:style style:name="T110" style:family="text">
      <style:text-properties style:font-name="Liberation Serif" officeooo:rsid="00ce0995"/>
    </style:style>
    <style:style style:name="T111" style:family="text">
      <style:text-properties style:font-name="Liberation Serif" officeooo:rsid="00c6741c"/>
    </style:style>
    <style:style style:name="T112" style:family="text">
      <style:text-properties style:font-name="Liberation Serif" officeooo:rsid="00d15987"/>
    </style:style>
    <style:style style:name="T113" style:family="text">
      <style:text-properties style:font-name="Liberation Serif" fo:font-weight="normal" style:font-weight-asian="normal" style:font-weight-complex="normal"/>
    </style:style>
    <style:style style:name="T114" style:family="text">
      <style:text-properties style:font-name="Liberation Serif" fo:font-weight="normal" officeooo:rsid="003f5393" style:font-weight-asian="normal" style:font-weight-complex="normal"/>
    </style:style>
    <style:style style:name="T115" style:family="text">
      <style:text-properties style:font-name="Liberation Serif" fo:font-weight="normal" officeooo:rsid="00273b69" style:font-weight-asian="normal" style:font-weight-complex="normal"/>
    </style:style>
    <style:style style:name="T116" style:family="text">
      <style:text-properties style:font-name="Liberation Serif" fo:font-weight="normal" officeooo:rsid="00a678a3" style:font-weight-asian="normal" style:font-weight-complex="normal"/>
    </style:style>
    <style:style style:name="T117" style:family="text">
      <style:text-properties style:font-name="Liberation Serif" fo:font-weight="normal" officeooo:rsid="00d15987" style:font-weight-asian="normal" style:font-weight-complex="normal"/>
    </style:style>
    <style:style style:name="T118" style:family="text">
      <style:text-properties style:font-name="Liberation Serif" fo:font-weight="normal" officeooo:rsid="010d4b11" style:font-weight-asian="normal" style:font-weight-complex="normal"/>
    </style:style>
    <style:style style:name="T119" style:family="text">
      <style:text-properties style:font-name="Liberation Serif" fo:font-weight="normal" officeooo:rsid="014bc3cf" style:font-weight-asian="normal" style:font-weight-complex="normal"/>
    </style:style>
    <style:style style:name="T120" style:family="text">
      <style:text-properties style:font-name="Liberation Serif" officeooo:rsid="00d7b60e"/>
    </style:style>
    <style:style style:name="T121" style:family="text">
      <style:text-properties style:font-name="Liberation Serif" officeooo:rsid="00d98ca8"/>
    </style:style>
    <style:style style:name="T122" style:family="text">
      <style:text-properties style:font-name="Liberation Serif" officeooo:rsid="0105bccd"/>
    </style:style>
    <style:style style:name="T123" style:family="text">
      <style:text-properties style:font-name="Liberation Serif" officeooo:rsid="0105ed8f"/>
    </style:style>
    <style:style style:name="T124" style:family="text">
      <style:text-properties style:font-name="Liberation Serif" officeooo:rsid="0107eacc"/>
    </style:style>
    <style:style style:name="T125" style:family="text">
      <style:text-properties style:font-name="Liberation Serif" officeooo:rsid="010815e7"/>
    </style:style>
    <style:style style:name="T126" style:family="text">
      <style:text-properties style:font-name="Liberation Serif" officeooo:rsid="01094848"/>
    </style:style>
    <style:style style:name="T127" style:family="text">
      <style:text-properties style:font-name="Liberation Serif" officeooo:rsid="0134cc6f"/>
    </style:style>
    <style:style style:name="T128" style:family="text">
      <style:text-properties style:font-name="Liberation Serif" officeooo:rsid="01367228"/>
    </style:style>
    <style:style style:name="T129" style:family="text">
      <style:text-properties style:font-name="Liberation Serif" officeooo:rsid="01373e54"/>
    </style:style>
    <style:style style:name="T130" style:family="text">
      <style:text-properties style:font-name="Liberation Serif" officeooo:rsid="013b1b5a"/>
    </style:style>
    <style:style style:name="T131" style:family="text">
      <style:text-properties style:font-name="Liberation Serif" officeooo:rsid="013b2ce7"/>
    </style:style>
    <style:style style:name="T132" style:family="text">
      <style:text-properties style:font-name="Liberation Serif" officeooo:rsid="0145d734"/>
    </style:style>
    <style:style style:name="T133" style:family="text">
      <style:text-properties style:font-name="Liberation Serif" officeooo:rsid="00d98ca8" fo:background-color="transparent" loext:char-shading-value="0"/>
    </style:style>
    <style:style style:name="T134" style:family="text">
      <style:text-properties style:font-name="Liberation Serif" officeooo:rsid="014ef22e" fo:background-color="transparent" loext:char-shading-value="0"/>
    </style:style>
    <style:style style:name="T135" style:family="text">
      <style:text-properties style:font-name="Liberation Serif" officeooo:rsid="015a38b9" fo:background-color="transparent" loext:char-shading-value="0"/>
    </style:style>
    <style:style style:name="T136" style:family="text">
      <style:text-properties style:font-name="Liberation Serif" officeooo:rsid="015a38b9"/>
    </style:style>
    <style:style style:name="T137" style:family="text">
      <style:text-properties style:font-name="Liberation Serif" officeooo:rsid="0161d3c7"/>
    </style:style>
    <style:style style:name="T138" style:family="text">
      <style:text-properties style:font-name="Liberation Serif" officeooo:rsid="016b2c64"/>
    </style:style>
    <style:style style:name="T139" style:family="text">
      <style:text-properties style:font-name="Liberation Serif" officeooo:rsid="00cfd8be"/>
    </style:style>
    <style:style style:name="T140" style:family="text">
      <style:text-properties style:font-name="Liberation Serif" officeooo:rsid="016c30a2"/>
    </style:style>
    <style:style style:name="T141" style:family="text">
      <style:text-properties style:font-name="Liberation Serif" officeooo:rsid="0182072e"/>
    </style:style>
    <style:style style:name="T142" style:family="text">
      <style:text-properties style:font-name="Liberation Serif" officeooo:rsid="01820f32"/>
    </style:style>
    <style:style style:name="T143" style:family="text">
      <style:text-properties style:font-name="Liberation Serif" officeooo:rsid="0183cb2b"/>
    </style:style>
    <style:style style:name="T144" style:family="text">
      <style:text-properties style:font-name="Liberation Serif" officeooo:rsid="0184c03f"/>
    </style:style>
    <style:style style:name="T145" style:family="text">
      <style:text-properties style:font-name="Liberation Serif" officeooo:rsid="0185e912"/>
    </style:style>
    <style:style style:name="T146" style:family="text">
      <style:text-properties style:font-name="Liberation Serif" officeooo:rsid="019072bf"/>
    </style:style>
    <style:style style:name="T147" style:family="text">
      <style:text-properties style:font-name="Liberation Serif" officeooo:rsid="0191ab45"/>
    </style:style>
    <style:style style:name="T148" style:family="text">
      <style:text-properties style:font-name="Liberation Serif" officeooo:rsid="0192785c"/>
    </style:style>
    <style:style style:name="T149" style:family="text">
      <style:text-properties style:font-name="Courier New"/>
    </style:style>
    <style:style style:name="T150" style:family="text">
      <style:text-properties style:font-name="Courier New" fo:font-size="11pt" officeooo:rsid="002335a2" style:font-size-asian="11pt" style:font-size-complex="11pt"/>
    </style:style>
    <style:style style:name="T151" style:family="text">
      <style:text-properties style:font-name="Courier New" fo:font-size="11pt" officeooo:rsid="002490c7" style:font-size-asian="11pt" style:font-size-complex="11pt"/>
    </style:style>
    <style:style style:name="T152" style:family="text">
      <style:text-properties style:font-name="Courier New" fo:font-size="11pt" officeooo:rsid="00d7b60e" style:font-size-asian="11pt" style:font-size-complex="11pt"/>
    </style:style>
    <style:style style:name="T153" style:family="text">
      <style:text-properties style:font-name="Courier New" fo:font-size="11pt" fo:font-style="normal" officeooo:rsid="002335a2" style:font-size-asian="11pt" style:font-style-asian="normal" style:font-size-complex="11pt" style:font-style-complex="normal"/>
    </style:style>
    <style:style style:name="T154" style:family="text">
      <style:text-properties style:font-name="Courier New" fo:font-size="11pt" fo:font-style="normal" fo:font-weight="normal" officeooo:rsid="005aa4a2" style:font-size-asian="11pt" style:font-style-asian="normal" style:font-weight-asian="normal" style:font-size-complex="11pt" style:font-style-complex="normal" style:font-weight-complex="normal"/>
    </style:style>
    <style:style style:name="T155" style:family="text">
      <style:text-properties style:font-name="Courier New" fo:font-size="11pt" fo:font-style="normal" fo:font-weight="normal" officeooo:rsid="005aa4a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56" style:family="text">
      <style:text-properties style:font-name="Courier New" officeooo:rsid="002bea6f"/>
    </style:style>
    <style:style style:name="T157" style:family="text">
      <style:text-properties style:font-name="Courier New" fo:font-style="normal" style:font-style-asian="normal" style:font-style-complex="normal"/>
    </style:style>
    <style:style style:name="T158" style:family="text">
      <style:text-properties style:font-name="Courier New" fo:font-style="normal" officeooo:rsid="002bea6f" style:font-style-asian="normal" style:font-style-complex="normal"/>
    </style:style>
    <style:style style:name="T159" style:family="text">
      <style:text-properties style:font-name="Courier New" fo:font-style="normal" officeooo:rsid="00e9a08a" style:font-style-asian="normal" style:font-style-complex="normal"/>
    </style:style>
    <style:style style:name="T160" style:family="text">
      <style:text-properties style:font-name="Courier New" fo:font-style="normal" fo:font-weight="normal" officeooo:rsid="0032fa22" style:font-style-asian="normal" style:font-weight-asian="normal" style:font-style-complex="normal" style:font-weight-complex="normal"/>
    </style:style>
    <style:style style:name="T161" style:family="text">
      <style:text-properties style:font-name="Courier New" fo:font-weight="normal" style:font-weight-asian="normal" style:font-weight-complex="normal"/>
    </style:style>
    <style:style style:name="T162" style:family="text">
      <style:text-properties style:font-name="Courier New" fo:font-weight="normal" officeooo:rsid="0038a6c6" style:font-weight-asian="normal" style:font-weight-complex="normal"/>
    </style:style>
    <style:style style:name="T163" style:family="text">
      <style:text-properties style:font-name="Courier New" fo:font-weight="normal" officeooo:rsid="002bea6f" style:font-weight-asian="normal" style:font-weight-complex="normal"/>
    </style:style>
    <style:style style:name="T164" style:family="text">
      <style:text-properties style:font-name="Courier New" fo:font-weight="normal" officeooo:rsid="00caeed0" style:font-weight-asian="normal" style:font-weight-complex="normal"/>
    </style:style>
    <style:style style:name="T165" style:family="text">
      <style:text-properties style:font-name="Courier New" fo:font-style="italic" style:font-style-asian="italic" style:font-style-complex="italic"/>
    </style:style>
    <style:style style:name="T166" style:family="text">
      <style:text-properties style:font-name="Courier New" fo:font-style="italic" officeooo:rsid="004221ce" style:font-style-asian="italic" style:font-style-complex="italic"/>
    </style:style>
    <style:style style:name="T167" style:family="text">
      <style:text-properties style:font-name="Courier New" fo:font-style="italic" officeooo:rsid="00434905" style:font-style-asian="italic" style:font-style-complex="italic"/>
    </style:style>
    <style:style style:name="T168" style:family="text">
      <style:text-properties style:font-name="Courier New" officeooo:rsid="004058ec"/>
    </style:style>
    <style:style style:name="T169" style:family="text">
      <style:text-properties style:font-name="Courier New" officeooo:rsid="00434905"/>
    </style:style>
    <style:style style:name="T170" style:family="text">
      <style:text-properties style:font-name="Courier New" officeooo:rsid="005aa4a2"/>
    </style:style>
    <style:style style:name="T171" style:family="text">
      <style:text-properties style:font-name="Courier New" officeooo:rsid="00989ffa"/>
    </style:style>
    <style:style style:name="T172" style:family="text">
      <style:text-properties style:font-name="Courier New" officeooo:rsid="00caeed0"/>
    </style:style>
    <style:style style:name="T173" style:family="text">
      <style:text-properties style:font-name="Courier New" fo:font-size="10pt" style:font-size-asian="10pt" style:font-size-complex="10pt"/>
    </style:style>
    <style:style style:name="T174" style:family="text">
      <style:text-properties style:font-name="Courier New" fo:font-size="10pt" fo:font-style="normal" fo:font-weight="normal" officeooo:rsid="003aca35" style:font-size-asian="10pt" style:font-style-asian="normal" style:font-weight-asian="normal" style:font-size-complex="10pt" style:font-style-complex="normal" style:font-weight-complex="normal"/>
    </style:style>
    <style:style style:name="T175" style:family="text">
      <style:text-properties style:font-name="Courier New" fo:font-size="10pt" fo:font-style="normal" fo:font-weight="normal" officeooo:rsid="00fb41e8" style:font-size-asian="10pt" style:font-style-asian="normal" style:font-weight-asian="normal" style:font-size-complex="10pt" style:font-style-complex="normal" style:font-weight-complex="normal"/>
    </style:style>
    <style:style style:name="T176" style:family="text">
      <style:text-properties style:font-name="Courier New" officeooo:rsid="004221ce"/>
    </style:style>
    <style:style style:name="T177" style:family="text">
      <style:text-properties style:font-name="Courier New" officeooo:rsid="01373e54"/>
    </style:style>
    <style:style style:name="T178" style:family="text">
      <style:text-properties style:font-name="Courier New" officeooo:rsid="013eb7a0"/>
    </style:style>
    <style:style style:name="T179" style:family="text">
      <style:text-properties style:font-name="Courier New" officeooo:rsid="002335a2"/>
    </style:style>
    <style:style style:name="T180" style:family="text">
      <style:text-properties style:font-name="Courier New" officeooo:rsid="00e9a08a"/>
    </style:style>
    <style:style style:name="T181" style:family="text">
      <style:text-properties officeooo:rsid="004221ce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officeooo:rsid="00b5f1f8" style:font-style-asian="italic" style:font-style-complex="italic"/>
    </style:style>
    <style:style style:name="T184" style:family="text">
      <style:text-properties fo:font-style="italic" officeooo:rsid="00e948db" style:font-style-asian="italic" style:font-style-complex="italic"/>
    </style:style>
    <style:style style:name="T185" style:family="text">
      <style:text-properties fo:font-style="italic" officeooo:rsid="012398bb" style:font-style-asian="italic" style:font-style-complex="italic"/>
    </style:style>
    <style:style style:name="T186" style:family="text">
      <style:text-properties fo:font-style="italic" officeooo:rsid="01445f09" style:font-style-asian="italic" style:font-style-complex="italic"/>
    </style:style>
    <style:style style:name="T187" style:family="text">
      <style:text-properties fo:font-style="normal" style:font-style-asian="normal" style:font-style-complex="normal"/>
    </style:style>
    <style:style style:name="T188" style:family="text">
      <style:text-properties fo:font-style="normal" officeooo:rsid="002bea6f" style:font-style-asian="normal" style:font-style-complex="normal"/>
    </style:style>
    <style:style style:name="T189" style:family="text">
      <style:text-properties fo:font-style="normal" officeooo:rsid="002fa82b" style:font-style-asian="normal" style:font-style-complex="normal"/>
    </style:style>
    <style:style style:name="T190" style:family="text">
      <style:text-properties fo:font-style="normal" officeooo:rsid="00785ad8" style:font-style-asian="normal" style:font-style-complex="normal"/>
    </style:style>
    <style:style style:name="T191" style:family="text">
      <style:text-properties fo:font-style="normal" officeooo:rsid="0037ae9a" style:font-style-asian="normal" style:font-style-complex="normal"/>
    </style:style>
    <style:style style:name="T192" style:family="text">
      <style:text-properties fo:font-style="normal" officeooo:rsid="00bf6e3f" style:font-style-asian="normal" style:font-style-complex="normal"/>
    </style:style>
    <style:style style:name="T193" style:family="text">
      <style:text-properties fo:font-style="normal" officeooo:rsid="00e9a08a" style:font-style-asian="normal" style:font-style-complex="normal"/>
    </style:style>
    <style:style style:name="T194" style:family="text">
      <style:text-properties fo:font-style="normal" officeooo:rsid="00eb384d" style:font-style-asian="normal" style:font-style-complex="normal"/>
    </style:style>
    <style:style style:name="T195" style:family="text">
      <style:text-properties fo:font-style="normal" officeooo:rsid="00ebda33" style:font-style-asian="normal" style:font-style-complex="normal"/>
    </style:style>
    <style:style style:name="T196" style:family="text">
      <style:text-properties fo:font-style="normal" officeooo:rsid="00edb6a2" style:font-style-asian="normal" style:font-style-complex="normal"/>
    </style:style>
    <style:style style:name="T197" style:family="text">
      <style:text-properties fo:font-style="normal" officeooo:rsid="0032fa22" style:font-style-asian="normal" style:font-style-complex="normal"/>
    </style:style>
    <style:style style:name="T198" style:family="text">
      <style:text-properties fo:font-style="normal" officeooo:rsid="01193aa9" style:font-style-asian="normal" style:font-style-complex="normal"/>
    </style:style>
    <style:style style:name="T199" style:family="text">
      <style:text-properties fo:font-style="normal" officeooo:rsid="012398bb" style:font-style-asian="normal" style:font-style-complex="normal"/>
    </style:style>
    <style:style style:name="T200" style:family="text">
      <style:text-properties fo:font-style="normal" officeooo:rsid="015151e4" style:font-style-asian="normal" style:font-style-complex="normal"/>
    </style:style>
    <style:style style:name="T201" style:family="text">
      <style:text-properties fo:font-style="normal" officeooo:rsid="015175b4" style:font-style-asian="normal" style:font-style-complex="normal"/>
    </style:style>
    <style:style style:name="T202" style:family="text">
      <style:text-properties fo:font-style="normal" officeooo:rsid="0152938c" style:font-style-asian="normal" style:font-style-complex="normal"/>
    </style:style>
    <style:style style:name="T203" style:family="text">
      <style:text-properties fo:font-style="normal" officeooo:rsid="0168703e" style:font-style-asian="normal" style:font-style-complex="normal"/>
    </style:style>
    <style:style style:name="T204" style:family="text">
      <style:text-properties fo:font-style="normal" officeooo:rsid="0169facf" style:font-style-asian="normal" style:font-style-complex="normal"/>
    </style:style>
    <style:style style:name="T205" style:family="text">
      <style:text-properties fo:font-style="normal" officeooo:rsid="0171dca0" style:font-style-asian="normal" style:font-style-complex="normal"/>
    </style:style>
    <style:style style:name="T206" style:family="text">
      <style:text-properties fo:font-style="normal" officeooo:rsid="0172d3ea" style:font-style-asian="normal" style:font-style-complex="normal"/>
    </style:style>
    <style:style style:name="T207" style:family="text">
      <style:text-properties fo:font-style="normal" officeooo:rsid="0173102a" style:font-style-asian="normal" style:font-style-complex="normal"/>
    </style:style>
    <style:style style:name="T208" style:family="text">
      <style:text-properties fo:font-style="normal" officeooo:rsid="0183cb2b" style:font-style-asian="normal" style:font-style-complex="normal"/>
    </style:style>
    <style:style style:name="T2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32fa22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31708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350dd9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37ae9a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38a6c6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2fa82b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2bea6f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398b2d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3aca35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3c7ace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7a319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f1dca5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eb384d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f7dd27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fa0b4c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38f700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ffe95b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11d3d2f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120454e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1737705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175349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2" style:family="text">
      <style:text-properties officeooo:rsid="00434905"/>
    </style:style>
    <style:style style:name="T233" style:family="text">
      <style:text-properties fo:font-size="13pt" fo:font-weight="bold" style:font-size-asian="13pt" style:font-weight-asian="bold" style:font-size-complex="13pt" style:font-weight-complex="bold"/>
    </style:style>
    <style:style style:name="T234" style:family="text">
      <style:text-properties fo:font-size="11pt" officeooo:rsid="00185a42" style:font-size-asian="11pt" style:font-size-complex="11pt"/>
    </style:style>
    <style:style style:name="T235" style:family="text">
      <style:text-properties fo:font-size="11pt" officeooo:rsid="001df903" style:font-size-asian="11pt" style:font-size-complex="11pt"/>
    </style:style>
    <style:style style:name="T236" style:family="text">
      <style:text-properties fo:font-size="11pt" officeooo:rsid="00b551fc" style:font-size-asian="11pt" style:font-size-complex="11pt"/>
    </style:style>
    <style:style style:name="T237" style:family="text">
      <style:text-properties fo:font-size="11pt" officeooo:rsid="00b8b7e6" style:font-size-asian="11pt" style:font-size-complex="11pt"/>
    </style:style>
    <style:style style:name="T238" style:family="text">
      <style:text-properties officeooo:rsid="00185a42"/>
    </style:style>
    <style:style style:name="T239" style:family="text">
      <style:text-properties officeooo:rsid="002fa82b"/>
    </style:style>
    <style:style style:name="T240" style:family="text">
      <style:text-properties fo:font-weight="normal" style:font-weight-asian="normal" style:font-weight-complex="normal"/>
    </style:style>
    <style:style style:name="T241" style:family="text">
      <style:text-properties fo:font-weight="normal" officeooo:rsid="00350dd9" style:font-weight-asian="normal" style:font-weight-complex="normal"/>
    </style:style>
    <style:style style:name="T242" style:family="text">
      <style:text-properties fo:font-weight="normal" officeooo:rsid="0037ae9a" style:font-weight-asian="normal" style:font-weight-complex="normal"/>
    </style:style>
    <style:style style:name="T243" style:family="text">
      <style:text-properties fo:font-weight="normal" officeooo:rsid="0038a6c6" style:font-weight-asian="normal" style:font-weight-complex="normal"/>
    </style:style>
    <style:style style:name="T244" style:family="text">
      <style:text-properties fo:font-weight="normal" officeooo:rsid="00398b2d" style:font-weight-asian="normal" style:font-weight-complex="normal"/>
    </style:style>
    <style:style style:name="T245" style:family="text">
      <style:text-properties fo:font-weight="normal" officeooo:rsid="00eb384d" style:font-weight-asian="normal" style:font-weight-complex="normal"/>
    </style:style>
    <style:style style:name="T246" style:family="text">
      <style:text-properties fo:font-weight="normal" officeooo:rsid="00ebda33" style:font-weight-asian="normal" style:font-weight-complex="normal"/>
    </style:style>
    <style:style style:name="T247" style:family="text">
      <style:text-properties fo:font-weight="normal" officeooo:rsid="0032fa22" style:font-weight-asian="normal" style:font-weight-complex="normal"/>
    </style:style>
    <style:style style:name="T248" style:family="text">
      <style:text-properties fo:font-weight="normal" officeooo:rsid="00ee9a83" style:font-weight-asian="normal" style:font-weight-complex="normal"/>
    </style:style>
    <style:style style:name="T249" style:family="text">
      <style:text-properties fo:font-weight="normal" officeooo:rsid="00fb964e" style:font-weight-asian="normal" style:font-weight-complex="normal"/>
    </style:style>
    <style:style style:name="T250" style:family="text">
      <style:text-properties fo:font-weight="normal" officeooo:rsid="00ffec97" style:font-weight-asian="normal" style:font-weight-complex="normal"/>
    </style:style>
    <style:style style:name="T251" style:family="text">
      <style:text-properties fo:font-weight="normal" officeooo:rsid="0031708d" style:font-weight-asian="normal" style:font-weight-complex="normal"/>
    </style:style>
    <style:style style:name="T252" style:family="text">
      <style:text-properties fo:font-weight="normal" officeooo:rsid="002bea6f" style:font-weight-asian="normal" style:font-weight-complex="normal"/>
    </style:style>
    <style:style style:name="T253" style:family="text">
      <style:text-properties fo:font-weight="normal" officeooo:rsid="01576f2c" fo:background-color="transparent" loext:char-shading-value="0" style:font-weight-asian="normal" style:font-weight-complex="normal"/>
    </style:style>
    <style:style style:name="T254" style:family="text">
      <style:text-properties fo:font-weight="normal" style:font-size-asian="7.84999990463257pt" style:font-weight-asian="normal" style:font-weight-complex="normal"/>
    </style:style>
    <style:style style:name="T255" style:family="text">
      <style:text-properties fo:font-weight="normal" officeooo:rsid="013eb7a0" style:font-size-asian="7.84999990463257pt" style:font-weight-asian="normal" style:font-weight-complex="normal"/>
    </style:style>
    <style:style style:name="T256" style:family="text">
      <style:text-properties officeooo:rsid="0032fa22"/>
    </style:style>
    <style:style style:name="T257" style:family="text">
      <style:text-properties officeooo:rsid="004c7092"/>
    </style:style>
    <style:style style:name="T258" style:family="text">
      <style:text-properties officeooo:rsid="004ece35"/>
    </style:style>
    <style:style style:name="T259" style:family="text">
      <style:text-properties officeooo:rsid="00531320"/>
    </style:style>
    <style:style style:name="T260" style:family="text">
      <style:text-properties officeooo:rsid="006b3177"/>
    </style:style>
    <style:style style:name="T261" style:family="text">
      <style:text-properties officeooo:rsid="0081b9f3"/>
    </style:style>
    <style:style style:name="T262" style:family="text">
      <style:text-properties officeooo:rsid="0082c2aa"/>
    </style:style>
    <style:style style:name="T263" style:family="text">
      <style:text-properties officeooo:rsid="00989ffa"/>
    </style:style>
    <style:style style:name="T264" style:family="text">
      <style:text-properties officeooo:rsid="0098fac9"/>
    </style:style>
    <style:style style:name="T265" style:family="text">
      <style:text-properties officeooo:rsid="00a7c38d"/>
    </style:style>
    <style:style style:name="T266" style:family="text">
      <style:text-properties officeooo:rsid="00b5f1f8"/>
    </style:style>
    <style:style style:name="T267" style:family="text">
      <style:text-properties officeooo:rsid="00bc92f5"/>
    </style:style>
    <style:style style:name="T268" style:family="text">
      <style:text-properties officeooo:rsid="00c05e52"/>
    </style:style>
    <style:style style:name="T269" style:family="text">
      <style:text-properties officeooo:rsid="00c240ea"/>
    </style:style>
    <style:style style:name="T270" style:family="text">
      <style:text-properties officeooo:rsid="00c34666"/>
    </style:style>
    <style:style style:name="T271" style:family="text">
      <style:text-properties officeooo:rsid="00c48d6e"/>
    </style:style>
    <style:style style:name="T272" style:family="text">
      <style:text-properties officeooo:rsid="00d15987"/>
    </style:style>
    <style:style style:name="T273" style:family="text">
      <style:text-properties officeooo:rsid="00c6ed74"/>
    </style:style>
    <style:style style:name="T274" style:family="text">
      <style:text-properties officeooo:rsid="00402de3"/>
    </style:style>
    <style:style style:name="T275" style:family="text">
      <style:text-properties officeooo:rsid="00d3309b"/>
    </style:style>
    <style:style style:name="T276" style:family="text">
      <style:text-properties officeooo:rsid="00d40c3e"/>
    </style:style>
    <style:style style:name="T277" style:family="text">
      <style:text-properties officeooo:rsid="00d95739"/>
    </style:style>
    <style:style style:name="T278" style:family="text">
      <style:text-properties officeooo:rsid="00e70b6a"/>
    </style:style>
    <style:style style:name="T279" style:family="text">
      <style:text-properties officeooo:rsid="00e948db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officeooo:rsid="002bea6f" style:font-weight-asian="bold" style:font-weight-complex="bold"/>
    </style:style>
    <style:style style:name="T282" style:family="text">
      <style:text-properties fo:font-weight="bold" officeooo:rsid="00ebda33" style:font-weight-asian="bold" style:font-weight-complex="bold"/>
    </style:style>
    <style:style style:name="T283" style:family="text">
      <style:text-properties officeooo:rsid="00eb384d"/>
    </style:style>
    <style:style style:name="T284" style:family="text">
      <style:text-properties officeooo:rsid="00ee9a83"/>
    </style:style>
    <style:style style:name="T285" style:family="text">
      <style:text-properties officeooo:rsid="00f5cf95"/>
    </style:style>
    <style:style style:name="T286" style:family="text">
      <style:text-properties officeooo:rsid="00fb41e8"/>
    </style:style>
    <style:style style:name="T287" style:family="text">
      <style:text-properties officeooo:rsid="00fb964e"/>
    </style:style>
    <style:style style:name="T288" style:family="text">
      <style:text-properties officeooo:rsid="00ffe95b"/>
    </style:style>
    <style:style style:name="T289" style:family="text">
      <style:text-properties officeooo:rsid="00ffec97"/>
    </style:style>
    <style:style style:name="T290" style:family="text">
      <style:text-properties officeooo:rsid="0105bccd"/>
    </style:style>
    <style:style style:name="T291" style:family="text">
      <style:text-properties officeooo:rsid="011580c7"/>
    </style:style>
    <style:style style:name="T292" style:family="text">
      <style:text-properties officeooo:rsid="00e9a08a"/>
    </style:style>
    <style:style style:name="T293" style:family="text">
      <style:text-properties officeooo:rsid="01196f23"/>
    </style:style>
    <style:style style:name="T294" style:family="text">
      <style:text-properties officeooo:rsid="011d3d2f"/>
    </style:style>
    <style:style style:name="T295" style:family="text">
      <style:text-properties officeooo:rsid="012398bb"/>
    </style:style>
    <style:style style:name="T296" style:family="text">
      <style:text-properties officeooo:rsid="0088052d" fo:background-color="transparent" loext:char-shading-value="0"/>
    </style:style>
    <style:style style:name="T297" style:family="text">
      <style:text-properties officeooo:rsid="01312364" fo:background-color="transparent" loext:char-shading-value="0"/>
    </style:style>
    <style:style style:name="T298" style:family="text">
      <style:text-properties officeooo:rsid="013fb30f" fo:background-color="transparent" loext:char-shading-value="0"/>
    </style:style>
    <style:style style:name="T299" style:family="text">
      <style:text-properties officeooo:rsid="00e948db" fo:background-color="transparent" loext:char-shading-value="0"/>
    </style:style>
    <style:style style:name="T300" style:family="text">
      <style:text-properties officeooo:rsid="0117776a" fo:background-color="transparent" loext:char-shading-value="0"/>
    </style:style>
    <style:style style:name="T301" style:family="text">
      <style:text-properties officeooo:rsid="0134cc6f"/>
    </style:style>
    <style:style style:name="T302" style:family="text">
      <style:text-properties officeooo:rsid="013eb7a0"/>
    </style:style>
    <style:style style:name="T303" style:family="text">
      <style:text-properties fo:font-size="9pt" officeooo:rsid="013eb7a0" style:font-size-asian="7.84999990463257pt" style:font-size-complex="9pt"/>
    </style:style>
    <style:style style:name="T304" style:family="text">
      <style:text-properties fo:font-size="9pt" fo:font-weight="bold" officeooo:rsid="013eb7a0" style:font-size-asian="7.84999990463257pt" style:font-weight-asian="bold" style:font-size-complex="9pt" style:font-weight-complex="bold"/>
    </style:style>
    <style:style style:name="T305" style:family="text">
      <style:text-properties officeooo:rsid="01465370"/>
    </style:style>
    <style:style style:name="T306" style:family="text">
      <style:text-properties officeooo:rsid="0155f509"/>
    </style:style>
    <style:style style:name="T307" style:family="text">
      <style:text-properties officeooo:rsid="015864e2"/>
    </style:style>
    <style:style style:name="T308" style:family="text">
      <style:text-properties officeooo:rsid="015a38b9"/>
    </style:style>
    <style:style style:name="T309" style:family="text">
      <style:text-properties officeooo:rsid="015dbf2d"/>
    </style:style>
    <style:style style:name="T310" style:family="text">
      <style:text-properties officeooo:rsid="0164c604"/>
    </style:style>
    <style:style style:name="T311" style:family="text">
      <style:text-properties officeooo:rsid="01664066"/>
    </style:style>
    <style:style style:name="T312" style:family="text">
      <style:text-properties officeooo:rsid="0166cdf1"/>
    </style:style>
    <style:style style:name="T313" style:family="text">
      <style:text-properties officeooo:rsid="016d15d8"/>
    </style:style>
    <style:style style:name="T314" style:family="text">
      <style:text-properties officeooo:rsid="016d2b1f"/>
    </style:style>
    <style:style style:name="T315" style:family="text">
      <style:text-properties officeooo:rsid="016fcf28"/>
    </style:style>
    <style:style style:name="T316" style:family="text">
      <style:text-properties officeooo:rsid="0171dca0"/>
    </style:style>
    <style:style style:name="T317" style:family="text">
      <style:text-properties officeooo:rsid="002bea6f"/>
    </style:style>
    <style:style style:name="T318" style:family="text">
      <style:text-properties officeooo:rsid="01783f5a"/>
    </style:style>
    <style:style style:name="T319" style:family="text">
      <style:text-properties officeooo:rsid="017c9d61"/>
    </style:style>
    <style:style style:name="T320" style:family="text">
      <style:text-properties officeooo:rsid="017f5296"/>
    </style:style>
    <style:style style:name="T321" style:family="text">
      <style:text-properties officeooo:rsid="018134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1.016cm">
          <style:column style:rel-width="32767*" fo:start-indent="0cm" fo:end-indent="0.508cm"/>
          <style:column style:rel-width="32768*" fo:start-indent="0.508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cm" fo:text-indent="-0.254cm" fo:margin-left="0.5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cm" fo:text-indent="-0.254cm" fo:margin-left="0.50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cm" fo:text-indent="-0.254cm" fo:margin-left="0.5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08cm" fo:text-indent="-0.254cm" fo:margin-left="0.5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8"><text:span text:style-name="T182">FLoM</text:span>: the <text:span text:style-name="T182">F</text:span>ree <text:span text:style-name="T182">Lo</text:span>ck <text:span text:style-name="T182">M</text:span>anager</text:p>
      <text:p text:style-name="P1">Locking is evil, but if you need it, try to avoid the hell</text:p>
      <text:p text:style-name="P1"/>
      <text:p text:style-name="P3">Christian Ferrari, <text:a xlink:type="simple" xlink:href="mailto:tiian@users.sourceforge.net" text:style-name="Internet_20_link" text:visited-style-name="Visited_20_Internet_20_Link">tiian@users.sourceforge.net</text:a>, 2016</text:p>
      <text:p text:style-name="P2"/>
      <text:p text:style-name="P2"/>
      <text:section text:style-name="Sect1" text:name="Body">
        <text:p text:style-name="P196"><text:span text:style-name="T233">Abstract</text:span><text:line-break/><text:span text:style-name="T234">This paper introduces </text:span><text:span text:style-name="T235">FLoM, </text:span><text:span text:style-name="T236">a </text:span><text:span text:style-name="T235">free and open source software project </text:span><text:span text:style-name="T236">that provides </text:span><text:span text:style-name="T237">a </text:span><text:span text:style-name="T236">tool for local and distributed process synchronization</text:span><text:span text:style-name="T235">. </text:span></text:p>
        <text:p text:style-name="P151">FLoM provides both a command line utility and <text:span text:style-name="T269">a client library: the command line utility is intended for the system engineer while the client library allows the system programmer to integrate FLoM with its own custom software.</text:span></text:p>
        <text:p text:style-name="P152">FLoM provides a rich <text:span text:style-name="T270">and flexible </text:span>semantic that <text:span text:style-name="T270">simplify the implementation of complex synchronization scenarios.</text:span></text:p>
        <text:p text:style-name="P150"><text:span text:style-name="T270">Last but not least, the software implements an event-driven communication protocol to provide good scalability characteristics</text:span>.</text:p>
        <text:p text:style-name="P167"/>
        <text:p text:style-name="P165">Introduction</text:p>
        <text:p text:style-name="P198">FLoM is a free and open source software licensed under the terms of the GNU Public License and can be freely downloaded from GitHub and from SourceForge [1].</text:p>
        <text:p text:style-name="P159"><text:span text:style-name="T268">Process synchronization is discouraged in the implementation of scalable systems as explained in </text:span><text:span text:style-name="T183">The Reactive Manifesto </text:span><text:span text:style-name="T305">[2]</text:span><text:span text:style-name="T183">,</text:span><text:span text:style-name="T266"> but for many daily tasks it’s helpful.</text:span></text:p>
        <text:p text:style-name="P151">Sometimes, it is used to reduce the complexity of an algorithm: assuming that <text:span text:style-name="T309">some</text:span> data cannot be concurrently accessed simplifies code development and test. </text:p>
        <text:p text:style-name="P150"><text:span text:style-name="T268">Other times</text:span>, process synchronization can<text:span text:style-name="T290">no</text:span>t be avoided <text:span text:style-name="T268">because </text:span>it’s necessary to guarantee the <text:span text:style-name="T238">logical correctness of an algorithm.</text:span></text:p>
        <text:p text:style-name="P153">In the event <text:span text:style-name="T310">that</text:span> you decide to implement some process synchronization, FLoM <text:span text:style-name="T310">will</text:span> be an easy to use and flexible solution.</text:p>
        <text:p text:style-name="P148">FLoM provides two <text:span text:style-name="T311">fully integrated </text:span>tools: a command line utility and a <text:span text:style-name="T271">client </text:span>library available for 5 different languages: C, C++, Java, PHP and Python.</text:p>
        <text:p text:style-name="P147">The command line utility is designed for the system engineer that needs an easy tool to synchronize shell commands and shell scripts. <text:span text:style-name="T267">Typical use cases are: avoiding the concurrent execution of two conflicting shell scripts, limiting the maximum number of shell scripts concurrently executed, assigning different processing directories to different shell scripts and so on…</text:span></text:p>
        <text:p text:style-name="P149">The <text:span text:style-name="T271">client </text:span>library <text:span text:style-name="T271">exposes a straightforward API that allows </text:span>the system programmer and the software developer to synchronize some program portions. Typical use cases are: avoiding to read a file while another program is writing to it, obtaining a unique identifier or a unique timestamp while many concurrent programs are doing the same, distributing <text:span text:style-name="T312">a set of </text:span>items <text:span text:style-name="T290">to </text:span>distinct programs without conflicts and so on…</text:p>
        <text:p text:style-name="P149">A distinctive feature of FLoM is the full integration between the command line utility and the <text:span text:style-name="T271">multi-language client</text:span> library. <text:span text:style-name="T271">As an example, with FLoM you can synchronize a backup shell script, a batch Java program and a PHP web application</text:span>.</text:p>
        <text:p text:style-name="P163"><text:span text:style-name="T187">All the above can </text:span><text:span text:style-name="T192">be </text:span><text:span text:style-name="T187">transparently used </text:span><text:span text:style-name="T192">in completely different deployment environments: inside a single system </text:span><text:span text:style-name="T203">or</text:span><text:span text:style-name="T192"> across a network of interconnected systems using </text:span><text:span text:style-name="T204">the </text:span><text:span text:style-name="T192">TCP/IP </text:span><text:span text:style-name="T204">protocol</text:span><text:span text:style-name="T192">. The support of IPv4, IPv6 </text:span><text:span text:style-name="T204">and </text:span><text:span text:style-name="T192">TLS/SSL allows a wide range of network deployments: LAN, MAN, WAN and Internet.</text:span></text:p>
        <text:p text:style-name="P226"/>
        <text:p text:style-name="P166">Architecture</text:p>
        <text:p text:style-name="P154"><text:span text:style-name="T83">F</text:span><text:span text:style-name="T1">LoM implements a client/server architecture: the client is a light piece of code that sends requests and waits answers from the server. </text:span><text:span text:style-name="T138">All t</text:span><text:span text:style-name="T1">he synchronization logic is </text:span><text:span text:style-name="T110">managed by the </text:span><text:span text:style-name="T1">server.</text:span></text:p>
        <text:p text:style-name="P155"><text:span text:style-name="T1">The server component, called </text:span><text:span text:style-name="T172">flom</text:span><text:span text:style-name="T1"> daemon, </text:span><text:span text:style-name="T108">must </text:span><text:span text:style-name="T1">be activated using the command line </text:span><text:span text:style-name="T172">flom </text:span><text:span text:style-name="T1">utility. </text:span></text:p>
        <text:p text:style-name="P155"><text:span text:style-name="T107">T</text:span><text:span text:style-name="T1">he client component </text:span><text:span text:style-name="T107">is </text:span><text:span text:style-name="T108">provided in </text:span><text:span text:style-name="T107">two different </text:span><text:span text:style-name="T122">flavors</text:span><text:span text:style-name="T107">: the command line </text:span><text:span text:style-name="T172">flom </text:span><text:span text:style-name="T107">utility and the </text:span><text:span text:style-name="T172">libflom </text:span><text:span text:style-name="T107">library.</text:span></text:p>
        <text:p text:style-name="P61"/>
        <text:p text:style-name="P176"><draw:frame draw:style-name="fr1" draw:name="Image9" text:anchor-type="paragraph" svg:width="7.504cm" svg:height="4.002cm" draw:z-index="0"><draw:image xlink:href="Pictures/200000CA00001D4F00000FA3D9D91F68F285B946.svm" xlink:type="simple" xlink:show="embed" xlink:actuate="onLoad"/></draw:frame><text:span text:style-name="T8">Figure 1: </text:span><text:span text:style-name="T113">client/server architecture</text:span></text:p>
        <text:p text:style-name="P62"/>
        <text:p text:style-name="P162"><text:span text:style-name="T1">A</text:span><text:span text:style-name="T109">ll the components </text:span><text:span text:style-name="T123">shown </text:span><text:span text:style-name="T109">in </text:span><text:span text:style-name="T123">Figure 1 </text:span><text:span text:style-name="T109">can live in a single </text:span><text:span text:style-name="T131">Linux </text:span><text:span text:style-name="T109">system or in a distributed environment: the only requirement that must be met is network connectivity.</text:span></text:p>
        <text:p text:style-name="P63"/>
        <text:p text:style-name="P169"><text:span text:style-name="T125">I</text:span><text:span text:style-name="T124">mplicit FLoM daemon </text:span><text:span text:style-name="T125">(auto)</text:span><text:span text:style-name="T124">start</text:span></text:p>
        <text:p text:style-name="P156"><text:span text:style-name="T110">FLoM is designed with </text:span><text:span text:style-name="T124">the </text:span><text:span text:style-name="T110">aim of reducing the complexity: in the easiest scenarios you don’t have to explicitly start a </text:span><text:span text:style-name="T172">flom</text:span><text:span text:style-name="T111"> daemon </text:span><text:span text:style-name="T146">because</text:span><text:span text:style-name="T111"> </text:span><text:span text:style-name="T110">it’s au</text:span><text:soft-page-break/><text:span text:style-name="T110">tomatically activated by the </text:span><text:span text:style-name="T172">flom </text:span><text:span text:style-name="T111">utility </text:span><text:span text:style-name="T110">if necessary. The behavior ca</text:span><text:span text:style-name="T126">n</text:span><text:span text:style-name="T110"> </text:span><text:span text:style-name="T83">be described with </text:span><text:span text:style-name="T110">this</text:span><text:span text:style-name="T83"> simple algorithm:</text:span></text:p>
        <text:list xml:id="list475463470089164210" text:style-name="L1">
          <text:list-item>
            <text:p text:style-name="P232"><text:span text:style-name="T41">at start up, the </text:span><text:span text:style-name="T153">flom</text:span><text:span text:style-name="T41"> utility looks for an a</text:span><text:span text:style-name="T42">vailable </text:span><text:span text:style-name="T153">flom</text:span><text:span text:style-name="T41"> daemon</text:span></text:p>
          </text:list-item>
          <text:list-item>
            <text:p text:style-name="P232"><text:span text:style-name="T41">if the search ends with a positive result, the </text:span><text:span text:style-name="T153">flom</text:span><text:span text:style-name="T41"> utility connects to the a</text:span><text:span text:style-name="T42">vailable</text:span><text:span text:style-name="T41"> </text:span><text:span text:style-name="T153">flom</text:span><text:span text:style-name="T41"> daemon</text:span><text:span text:style-name="T57"> </text:span><text:span text:style-name="T41">and uses it as the </text:span><text:span text:style-name="T57">synchronization server</text:span></text:p>
          </text:list-item>
          <text:list-item>
            <text:p text:style-name="P234"><text:span text:style-name="T1">if the search ends with a negative result, the </text:span><text:span text:style-name="T149">flom</text:span><text:span text:style-name="T1"> utility </text:span><text:span text:style-name="T137">activates</text:span><text:span text:style-name="T1"> a new </text:span><text:span text:style-name="T149">flom</text:span><text:span text:style-name="T1"> daemon</text:span><text:span text:style-name="T2"> </text:span><text:span text:style-name="T1">and uses it as the </text:span><text:span text:style-name="T2">synchronization server</text:span></text:p>
          </text:list-item>
        </text:list>
        <text:p text:style-name="P58"/>
        <text:p text:style-name="P14">Explicit FLoM daemon start</text:p>
        <text:p text:style-name="P161"><text:span text:style-name="T1">Daemon “auto start” is a feature that can be easily disabled by the system engineer that wants to </text:span><text:span text:style-name="T139">explicitly activate the </text:span><text:span text:style-name="T172">flom</text:span><text:span text:style-name="T111"> daemon. </text:span><text:span text:style-name="T1">As shown in section “Persistency and consistency”, disabling “auto start” can be very useful for some use cases.</text:span></text:p>
        <text:p text:style-name="P58"/>
        <text:p text:style-name="P17"><text:span text:style-name="T313">The </text:span>FLoM client library (libflom)</text:p>
        <text:p text:style-name="P160"><text:span text:style-name="T172">libflom </text:span><text:span text:style-name="T112">is a C library that provides a compact and easy to use API that </text:span><text:span text:style-name="T114">can be used to synchronize </text:span><text:span text:style-name="T117">custom developed </text:span><text:span text:style-name="T114">program</text:span><text:span text:style-name="T117">s</text:span><text:span text:style-name="T114"> using the </text:span><text:span text:style-name="T115">FLoM </text:span><text:span text:style-name="T114">model. </text:span><text:span text:style-name="T117">Together with </text:span><text:span text:style-name="T164">libflom</text:span><text:span text:style-name="T116"> </text:span><text:span text:style-name="T119">for C,</text:span><text:span text:style-name="T116"> </text:span><text:span text:style-name="T117">FLoM provides four </text:span><text:span text:style-name="T119">further</text:span><text:span text:style-name="T117"> language binding</text:span><text:span text:style-name="T118">s</text:span><text:span text:style-name="T117"> for: </text:span><text:span text:style-name="T114">C++, Java, PHP and Python</text:span><text:span text:style-name="T114"><text:note text:id="ftn1" text:note-class="footnote"><text:note-citation>1</text:note-citation><text:note-body><text:p text:style-name="P215">The support for the C language is provided through FLoM native interface, the support for the C++ language is based on a header only wrapper of the C native interface. The Java language interface is based on native Java classes and a JNI mapping of the C native interface. PHP and Python interfaces are SWIG [3] based wrappers of the C native interface.</text:p></text:note-body></text:note></text:span><text:span text:style-name="T114">.</text:span></text:p>
        <text:p text:style-name="P160"><text:span text:style-name="T140">S</text:span><text:span text:style-name="T1">oftware developed by the customer and linked to the </text:span><text:span text:style-name="T172">libflom </text:span><text:span text:style-name="T107">library </text:span><text:span text:style-name="T140">cannot use </text:span><text:span text:style-name="T172">flom</text:span><text:span text:style-name="T111"> daemon “</text:span><text:span text:style-name="T1">autostart” feature and the </text:span><text:span text:style-name="T172">flom</text:span><text:span text:style-name="T111"> daemon </text:span><text:span text:style-name="T1">must be explicitly activated </text:span><text:span text:style-name="T140">using </text:span><text:span text:style-name="T83">the </text:span><text:span text:style-name="T179">flom</text:span><text:span text:style-name="T83"> utility.</text:span></text:p>
        <text:p text:style-name="P207"/>
        <text:p text:style-name="P207"><text:span text:style-name="T272">FLoM </text:span>programming model</text:p>
        <text:p text:style-name="P208">FLoM is developed using the C language and <text:span text:style-name="T275">the </text:span><text:span text:style-name="T172">libflom </text:span><text:span text:style-name="T273">library </text:span>exposes a standard <text:span text:style-name="T314">ANSI </text:span>C interface. </text:p>
        <text:p text:style-name="P40"><text:span text:style-name="T274">C++ and Java are truly object oriented programming languages, </text:span>but <text:span text:style-name="T274">the FLoM programming model is strictly based on the C native interface </text:span>even for these languages. <text:span text:style-name="T274">Nevertheless, integrating your own custom software with FLoM is really simple and straightforward.</text:span></text:p>
        <text:p text:style-name="P11"/>
        <text:p text:style-name="P16">C native interface</text:p>
        <text:p text:style-name="P117"><text:span text:style-name="T1">The basic usage requires only </text:span><text:span text:style-name="T89">1 “</text:span><text:span text:style-name="T91">object” of </text:span><text:span text:style-name="T89">type </text:span><text:span text:style-name="T181">flom_handle_t</text:span><text:span text:style-name="T89">:</text:span></text:p>
        <text:p text:style-name="P202"/>
        <text:p text:style-name="P222">flom_handle_t *handle;</text:p>
        <text:p text:style-name="P137"/>
        <text:p text:style-name="P117"><text:span text:style-name="T89">and </text:span><text:span text:style-name="T1">4 functions:</text:span></text:p>
        <text:p text:style-name="P202"/>
        <text:p text:style-name="P223">flom_handle_new();</text:p>
        <text:p text:style-name="P223">flom_handle_lock(handle);</text:p>
        <text:p text:style-name="P223">flom_handle_unlock(handle);</text:p>
        <text:p text:style-name="P223">flom_handle_delete(handle);</text:p>
        <text:p text:style-name="P98"/>
        <text:p text:style-name="P27">all the code between <text:span text:style-name="T149">flom_handle_lock </text:span>and <text:span text:style-name="T149">flom_handle_unlock </text:span>is synchronized.</text:p>
        <text:p text:style-name="P28">All the configuration options can be specified inside the program using <text:span text:style-name="T261">a</text:span></text:p>
        <text:p text:style-name="P28"><text:span text:style-name="T149">flom_handle_set_</text:span><text:span text:style-name="T166">something</text:span><text:span text:style-name="T166"><text:note text:id="ftn2" text:note-class="footnote"><text:note-citation>2</text:note-citation><text:note-body><text:p text:style-name="P212"><text:span text:style-name="T165">something</text:span> must be replaced with the name of the interested option</text:p></text:note-body></text:note></text:span></text:p>
        <text:p text:style-name="P28">function or outside the program using configuration files.</text:p>
        <text:p text:style-name="P41">All the configuration options can be retrieved using <text:span text:style-name="T261">a</text:span></text:p>
        <text:p text:style-name="P41"><text:span text:style-name="T168">flom_handle_</text:span><text:span text:style-name="T149">get</text:span><text:span text:style-name="T168">_</text:span><text:span text:style-name="T165">something</text:span></text:p>
        <text:p text:style-name="P43">function.</text:p>
        <text:p text:style-name="P28"><text:span text:style-name="T149">flom_handle_set_</text:span><text:span text:style-name="T166">something </text:span><text:span text:style-name="T181">is typically used after </text:span><text:span text:style-name="T173">flom_handle_new</text:span><text:span text:style-name="T181"> and before </text:span><text:span text:style-name="T173">flom_handle_lock</text:span><text:span text:style-name="T181"> to configure the behavior at run-time;</text:span></text:p>
        <text:p text:style-name="P28"><text:span text:style-name="T149">flom_handle_</text:span><text:span text:style-name="T176">get</text:span><text:span text:style-name="T149">_</text:span><text:span text:style-name="T166">something</text:span><text:span text:style-name="T181"> can be used at any stage.</text:span></text:p>
        <text:p text:style-name="P30">PHP and Python languages use <text:span text:style-name="T276">a similar, C like syntax:</text:span></text:p>
        <text:p text:style-name="P190"/>
        <text:p text:style-name="P140">$handle = new flom_handle_t();</text:p>
        <text:p text:style-name="P138">flom_handle_init($handle);</text:p>
        <text:p text:style-name="P138">flom_handle_lock($handle);</text:p>
        <text:p text:style-name="P138">flom_handle_unlock($handle);</text:p>
        <text:p text:style-name="P138">flom_handle_clean($handle);</text:p>
        <text:p text:style-name="P99"/>
        <text:p text:style-name="P140">handle = flom_handle_t();</text:p>
        <text:p text:style-name="P138">flom_handle_init(handle);</text:p>
        <text:p text:style-name="P138">flom_handle_lock(handle);</text:p>
        <text:p text:style-name="P138">flom_handle_unlock(handle);</text:p>
        <text:p text:style-name="P138">flom_handle_clean(handle);</text:p>
        <text:p text:style-name="P99"/>
        <text:p text:style-name="P144"><text:span text:style-name="T1">C</text:span><text:span text:style-name="T89">++ </text:span><text:span text:style-name="T1">interface</text:span></text:p>
        <text:p text:style-name="P117"><text:span text:style-name="T1">The basic usage requires only </text:span><text:span text:style-name="T89">1 </text:span><text:span text:style-name="T91">object of class </text:span><text:span text:style-name="T181">FlomHandle</text:span><text:span text:style-name="T89">:</text:span></text:p>
        <text:p text:style-name="P137"/>
        <text:p text:style-name="P139">FlomHandle *<text:span text:style-name="T263">h</text:span>andle;</text:p>
        <text:p text:style-name="P100"/>
        <text:p text:style-name="P117"><text:span text:style-name="T89">and </text:span><text:span text:style-name="T1">4 </text:span><text:span text:style-name="T90">method</text:span><text:span text:style-name="T1">s:</text:span></text:p>
        <text:p text:style-name="P202"/>
        <text:p text:style-name="P223"><text:span text:style-name="T263">handle = new </text:span>FlomHandle();</text:p>
        <text:p text:style-name="P223"><text:span text:style-name="T263">h</text:span>andle-&gt;lock();</text:p>
        <text:p text:style-name="P223"><text:span text:style-name="T263">h</text:span>andle-&gt;unlock();</text:p>
        <text:p text:style-name="P223">delete <text:span text:style-name="T263">h</text:span>andle;</text:p>
        <text:p text:style-name="P98"/>
        <text:p text:style-name="P27">all the code between <text:span text:style-name="T171">ha</text:span><text:span text:style-name="T149">ndle-&gt;lock() </text:span>and <text:span text:style-name="T171">ha</text:span><text:span text:style-name="T149">ndle-&gt;unlock() </text:span>is synchronized.</text:p>
        <text:p text:style-name="P29"><text:soft-page-break/>All the functions available in <text:span text:style-name="T259">the </text:span>C native interface are mapped <text:span text:style-name="T262">to methods </text:span>in the C++ interface;</text:p>
        <text:p text:style-name="P29">configuration options can be changed with</text:p>
        <text:p text:style-name="P98"/>
        <text:p text:style-name="P98"><text:span text:style-name="T171">h</text:span><text:span text:style-name="T149">andle-&gt;</text:span><text:span text:style-name="T169">set</text:span><text:span text:style-name="T167">Something</text:span></text:p>
        <text:p text:style-name="P101"/>
        <text:p text:style-name="P29">and inquired with</text:p>
        <text:p text:style-name="P101"><text:s/></text:p>
        <text:p text:style-name="P98"><text:span text:style-name="T171">h</text:span><text:span text:style-name="T149">andle-&gt;</text:span><text:span text:style-name="T169">get</text:span><text:span text:style-name="T167">Something</text:span></text:p>
        <text:p text:style-name="P100"/>
        <text:p text:style-name="P33">Java language uses a <text:span text:style-name="T277">similar</text:span> syntax:</text:p>
        <text:p text:style-name="P137"/>
        <text:p text:style-name="P139">FlomHandle <text:span text:style-name="T263">h</text:span>andle;</text:p>
        <text:p text:style-name="P223"><text:span text:style-name="T232">handle = new </text:span>FlomHandle();</text:p>
        <text:p text:style-name="P223"><text:span text:style-name="T263">h</text:span>andle.lock();</text:p>
        <text:p text:style-name="P223"><text:span text:style-name="T263">h</text:span>andle.unlock();</text:p>
        <text:p text:style-name="P223"><text:span text:style-name="T263">h</text:span>andle.<text:span text:style-name="T257">free</text:span>();</text:p>
        <text:p text:style-name="P84"/>
        <text:p text:style-name="P172"><text:span text:style-name="T85">Synchronization model</text:span><text:span text:style-name="T84"><text:line-break/></text:span><text:span text:style-name="T79">The synchronization model implemented by FLoM is based on the concepts of </text:span><text:span text:style-name="T65">resource</text:span><text:span text:style-name="T79"> and </text:span><text:span text:style-name="T65">lock</text:span><text:span text:style-name="T79">.</text:span></text:p>
        <text:p text:style-name="P158"><text:span text:style-name="T121">The </text:span><text:span text:style-name="T7">r</text:span><text:span text:style-name="T2">esource </text:span><text:span text:style-name="T1">is the abstraction introduced by FLoM to support process synchronization: two or more processes synchronize themselves specifying the same </text:span><text:span text:style-name="T2">resource </text:span><text:span text:style-name="T1">and an </text:span><text:span text:style-name="T2">operation </text:span><text:span text:style-name="T121">(“lock”, “unlock”).</text:span></text:p>
        <text:p text:style-name="P171"><text:span text:style-name="T20">FLoM </text:span><text:span text:style-name="T21">extensively uses the concept of </text:span><text:span text:style-name="T56">resource</text:span><text:span text:style-name="T21"> to model process synchronization: </text:span><text:span text:style-name="T31">the</text:span><text:span text:style-name="T21"> </text:span><text:span text:style-name="T56">client</text:span><text:span text:style-name="T21">, with</text:span><text:span text:style-name="T32">out</text:span><text:span text:style-name="T21"> distinction between </text:span><text:span text:style-name="T150">flom</text:span><text:span text:style-name="T22"> utility </text:span><text:span text:style-name="T21">and </text:span><text:span text:style-name="T152">libf</text:span><text:span text:style-name="T151">lom</text:span><text:span text:style-name="T23"> </text:span><text:span text:style-name="T27">library</text:span><text:span text:style-name="T23">, </text:span><text:span text:style-name="T21">asks to </text:span><text:span text:style-name="T31">the </text:span><text:span text:style-name="T59">server</text:span><text:span text:style-name="T21"> </text:span><text:span text:style-name="T31">(</text:span><text:span text:style-name="T150">flom</text:span><text:span text:style-name="T22"> daemon</text:span><text:span text:style-name="T31">)</text:span><text:span text:style-name="T22"> </text:span><text:span text:style-name="T31">to </text:span><text:span text:style-name="T59">lock</text:span><text:span text:style-name="T21"> a specific </text:span><text:span text:style-name="T56">resource</text:span><text:span text:style-name="T21">.</text:span></text:p>
        <text:p text:style-name="P175"><text:span text:style-name="T77">The diagram </text:span><text:span text:style-name="T80">in Figure 2 </text:span><text:span text:style-name="T77">shows two processes that exclusively </text:span><text:span text:style-name="T64">lock</text:span><text:span text:style-name="T77"> the </text:span><text:span text:style-name="T64">resource</text:span><text:span text:style-name="T77"> “/foo/bar”.</text:span></text:p>
        <text:p text:style-name="P47"/>
        <text:p text:style-name="P106"><draw:frame draw:style-name="fr2" draw:name="Image14" text:anchor-type="paragraph" svg:width="7.992cm" svg:height="3.955cm" draw:z-index="1"><draw:image xlink:href="Pictures/200001E800002F75000015BCA167AC9CAFBCFD9E.svm" xlink:type="simple" xlink:show="embed" xlink:actuate="onLoad"/></draw:frame>Figure 2: <text:span text:style-name="T240">exclusive lock example</text:span></text:p>
        <text:p text:style-name="P48"/>
        <text:p text:style-name="P174"><text:span text:style-name="T77">F</text:span><text:span text:style-name="T78">LoM does not support only “exclusive locking”, but </text:span><text:span text:style-name="T70">implements the same </text:span><text:span text:style-name="T63">lock </text:span><text:span text:style-name="T62">modes</text:span><text:span text:style-name="T70"> introduced by the OpenVMS Distributed Lock Manager [</text:span><text:span text:style-name="T76">4</text:span><text:span text:style-name="T70">]: “</text:span><text:span text:style-name="T72">null”, “concurrent read”, “concurrent write”, “protected read” </text:span><text:span text:style-name="T71">(</text:span><text:span text:style-name="T62">share lock</text:span><text:span text:style-name="T71">)</text:span><text:span text:style-name="T72">, “protected write” </text:span><text:span text:style-name="T71">(</text:span><text:span text:style-name="T62">update lock</text:span><text:span text:style-name="T71">)</text:span><text:span text:style-name="T72"> and “exclusive” </text:span><text:span text:style-name="T71">(</text:span><text:span text:style-name="T62">exclusive lock</text:span><text:span text:style-name="T71">)</text:span><text:span text:style-name="T72">.</text:span></text:p>
        <text:p text:style-name="P173"><text:span text:style-name="T74">Table 1 represents the </text:span><text:span text:style-name="T69">truth table </text:span><text:span text:style-name="T75">and </text:span><text:span text:style-name="T69">describe</text:span><text:span text:style-name="T75">s</text:span><text:span text:style-name="T69"> the lock modes </text:span><text:span text:style-name="T73">behavior.</text:span></text:p>
        <text:p text:style-name="P20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 table:number-columns-repeated="2"/>
          <table:table-column table:style-name="Table1.G"/>
          <table:table-row>
            <table:table-cell table:style-name="Table1.A1" office:value-type="string">
              <text:p text:style-name="P227">Mode</text:p>
            </table:table-cell>
            <table:table-cell table:style-name="Table1.A1" office:value-type="string">
              <text:p text:style-name="P228">N</text:p>
            </table:table-cell>
            <table:table-cell table:style-name="Table1.A1" office:value-type="string">
              <text:p text:style-name="P228">CR</text:p>
            </table:table-cell>
            <table:table-cell table:style-name="Table1.A1" office:value-type="string">
              <text:p text:style-name="P228">CW</text:p>
            </table:table-cell>
            <table:table-cell table:style-name="Table1.A1" office:value-type="string">
              <text:p text:style-name="P228">PR</text:p>
            </table:table-cell>
            <table:table-cell table:style-name="Table1.A1" office:value-type="string">
              <text:p text:style-name="P228">PW</text:p>
            </table:table-cell>
            <table:table-cell table:style-name="Table1.G1" office:value-type="string">
              <text:p text:style-name="P228">EX</text:p>
            </table:table-cell>
          </table:table-row>
          <table:table-row>
            <table:table-cell table:style-name="Table1.A2" office:value-type="string">
              <text:p text:style-name="P227">N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G2" office:value-type="string">
              <text:p text:style-name="P229">Y</text:p>
            </table:table-cell>
          </table:table-row>
          <table:table-row>
            <table:table-cell table:style-name="Table1.A2" office:value-type="string">
              <text:p text:style-name="P227">CR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G2" office:value-type="string">
              <text:p text:style-name="P230">N</text:p>
            </table:table-cell>
          </table:table-row>
          <table:table-row>
            <table:table-cell table:style-name="Table1.A2" office:value-type="string">
              <text:p text:style-name="P227">CW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30">N</text:p>
            </table:table-cell>
            <table:table-cell table:style-name="Table1.A2" office:value-type="string">
              <text:p text:style-name="P230">N</text:p>
            </table:table-cell>
            <table:table-cell table:style-name="Table1.G2" office:value-type="string">
              <text:p text:style-name="P230">N</text:p>
            </table:table-cell>
          </table:table-row>
          <table:table-row>
            <table:table-cell table:style-name="Table1.A2" office:value-type="string">
              <text:p text:style-name="P227">PR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30">N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30">N</text:p>
            </table:table-cell>
            <table:table-cell table:style-name="Table1.G2" office:value-type="string">
              <text:p text:style-name="P230">N</text:p>
            </table:table-cell>
          </table:table-row>
          <table:table-row>
            <table:table-cell table:style-name="Table1.A2" office:value-type="string">
              <text:p text:style-name="P227">PW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30">N</text:p>
            </table:table-cell>
            <table:table-cell table:style-name="Table1.A2" office:value-type="string">
              <text:p text:style-name="P230">N</text:p>
            </table:table-cell>
            <table:table-cell table:style-name="Table1.A2" office:value-type="string">
              <text:p text:style-name="P230">N</text:p>
            </table:table-cell>
            <table:table-cell table:style-name="Table1.G2" office:value-type="string">
              <text:p text:style-name="P230">N</text:p>
            </table:table-cell>
          </table:table-row>
          <table:table-row>
            <table:table-cell table:style-name="Table1.A2" office:value-type="string">
              <text:p text:style-name="P227">EX</text:p>
            </table:table-cell>
            <table:table-cell table:style-name="Table1.A2" office:value-type="string">
              <text:p text:style-name="P229">Y</text:p>
            </table:table-cell>
            <table:table-cell table:style-name="Table1.A2" office:value-type="string">
              <text:p text:style-name="P229">N</text:p>
            </table:table-cell>
            <table:table-cell table:style-name="Table1.A2" office:value-type="string">
              <text:p text:style-name="P230">N</text:p>
            </table:table-cell>
            <table:table-cell table:style-name="Table1.A2" office:value-type="string">
              <text:p text:style-name="P230">N</text:p>
            </table:table-cell>
            <table:table-cell table:style-name="Table1.A2" office:value-type="string">
              <text:p text:style-name="P230">N</text:p>
            </table:table-cell>
            <table:table-cell table:style-name="Table1.G2" office:value-type="string">
              <text:p text:style-name="P230">N</text:p>
            </table:table-cell>
          </table:table-row>
        </table:table>
        <text:p text:style-name="P224">Table 1: <text:span text:style-name="T240">truth table for lock modes</text:span></text:p>
        <text:p text:style-name="P31"/>
        <text:p text:style-name="P31"><text:span text:style-name="T315">The example in Figure 3 </text:span>shows three processes:</text:p>
        <text:list xml:id="list1637441790733239645" text:style-name="L2">
          <text:list-item>
            <text:p text:style-name="P235">locks resource “apple” using mode “protected read” <text:span text:style-name="T291">(first process)</text:span></text:p>
          </text:list-item>
          <text:list-item>
            <text:p text:style-name="P235">locks resource “apple” using mode “protected read” <text:span text:style-name="T291">(second process)</text:span></text:p>
          </text:list-item>
          <text:list-item>
            <text:p text:style-name="P235">locks resource “apple” using mode “exclusive” <text:span text:style-name="T291">(last process)</text:span></text:p>
          </text:list-item>
        </text:list>
        <text:p text:style-name="P31"/>
        <text:p text:style-name="P104"><draw:frame draw:style-name="fr2" draw:name="Image1" text:anchor-type="paragraph" svg:width="7.992cm" svg:height="4.207cm" draw:z-index="2"><draw:image xlink:href="Pictures/2000026C0000399E00001E556B479DADE0F7C035.svm" xlink:type="simple" xlink:show="embed" xlink:actuate="onLoad"/></draw:frame>Figure 3: <text:span text:style-name="T240">mixed lock mode example</text:span></text:p>
        <text:p text:style-name="P31"/>
        <text:p text:style-name="P32"><text:span text:style-name="T278">Looking at t</text:span>he truth table <text:span text:style-name="T278">we can see </text:span>that “protected read” is compatible with “protected read”, but “exclusive” is not compatible with “protected read”; the practical result is the concurrent execution of the first two processes and the delay of the third one.</text:p>
        <text:p text:style-name="P170"><text:span text:style-name="T30">A </text:span><text:span text:style-name="T58">resource</text:span><text:span text:style-name="T30"> is completely specified by its name and the scope of a </text:span><text:span text:style-name="T58">resource name</text:span><text:span text:style-name="T30"> is limited to a single <text:s/></text:span><text:span text:style-name="T150">flom</text:span><text:span text:style-name="T22"> daemon. I</text:span><text:span text:style-name="T30">nside a </text:span><text:span text:style-name="T150">flom</text:span><text:span text:style-name="T22"> daemon, </text:span><text:span text:style-name="T30">a </text:span><text:span text:style-name="T58">resource name </text:span><text:span text:style-name="T30">uniquely identify a resource.</text:span></text:p>
        <text:p text:style-name="P59">FLoM provides different type of resources to support a wide range of use cases: “simple”, “numeric”, “set”, “hierarchical”, “sequence” and “timestamp”. <text:span text:style-name="T279">As explained in the next paragraphs, some resource types support only a subset of the </text:span><text:span text:style-name="T184">lock modes</text:span><text:span text:style-name="T279"> described in</text:span><text:span text:style-name="T299"> </text:span><text:span text:style-name="T300">T</text:span><text:span text:style-name="T299">able 1.</text:span></text:p>
        <text:p text:style-name="P157"><text:span text:style-name="T120">T</text:span><text:span text:style-name="T86">he type of a resource is </text:span><text:span text:style-name="T121">automatically </text:span><text:span text:style-name="T87">inferred from its name: </text:span><text:span text:style-name="T121">there’s no need to specify the type with an attribute. The syntax of resource names is based on regular expressions</text:span><text:span text:style-name="T133"> </text:span><text:span text:style-name="T134">[</text:span><text:span text:style-name="T135">5</text:span><text:span text:style-name="T121">].</text:span></text:p>
        <text:p text:style-name="P5"/>
        <text:p text:style-name="P204">Simple resources</text:p>
        <text:p text:style-name="P197"><text:span text:style-name="T1">Simple resources </text:span><text:span text:style-name="T10">are probably the easiest and most common resources to use; </text:span><text:span text:style-name="T12">they supports all the </text:span><text:span text:style-name="T88">lock modes</text:span><text:span text:style-name="T11">.</text:span></text:p>
        <text:p text:style-name="P164"><text:soft-page-break/><text:span text:style-name="T13">Example:</text:span><text:span text:style-name="T10"> </text:span><text:span text:style-name="T149">command1</text:span><text:span text:style-name="T10"> and </text:span><text:span text:style-name="T149">command2</text:span><text:span text:style-name="T10"> can be synchronized to exclusively use resource </text:span><text:span text:style-name="T149">R1</text:span><text:span text:style-name="T10"> with these command</text:span><text:span text:style-name="T12">s</text:span><text:span text:style-name="T10">:</text:span></text:p>
        <text:p text:style-name="P102"/>
        <text:p text:style-name="P135">flom -r R1 -<text:span text:style-name="T292">l EX </text:span>-- <text:span text:style-name="T182">command1</text:span></text:p>
        <text:p text:style-name="P135">flom -r R1 -<text:span text:style-name="T292">l EX </text:span>-- <text:span text:style-name="T182">command2</text:span></text:p>
        <text:p text:style-name="P93"/>
        <text:p text:style-name="P66"><text:span text:style-name="T187">To specify </text:span>protected read lock mode for <text:span text:style-name="T156">command2</text:span><text:span text:style-name="T188">, </text:span><text:span text:style-name="T187">use this command line:</text:span></text:p>
        <text:p text:style-name="P188"/>
        <text:p text:style-name="P94"><text:span text:style-name="T158">flom -r R1 -</text:span><text:span text:style-name="T157">l PR </text:span><text:span text:style-name="T158">-- </text:span><text:span text:style-name="T156">command2</text:span></text:p>
        <text:p text:style-name="P6"/>
        <text:p text:style-name="P67"><text:span text:style-name="T187">To </text:span><text:span text:style-name="T193">reproduce the scenario depicted in </text:span><text:span text:style-name="T198">F</text:span><text:span text:style-name="T193">igure </text:span><text:span text:style-name="T198">3</text:span><text:span text:style-name="T188">, </text:span><text:span text:style-name="T187">use th</text:span><text:span text:style-name="T193">ese </text:span><text:span text:style-name="T187">command</text:span><text:span text:style-name="T193">s</text:span><text:span text:style-name="T187">:</text:span></text:p>
        <text:p text:style-name="P189"/>
        <text:p text:style-name="P95"><text:span text:style-name="T158">flom -r </text:span><text:span text:style-name="T159">apple</text:span><text:span text:style-name="T158"> -</text:span><text:span text:style-name="T157">l PR </text:span><text:span text:style-name="T158">-- </text:span><text:span text:style-name="T156">command</text:span><text:span text:style-name="T180">1</text:span></text:p>
        <text:p text:style-name="P95"><text:span text:style-name="T158">flom -r </text:span><text:span text:style-name="T159">apple</text:span><text:span text:style-name="T158"> -</text:span><text:span text:style-name="T159">l PR </text:span><text:span text:style-name="T158">-- </text:span><text:span text:style-name="T156">command</text:span><text:span text:style-name="T180">2</text:span></text:p>
        <text:p text:style-name="P95"><text:span text:style-name="T158">flom -r </text:span><text:span text:style-name="T159">apple</text:span><text:span text:style-name="T158"> -</text:span><text:span text:style-name="T159">l EX </text:span><text:span text:style-name="T158">-- </text:span><text:span text:style-name="T156">command</text:span><text:span text:style-name="T180">3</text:span></text:p>
        <text:p text:style-name="P7"/>
        <text:p text:style-name="P19"><text:span text:style-name="T281">N</text:span><text:span text:style-name="T280">umeric resources</text:span></text:p>
        <text:p text:style-name="P68">Numeric resources<text:span text:style-name="T187"> are useful to model synchronization processes related to multiple producers and/or multiple consumers; </text:span><text:span text:style-name="T316">numeric resources </text:span><text:span text:style-name="T205">can be used to implement </text:span><text:span text:style-name="T187">workload capping. </text:span><text:span text:style-name="T194">The only supported </text:span><text:span text:style-name="T283">lock mode</text:span><text:span text:style-name="T194"> is “exclusive”.</text:span></text:p>
        <text:p text:style-name="P69"><text:span text:style-name="T231">Example:</text:span><text:span text:style-name="T187"> </text:span><text:span text:style-name="T189">to allow a maximum number of </text:span><text:span text:style-name="T195">2</text:span><text:span text:style-name="T189"> concurrent executions of </text:span><text:span text:style-name="T149">command</text:span><text:span text:style-name="T187">, </text:span><text:span text:style-name="T189">use a </text:span><text:span text:style-name="T239">numeric resource</text:span><text:span text:style-name="T189"> as below:</text:span></text:p>
        <text:p text:style-name="P103"/>
        <text:p text:style-name="P142"><text:span text:style-name="T187">flom -r limit[</text:span><text:span text:style-name="T195">2</text:span><text:span text:style-name="T187">] --</text:span><text:span text:style-name="T188"> </text:span><text:span text:style-name="T317">command</text:span></text:p>
        <text:p text:style-name="P134"/>
        <text:p text:style-name="P71"><text:span text:style-name="T188">I</text:span><text:span text:style-name="T187">ndependently from the number of different command lines, </text:span><text:span text:style-name="T195">as shown in Figure 4, </text:span><text:span text:style-name="T187">a maximum number of </text:span><text:span text:style-name="T195">2</text:span><text:span text:style-name="T187"> </text:span><text:span text:style-name="T156">command</text:span><text:span text:style-name="T187"> </text:span><text:span text:style-name="T206">will be </text:span><text:span text:style-name="T200">concurrently </text:span><text:span text:style-name="T206">executed</text:span><text:span text:style-name="T195">.</text:span></text:p>
        <text:p text:style-name="P60"/>
        <text:p text:style-name="P112"><draw:frame draw:style-name="fr2" draw:name="Image2" text:anchor-type="paragraph" svg:width="7.992cm" svg:height="5.106cm" draw:z-index="3"><draw:image xlink:href="Pictures/200001ED00002F7500001E55E3E8CED47B78A52F.svm" xlink:type="simple" xlink:show="embed" xlink:actuate="onLoad"/></draw:frame><text:span text:style-name="T231">Figure </text:span><text:span text:style-name="T282">4</text:span><text:span text:style-name="T231">: </text:span><text:span text:style-name="T246">numeric resource</text:span><text:span text:style-name="T240"> example</text:span></text:p>
        <text:p text:style-name="P4"/>
        <text:p text:style-name="P12">Resource sets</text:p>
        <text:p text:style-name="P70">Resource sets<text:span text:style-name="T187"> </text:span><text:span text:style-name="T201">can be used </text:span><text:span text:style-name="T187">to model synchronization process</text:span><text:span text:style-name="T202">es</text:span><text:span text:style-name="T187"> with </text:span><text:span text:style-name="T196">a finite set of </text:span><text:span text:style-name="T187">distinct resources that </text:span><text:span text:style-name="T207">must</text:span><text:span text:style-name="T187"> be assigned to the </text:span><text:span text:style-name="T190">requesters: </text:span><text:span text:style-name="T196">every requester can lock only one resource at a time</text:span><text:span text:style-name="T190">.</text:span><text:span text:style-name="T187"> This type can be used to implement </text:span><text:span text:style-name="T207">a </text:span><text:span text:style-name="T187">simple </text:span>round robin scheduler<text:span text:style-name="T187">. </text:span><text:span text:style-name="T194">The only supported </text:span><text:span text:style-name="T283">lock mode</text:span><text:span text:style-name="T194"> is “exclusive”.</text:span></text:p>
        <text:p text:style-name="P72"><text:span text:style-name="T187">Example:</text:span><text:span text:style-name="T209"> the </text:span><text:span text:style-name="T161">dosomething</text:span><text:span text:style-name="T209"> command processes the content of a directory </text:span><text:span text:style-name="T210">passed as first argument</text:span><text:span text:style-name="T209">, 4 directories </text:span><text:span text:style-name="T210">(</text:span><text:span text:style-name="T160">cyan</text:span><text:span text:style-name="T210">, </text:span><text:span text:style-name="T160">magenta</text:span><text:span text:style-name="T210">, </text:span><text:span text:style-name="T160">yellow</text:span><text:span text:style-name="T210">, </text:span><text:span text:style-name="T160">black</text:span><text:span text:style-name="T210">)</text:span><text:span text:style-name="T209"> must be continuously processed, but only one </text:span><text:span text:style-name="T161">dosomething</text:span><text:span text:style-name="T209"> command at a time can work on a directory. </text:span><text:span text:style-name="T229">The following command lines</text:span><text:span text:style-name="T209">:</text:span></text:p>
        <text:p text:style-name="P25"/>
        <text:p text:style-name="P199"><text:span text:style-name="T209">flom -r ‘</text:span><text:span text:style-name="T211">cyan.magenta.yellow.black</text:span><text:span text:style-name="T209">’ -- </text:span><text:span text:style-name="T251">dosomething</text:span></text:p>
        <text:p text:style-name="P219">flom -r ‘cyan.magenta.yellow.black’ -- <text:span text:style-name="T182">dosomething</text:span></text:p>
        <text:p text:style-name="P219">flom -r ‘cyan.magenta.yellow.black’ -- <text:span text:style-name="T182">dosomething</text:span></text:p>
        <text:p text:style-name="P219">flom -r ‘cyan.magenta.yellow.black’ -- <text:span text:style-name="T182">dosomething</text:span></text:p>
        <text:p text:style-name="P136"/>
        <text:p text:style-name="P73"><text:span text:style-name="T229">produce the same result of these ones</text:span><text:span text:style-name="T209">:</text:span></text:p>
        <text:p text:style-name="P195"/>
        <text:p text:style-name="P200"><text:span text:style-name="T251">dosomething</text:span><text:span text:style-name="T211"> </text:span><text:span text:style-name="T210">cyan</text:span></text:p>
        <text:p text:style-name="P200"><text:span text:style-name="T251">dosomething</text:span><text:span text:style-name="T211"> </text:span><text:span text:style-name="T210">magenta</text:span></text:p>
        <text:p text:style-name="P200"><text:span text:style-name="T251">dosomething</text:span><text:span text:style-name="T211"> </text:span><text:span text:style-name="T210">yellow</text:span></text:p>
        <text:p text:style-name="P200"><text:span text:style-name="T251">dosomething</text:span><text:span text:style-name="T211"> </text:span><text:span text:style-name="T210">black</text:span></text:p>
        <text:p text:style-name="P44"/>
        <text:p text:style-name="P105"><draw:frame draw:style-name="fr2" draw:name="Image3" text:anchor-type="paragraph" svg:width="7.992cm" svg:height="6.174cm" draw:z-index="4"><draw:image xlink:href="Pictures/2000022600002C400000222E116B81D98902404D.svm" xlink:type="simple" xlink:show="embed" xlink:actuate="onLoad"/></draw:frame><text:span text:style-name="T197">Figure </text:span><text:span text:style-name="T284">5</text:span><text:span text:style-name="T197">: </text:span><text:span text:style-name="T246">resource</text:span><text:span text:style-name="T247"> </text:span><text:span text:style-name="T248">set </text:span><text:span text:style-name="T247">example</text:span></text:p>
        <text:p text:style-name="P44"/>
        <text:p text:style-name="P45">Figure 5 shows an example with a resource set of 4 elements: the fifth process has to wait the completion of the second process and get<text:span text:style-name="T293">s</text:span> the same resource: “m”.</text:p>
        <text:p text:style-name="P44"/>
        <text:p text:style-name="P74"><text:span text:style-name="T256">H</text:span>ierarchical resources</text:p>
        <text:p text:style-name="P75"><text:span text:style-name="T240">Hierarchical resources</text:span><text:span text:style-name="T209"> main usage is related to <text:s/>file system resources (files and directories); they support all the lock modes. </text:span><text:span text:style-name="T241">Hierarchical resources </text:span><text:span text:style-name="T212">support lock propagation: a lock at some level, propagates to all the underlying levels.</text:span></text:p>
        <text:p text:style-name="P76"><text:span text:style-name="T209">Even if the </text:span><text:span text:style-name="T242">hierarchical resources </text:span><text:span text:style-name="T213">natively model file system resources, they can be used to model any abstract hierarchical </text:span><text:span text:style-name="T221">structure</text:span><text:span text:style-name="T220"> </text:span><text:span text:style-name="T213">because there’s no necessity to have the corresponding file system resources </text:span><text:span text:style-name="T221">(</text:span><text:span text:style-name="T213">FLoM resources are </text:span><text:span text:style-name="T221">abstract)</text:span><text:span text:style-name="T213">.</text:span></text:p>
        <text:p text:style-name="P78"><text:span text:style-name="T191">Example:</text:span><text:span text:style-name="T213"> <text:s/></text:span><text:span text:style-name="T161">command</text:span><text:span text:style-name="T162">1</text:span><text:span text:style-name="T214"> needs </text:span><text:span text:style-name="T243">protected read</text:span><text:span text:style-name="T214"> access to </text:span><text:span text:style-name="T162">/foo/bar</text:span><text:span text:style-name="T214"> and </text:span><text:span text:style-name="T161">command</text:span><text:span text:style-name="T162">2</text:span><text:span text:style-name="T214"> needs </text:span><text:span text:style-name="T243">exclusive</text:span><text:span text:style-name="T214"> access to </text:span><text:span text:style-name="T162">/foo/bar/apple</text:span><text:span text:style-name="T214">:</text:span></text:p>
        <text:p text:style-name="P97"><text:soft-page-break/></text:p>
        <text:p text:style-name="P194"><text:span text:style-name="T209">flom -r /foo/bar -l PR </text:span><text:span text:style-name="T215">--</text:span><text:span text:style-name="T216"> </text:span><text:span text:style-name="T252">command</text:span><text:span text:style-name="T240">1</text:span></text:p>
        <text:p text:style-name="P143"><text:span text:style-name="T209">flom -r /foo/bar/apple -l EX </text:span><text:span text:style-name="T215">--</text:span><text:span text:style-name="T216"> </text:span><text:span text:style-name="T252">command</text:span><text:span text:style-name="T240">2</text:span></text:p>
        <text:p text:style-name="P96"/>
        <text:p text:style-name="P77"><text:span text:style-name="T209">In the above example, </text:span><text:span text:style-name="T163">command</text:span><text:span text:style-name="T161">2</text:span><text:span text:style-name="T209"> will be executed after </text:span><text:span text:style-name="T163">command</text:span><text:span text:style-name="T161">1</text:span><text:span text:style-name="T209"> end because the </text:span><text:span text:style-name="T240">exclusive</text:span><text:span text:style-name="T209"> lock at the </text:span><text:span text:style-name="T161">/foo/bar/apple</text:span><text:span text:style-name="T209"> level is not compatible with a </text:span><text:span text:style-name="T240">protected read</text:span><text:span text:style-name="T209"> lock at the </text:span><text:span text:style-name="T161">/foo/bar</text:span><text:span text:style-name="T209"> level </text:span><text:span text:style-name="T230">(see Figure 6)</text:span><text:span text:style-name="T209">.</text:span></text:p>
        <text:p text:style-name="P107"/>
        <text:p text:style-name="P107"><draw:frame draw:style-name="fr2" draw:name="Image4" text:anchor-type="paragraph" svg:width="7.992cm" svg:height="3.791cm" draw:z-index="5"><draw:image xlink:href="Pictures/200001F600002F750000168443160178F4B0E8FC.svm" xlink:type="simple" xlink:show="embed" xlink:actuate="onLoad"/></draw:frame>Figure 6: <text:span text:style-name="T240">hierarchical resource example</text:span></text:p>
        <text:p text:style-name="P8"/>
        <text:p text:style-name="P13">Sequence resources</text:p>
        <text:p text:style-name="P82"><text:span text:style-name="T240">Sequence resources</text:span><text:span text:style-name="T209"> </text:span><text:span text:style-name="T223">combines two functions: process synchronization and retrieval of </text:span><text:span text:style-name="T209">a </text:span><text:span text:style-name="T223">sequential </text:span><text:span text:style-name="T209">unique identifier </text:span><text:span text:style-name="T223">at the same time. Many times sequential unique identifiers are generated using a relational database, but sometimes </text:span><text:span text:style-name="T209">the full power of a relational database is not necessary or hurts. </text:span><text:span text:style-name="T244">Sequence resources</text:span><text:span text:style-name="T217"> inherit </text:span><text:span text:style-name="T224">a </text:span><text:span text:style-name="T217">characteristic from </text:span><text:span text:style-name="T244">numeric resources</text:span><text:span text:style-name="T217">: a limited number of requesters can obtain a different sequence id at the same time. </text:span><text:span text:style-name="T240">Sequence resources</text:span><text:span text:style-name="T209"> can be “transactional”: in the event of execution failure, the unique identifier can be assigned to a different requester. </text:span><text:span text:style-name="T222">The only supported </text:span><text:span text:style-name="T245">lock mode</text:span><text:span text:style-name="T222"> is “exclusive”.</text:span></text:p>
        <text:p text:style-name="P37"/>
        <text:p text:style-name="P80"><text:span text:style-name="T187">Example:</text:span><text:span text:style-name="T209"> </text:span><text:span text:style-name="T218">the </text:span><text:span text:style-name="T227">following </text:span><text:span text:style-name="T218">command lines </text:span><text:span text:style-name="T227">get</text:span><text:span text:style-name="T218">s different sequence ids</text:span></text:p>
        <text:p text:style-name="P141"/>
        <text:p text:style-name="P80"><text:span text:style-name="T174">flom -r _s_id[</text:span><text:span text:style-name="T175">1</text:span><text:span text:style-name="T174">] –– echo</text:span></text:p>
        <text:p text:style-name="P220">flom -r _s_id[<text:span text:style-name="T286">1</text:span>] –– echo</text:p>
        <text:p text:style-name="P220">flom -r _s_id[<text:span text:style-name="T286">1</text:span>] –– echo</text:p>
        <text:p text:style-name="P220">flom -r _s_id[<text:span text:style-name="T286">1</text:span>] –– echo</text:p>
        <text:p text:style-name="P220">...</text:p>
        <text:p text:style-name="P220">1</text:p>
        <text:p text:style-name="P220">2</text:p>
        <text:p text:style-name="P220">3</text:p>
        <text:p text:style-name="P220">4</text:p>
        <text:p text:style-name="P220">…</text:p>
        <text:p text:style-name="P192"/>
        <text:p text:style-name="P35">Figure 7 shows the behavior of a <text:span text:style-name="T182">sequence resource</text:span> that allows the concurrent execution of 4 distinct process<text:span text:style-name="T287">es: the fifth requester has to wait for the completion of the second one because no free slots are available.</text:span></text:p>
        <text:p text:style-name="P34"/>
        <text:p text:style-name="P231"/>
        <text:p text:style-name="P108"><draw:frame draw:style-name="fr2" draw:name="Image5" text:anchor-type="paragraph" svg:width="7.992cm" svg:height="6.174cm" draw:z-index="13"><draw:image xlink:href="Pictures/2000023E00002C400000222E3B958B6EA688B8C1.svm" xlink:type="simple" xlink:show="embed" xlink:actuate="onLoad"/></draw:frame>Figure <text:span text:style-name="T287">7</text:span>: <text:span text:style-name="T249">multiple sequence resource </text:span><text:span text:style-name="T240">example</text:span></text:p>
        <text:p text:style-name="P34"/>
        <text:p text:style-name="P42">Figure 8 shows the behavior o<text:span text:style-name="T294">f</text:span> a <text:span text:style-name="T182">transactional sequence resource</text:span> that allows the concurrent execution of 4 distinct processes: <text:span text:style-name="T318">the second requester crashes and its unique id (value=2) is recycled and passed to the fifth requester.</text:span></text:p>
        <text:p text:style-name="P34"/>
        <text:p text:style-name="P109"><draw:frame draw:style-name="fr2" draw:name="Image6" text:anchor-type="paragraph" svg:width="7.992cm" svg:height="5.076cm" draw:z-index="6"><draw:image xlink:href="Pictures/200002A1000035CE0000222EB1934610151E22D6.svm" xlink:type="simple" xlink:show="embed" xlink:actuate="onLoad"/></draw:frame>Figure <text:span text:style-name="T289">8</text:span>: <text:span text:style-name="T250">transactional sequence resource </text:span><text:span text:style-name="T240">example</text:span></text:p>
        <text:p text:style-name="P36"/>
        <text:p text:style-name="P225">Timestamp resources</text:p>
        <text:p text:style-name="P81"><text:span text:style-name="T240">Timestamp resources</text:span><text:span text:style-name="T209"> </text:span><text:span text:style-name="T223">combines two functions: process synchronization and retrieval of </text:span><text:span text:style-name="T225">a unique </text:span><text:span text:style-name="T226">timestamp</text:span><text:span text:style-name="T225"> </text:span><text:span text:style-name="T223">at the same time; </text:span><text:span text:style-name="T226">they </text:span><text:span text:style-name="T209">are similar to </text:span><text:span text:style-name="T240">sequence resources</text:span><text:span text:style-name="T209"> but they provide a unique timestamp instead of a unique identifier </text:span><text:span text:style-name="T226">and they can’t be transactional.</text:span></text:p>
        <text:p text:style-name="P81"><text:span text:style-name="T240">Timestamp</text:span><text:span text:style-name="T244"> resources</text:span><text:span text:style-name="T217"> inherit </text:span><text:span text:style-name="T224">a </text:span><text:span text:style-name="T217">characteristic from </text:span><text:span text:style-name="T244">numeric resources</text:span><text:span text:style-name="T217">: a limited number of requesters can obtain a different </text:span><text:span text:style-name="T226">unique timestamp</text:span><text:span text:style-name="T217"> at the same time. </text:span><text:span text:style-name="T222">The only supported </text:span><text:span text:style-name="T245">lock mode</text:span><text:span text:style-name="T222"> is “exclusive”.</text:span></text:p>
        <text:p text:style-name="P65"/>
        <text:p text:style-name="P79"><text:span text:style-name="T187">Example:</text:span><text:span text:style-name="T209"> </text:span><text:span text:style-name="T218">the </text:span><text:span text:style-name="T228">following </text:span><text:span text:style-name="T218">command lines obtains different </text:span><text:span text:style-name="T219">timestamps</text:span></text:p>
        <text:p text:style-name="P201"><text:soft-page-break/>flom -r "_t_bar.%x.%X[<text:span text:style-name="T288">3</text:span>]"</text:p>
        <text:p text:style-name="P221"><text:s/>–– echo</text:p>
        <text:p text:style-name="P201">flom -r "_t_bar.%x.%X[<text:span text:style-name="T288">3</text:span>]"</text:p>
        <text:p text:style-name="P221"><text:s/>–– echo</text:p>
        <text:p text:style-name="P201">flom -r "_t_bar.%x.%X[<text:span text:style-name="T288">3</text:span>]"</text:p>
        <text:p text:style-name="P221"><text:s/>–– echo</text:p>
        <text:p text:style-name="P221">…</text:p>
        <text:p text:style-name="P216">bar.07/05/16.10:39:01</text:p>
        <text:p text:style-name="P218"><text:span text:style-name="T218">bar.07/05/16.10:39:0</text:span><text:span text:style-name="T219">2</text:span></text:p>
        <text:p text:style-name="P217">bar.07/05/16.10:39:03</text:p>
        <text:p text:style-name="P221">…</text:p>
        <text:p text:style-name="P206"/>
        <text:p text:style-name="P46">Figure 9 shows the behavior of a <text:span text:style-name="T182">timestamp resource </text:span>that allows the concurrent execution of 3 distinct processes.</text:p>
        <text:p text:style-name="P46"/>
        <text:p text:style-name="P109"><draw:frame draw:style-name="fr3" draw:name="Image7" text:anchor-type="paragraph" svg:width="7.992cm" svg:height="4.184cm" draw:z-index="7"><draw:image xlink:href="Pictures/200002D3000037A800001D242834B50DD41FF17C.svm" xlink:type="simple" xlink:show="embed" xlink:actuate="onLoad"/></draw:frame>Figure <text:span text:style-name="T289">9</text:span>: <text:span text:style-name="T250">timestamp resource </text:span><text:span text:style-name="T240">example</text:span></text:p>
        <text:p text:style-name="P90"/>
        <text:p text:style-name="P183">Configuration</text:p>
        <text:p text:style-name="P49">FLoM implements a multiple layer configuration: an option configured <text:span text:style-name="T306">in</text:span> a higher layer overrides the value<text:span text:style-name="T306">s</text:span> configured <text:span text:style-name="T306">in</text:span> <text:span text:style-name="T306">the</text:span> lower layer<text:span text:style-name="T306">s</text:span>.</text:p>
        <text:p text:style-name="P50">Figure 10a shows the configuration layers available for <text:span text:style-name="T319">the</text:span> <text:span text:style-name="T149">flom</text:span> utility (both client and daemon).</text:p>
        <text:p text:style-name="P50"/>
        <text:p text:style-name="P50"><draw:frame draw:style-name="fr4" draw:name="Image12" text:anchor-type="paragraph" svg:width="7.001cm" svg:height="9.003cm" draw:z-index="11"><draw:image xlink:href="Pictures/2000017700001B590000232BA9281FF8696E95DD.svm" xlink:type="simple" xlink:show="embed" xlink:actuate="onLoad"/></draw:frame></text:p>
        <text:p text:style-name="P49"><text:span text:style-name="T304">Figure 10a:</text:span><text:span text:style-name="T303"> values defined in the system default config file override hard wired default values; … ; values passed as command line options override all the previous ones.</text:span></text:p>
        <text:p text:style-name="P50">Figure 10b shows the configuration layers available for <text:span text:style-name="T149">libflom</text:span> library:</text:p>
        <text:p text:style-name="P87"/>
        <text:p text:style-name="P111"><draw:frame draw:style-name="fr1" draw:name="Image13" text:anchor-type="paragraph" svg:width="7.006cm" svg:height="7.003cm" draw:z-index="12"><draw:image xlink:href="Pictures/2000013A00001B5F00001B5B9313CD144EE42055.svm" xlink:type="simple" xlink:show="embed" xlink:actuate="onLoad"/></draw:frame>Figure 10b: <text:span text:style-name="T255">values defined in the system default config file override hard wired default values; values defined in the user default config file override values defined in the system default config; … ; values </text:span><text:span text:style-name="T254">set using the API </text:span><text:span text:style-name="T255">override all the previous ones.</text:span></text:p>
        <text:p text:style-name="P64"/>
        <text:p text:style-name="P18">Configuration example</text:p>
        <text:p text:style-name="P53">The following examples show three different <text:span text:style-name="T320">ways to </text:span>configur<text:span text:style-name="T320">e </text:span>the same option.</text:p>
        <text:p text:style-name="P51">The name of the resource that must be used can be specified in a configuration file using the “Name” key inside the “Resource” section:</text:p>
        <text:p text:style-name="P51"/>
        <text:p text:style-name="P121">...<text:note text:id="ftn3" text:note-class="footnote"><text:note-citation>3</text:note-citation><text:note-body><text:p text:style-name="P214">The dots are not part of the file syntax: in this example they must be intended like “rows before” and “rows after” the interesting ones</text:p></text:note-body></text:note></text:p>
        <text:p text:style-name="P121">[Resource]</text:p>
        <text:p text:style-name="P121">Name=MyResource123</text:p>
        <text:p text:style-name="P121">...</text:p>
        <text:p text:style-name="P51"/>
        <text:p text:style-name="P52">Using the <text:span text:style-name="T178">flom</text:span><text:span text:style-name="T302"> utility, </text:span>the resource name can be configured using the command line arguments:</text:p>
        <text:p text:style-name="P51"/>
        <text:p text:style-name="P121">flom --resource-name=MyResource123 <text:s text:c="3"/>-- <text:span text:style-name="T186">command_that_must_be_executed</text:span></text:p>
        <text:p text:style-name="P51"/>
        <text:p text:style-name="P51">Using the <text:s/><text:span text:style-name="T178">libflom</text:span><text:span text:style-name="T302"> library, </text:span>the resource name can be configured using the setter method:</text:p>
        <text:p text:style-name="P51"/>
        <text:p text:style-name="P122">flom_handle_set_resource_name(my_handle, “MyResource123”);</text:p>
        <text:p text:style-name="P91"/>
        <text:p text:style-name="P87">Technology overview</text:p>
        <text:p text:style-name="P24">A detailed description of FLoM internal<text:span text:style-name="T265">s</text:span> is outside the scope of this introductory paper, but some information <text:span text:style-name="T321">are </text:span>useful to deploy the technology in the <text:span text:style-name="T264">best</text:span> way.</text:p>
        <text:p text:style-name="P9"><text:soft-page-break/></text:p>
        <text:p text:style-name="P193"><text:span text:style-name="T92">D</text:span><text:span text:style-name="T1">aemon internal architecture</text:span></text:p>
        <text:p text:style-name="P113"><text:span text:style-name="T1">The </text:span><text:span text:style-name="T170">flom</text:span><text:span text:style-name="T92"> </text:span><text:span text:style-name="T3">daemon</text:span><text:span text:style-name="T92"> is a multi-threaded process with one listener thread and a distinct thread for every resource</text:span><text:span text:style-name="T92"><text:note text:id="ftn4" text:note-class="footnote"><text:note-citation>4</text:note-citation><text:note-body><text:p text:style-name="P209"><text:span text:style-name="T182">Hierarchical resources</text:span> need just one thread for e<text:span text:style-name="T285">ach</text:span> distinct root</text:p></text:note-body></text:note></text:span><text:span text:style-name="T92">.</text:span></text:p>
        <text:p text:style-name="P22"><text:span text:style-name="T258">T</text:span>he usage of <text:span text:style-name="T301">a </text:span>dedicated thread for e<text:span text:style-name="T285">ach</text:span> resource could be considered a waste of computing resources, but it carries three main benefits:</text:p>
        <text:list xml:id="list4814961690135962221" text:style-name="L3">
          <text:list-item>
            <text:p text:style-name="P237"><text:span text:style-name="T170">flom</text:span><text:span text:style-name="T92"> </text:span><text:span text:style-name="T3">daemon</text:span><text:span text:style-name="T92"> </text:span><text:span text:style-name="T93">uses a very low number of explicit synchronization </text:span><text:span text:style-name="T147">system </text:span><text:span text:style-name="T93">calls: </text:span><text:span text:style-name="T170">flom</text:span><text:span text:style-name="T92"> </text:span><text:span text:style-name="T4">client</text:span><text:span text:style-name="T92"> </text:span><text:span text:style-name="T93">requests are intrinsically s</text:span><text:span text:style-name="T127">eriali</text:span><text:span text:style-name="T93">zed by socket functions</text:span></text:p>
          </text:list-item>
          <text:list-item>
            <text:p text:style-name="P238"><text:span text:style-name="T170">flom</text:span><text:span text:style-name="T92"> </text:span><text:span text:style-name="T3">daemon</text:span><text:span text:style-name="T92"> </text:span><text:span text:style-name="T94">latency</text:span><text:span text:style-name="T93"> </text:span><text:span text:style-name="T94">is minimized: </text:span><text:span text:style-name="T128">when a request for a resource arrives, there are only two possible delay conditions. The first one is the lack of an available CPU </text:span><text:span text:style-name="T141">thread</text:span><text:span text:style-name="T128">, the second one is the execution of a previously arrived request for the same resource</text:span></text:p>
          </text:list-item>
          <text:list-item>
            <text:p text:style-name="P238"><text:span text:style-name="T170">flom</text:span><text:span text:style-name="T92"> </text:span><text:span text:style-name="T3">daemon</text:span><text:span text:style-name="T92"> </text:span><text:span text:style-name="T94">automatically exploits vertical scalability: </text:span><text:span text:style-name="T128">the higher the number of CPU </text:span><text:span text:style-name="T142">threads</text:span><text:span text:style-name="T128">, the higher the number of concurrent synchronization operations</text:span><text:span text:style-name="T94">.</text:span></text:p>
          </text:list-item>
        </text:list>
        <text:p text:style-name="P118"><text:span text:style-name="T94">A</text:span><text:span text:style-name="T1">ll the communication</text:span><text:span text:style-name="T143">s</text:span><text:span text:style-name="T1"> between </text:span><text:span text:style-name="T143">the</text:span><text:span text:style-name="T1"> </text:span><text:span text:style-name="T170">flom</text:span><text:span text:style-name="T92"> </text:span><text:span text:style-name="T4">client</text:span><text:span text:style-name="T92"> </text:span><text:span text:style-name="T1">and </text:span><text:span text:style-name="T143">the</text:span><text:span text:style-name="T1"> </text:span><text:span text:style-name="T170">flom</text:span><text:span text:style-name="T92"> </text:span><text:span text:style-name="T3">daemon </text:span><text:span text:style-name="T1">use a </text:span><text:span text:style-name="T143">custom, </text:span><text:span text:style-name="T1">non blocking, XML based, message passing protocol.</text:span></text:p>
        <text:p text:style-name="P10"/>
        <text:p text:style-name="P203"><text:span text:style-name="T92">P</text:span><text:span text:style-name="T1">ersistency and consistency</text:span></text:p>
        <text:p text:style-name="P114"><text:span text:style-name="T1">The </text:span><text:span text:style-name="T170">flom</text:span><text:span text:style-name="T92"> </text:span><text:span text:style-name="T3">daemon</text:span><text:span text:style-name="T92"> </text:span><text:span text:style-name="T95">does not manage persistent data: everything is kept in memory (RAM).</text:span></text:p>
        <text:p text:style-name="P118"><text:span text:style-name="T1">The lack of long term persistence could be considered a limit, </text:span><text:span text:style-name="T103">but u</text:span><text:span text:style-name="T1">nder the assumption that lock </text:span><text:span text:style-name="T105">state</text:span><text:span text:style-name="T1"> is ephemeral</text:span><text:span text:style-name="T1"><text:note text:id="ftn5" text:note-class="footnote"><text:note-citation>5</text:note-citation><text:note-body><text:p text:style-name="P211">Long lasting locks are typically not compatible with scalable and high performance systems</text:p></text:note-body></text:note></text:span><text:span text:style-name="T1">, a memory only design carries </text:span><text:span text:style-name="T96">at least two</text:span><text:span text:style-name="T1"> benefits:</text:span></text:p>
        <text:list xml:id="list2823162242082095884" text:style-name="L4">
          <text:list-item>
            <text:p text:style-name="P233"><text:span text:style-name="T45">in the event of a crash, </text:span><text:span text:style-name="T154">flom</text:span><text:span text:style-name="T44"> </text:span><text:span text:style-name="T61">daemon</text:span><text:span text:style-name="T44"> </text:span><text:span text:style-name="T45">can be restarted without any special attention</text:span><text:span text:style-name="T45"><text:note text:id="ftn6" text:note-class="footnote"><text:note-citation>6</text:note-citation><text:note-body><text:p text:style-name="P210">Clients <text:span text:style-name="T295">can </text:span>recognize a server crash checking the return code<text:span text:style-name="T187">: </text:span><text:span text:style-name="T199">in the event of a server crash after the </text:span><text:span text:style-name="T185">lock</text:span><text:span text:style-name="T199"> and before the </text:span><text:span text:style-name="T185">unlock </text:span><text:span text:style-name="T199">operation, an error code will be returned to the client by </text:span><text:span text:style-name="T208">the</text:span><text:span text:style-name="T199"> </text:span><text:span text:style-name="T185">unlock </text:span><text:span text:style-name="T208">operation</text:span><text:span text:style-name="T199">.</text:span></text:p></text:note-body></text:note></text:span></text:p>
          </text:list-item>
          <text:list-item>
            <text:p text:style-name="P239"><text:span text:style-name="T45">t</text:span><text:span text:style-name="T43">he synchronization process is not affected by disk latency</text:span></text:p>
          </text:list-item>
        </text:list>
        <text:p text:style-name="P178"><text:span text:style-name="T43">Every distributed system has to face the </text:span><text:span text:style-name="T46">constrain</text:span><text:span text:style-name="T43">ts described by the CAP theorem</text:span><text:span text:style-name="T47">[</text:span><text:span text:style-name="T48">6</text:span><text:span text:style-name="T47">]</text:span><text:span text:style-name="T43">, and FLoM is no exception. </text:span><text:span text:style-name="T50">One of the most serious consistency issues related to the FLoM technology is related to </text:span><text:span text:style-name="T67">network partition</text:span><text:span text:style-name="T50">: under some circumstances, two different, but equivalent </text:span><text:span text:style-name="T155">flom</text:span><text:span text:style-name="T51"> </text:span><text:span text:style-name="T68">daemon</text:span><text:span text:style-name="T67">s</text:span><text:span text:style-name="T51"> </text:span><text:span text:style-name="T50">could</text:span><text:span text:style-name="T52"> </text:span><text:span text:style-name="T50">be activated inside </text:span><text:span text:style-name="T53">a network of </text:span><text:span text:style-name="T50">distributed system</text:span><text:span text:style-name="T53">s.</text:span></text:p>
        <text:p text:style-name="P179"><text:span text:style-name="T53">F</text:span><text:span text:style-name="T49">igure 1</text:span><text:span text:style-name="T54">1</text:span><text:span text:style-name="T49">a shows a possible distributed initial state with one server (</text:span><text:span text:style-name="T66">daemon</text:span><text:span text:style-name="T49">) and three clients nodes.</text:span></text:p>
        <text:p text:style-name="P54"/>
        <text:p text:style-name="P110"><draw:frame draw:style-name="fr2" draw:name="Image8" text:anchor-type="paragraph" svg:width="7.992cm" svg:height="3.997cm" draw:z-index="8"><draw:image xlink:href="Pictures/2000018400001F4400000FA4DC2EB1BE2534815C.svm" xlink:type="simple" xlink:show="embed" xlink:actuate="onLoad"/></draw:frame><text:span text:style-name="T296">Figure </text:span><text:span text:style-name="T297">1</text:span><text:span text:style-name="T298">1</text:span><text:span text:style-name="T297">a</text:span><text:span text:style-name="T296">:</text:span><text:span text:style-name="T18"> </text:span><text:span text:style-name="T253">example of a distributed system before a network partitioning event</text:span></text:p>
        <text:p text:style-name="P54"/>
        <text:p text:style-name="P180"><text:span text:style-name="T53">F</text:span><text:span text:style-name="T49">igure 1</text:span><text:span text:style-name="T54">1</text:span><text:span text:style-name="T49">b shows the result of a network partition if the daemon implicit auto start feature is disabled: the two clients in the right side of the network disconnects from the server and error</text:span><text:span text:style-name="T55">s are raised</text:span><text:span text:style-name="T49">.</text:span></text:p>
        <text:p text:style-name="P55"/>
        <text:p text:style-name="P177"><draw:frame draw:style-name="fr2" draw:name="Image10" text:anchor-type="paragraph" svg:width="7.992cm" svg:height="3.999cm" draw:z-index="9"><draw:image xlink:href="Pictures/2000024A00001F4500000FA5F69FC3C85A76B9F2.svm" xlink:type="simple" xlink:show="embed" xlink:actuate="onLoad"/></draw:frame><text:span text:style-name="T14">Figure 1</text:span><text:span text:style-name="T15">1</text:span><text:span text:style-name="T14">b:</text:span><text:span text:style-name="T17"> the clients in the right side of the network cannot connect to the server and raise an error</text:span></text:p>
        <text:p text:style-name="P55"/>
        <text:p text:style-name="P181"><text:span text:style-name="T49">Figure 1</text:span><text:span text:style-name="T54">1</text:span><text:span text:style-name="T49">c shows the result of a network partition if daemon auto start and auto discovery</text:span><text:span text:style-name="T49"><text:note text:id="ftn7" text:note-class="footnote"><text:note-citation>7</text:note-citation><text:note-body><text:p text:style-name="P213">The auto discovery feature is implemented using IP multicast and allows the client<text:span text:style-name="T307">s</text:span> to automatically discover the IP address of the server.</text:p></text:note-body></text:note></text:span><text:span text:style-name="T49"> features are enabled: in the right side of the network a second daemon can be started. This event can potentially be an inconsistency issue because the two network partitions evolve without coordination: sometimes this is the desired behavior, sometimes this is a dangerous behavior.</text:span></text:p>
        <text:p text:style-name="P56"/>
        <text:p text:style-name="P177"><draw:frame draw:style-name="fr3" draw:name="Image11" text:anchor-type="paragraph" svg:width="7.992cm" svg:height="3.999cm" draw:z-index="10"><draw:image xlink:href="Pictures/2000025300001F4500000FA53532E4DFBCCAE409.svm" xlink:type="simple" xlink:show="embed" xlink:actuate="onLoad"/></draw:frame><text:span text:style-name="T14">Figure 1</text:span><text:span text:style-name="T16">1</text:span><text:span text:style-name="T14">c:</text:span><text:span text:style-name="T17"> the two network partitions independently evolve</text:span></text:p>
        <text:p text:style-name="P57"/>
        <text:p text:style-name="P15">Security</text:p>
        <text:p text:style-name="P115"><text:span text:style-name="T1">The </text:span><text:span text:style-name="T97">FLoM project </text:span><text:span text:style-name="T144">chose </text:span><text:span text:style-name="T97">to implement security </text:span><text:span text:style-name="T101">using</text:span><text:span text:style-name="T97"> the standard features of SSL/TLS. Data transmission is protected using cryptography, </text:span><text:span text:style-name="T98">peer to peer </text:span><text:span text:style-name="T97">handshake is </text:span><text:span text:style-name="T98">authorized </text:span><text:span text:style-name="T97">using mutual authen</text:span><text:soft-page-break/><text:span text:style-name="T97">tication. </text:span><text:span text:style-name="T98">TLS mutual authentication introduces a management burden, but </text:span><text:span text:style-name="T99">it remove</text:span><text:span text:style-name="T102">s</text:span><text:span text:style-name="T99"> all the issues related to </text:span><text:span text:style-name="T5">secret </text:span><text:span text:style-name="T99">management.</text:span></text:p>
        <text:p text:style-name="P184"/>
        <text:p text:style-name="P186">Networking</text:p>
        <text:p text:style-name="P116"><text:span text:style-name="T99">The </text:span><text:span text:style-name="T97">FLoM project </text:span><text:span text:style-name="T100">support</text:span><text:span text:style-name="T106">s</text:span><text:span text:style-name="T100"> IPv6 that can be used, in conjunction with SSL/TLS security, to deploy </text:span><text:span text:style-name="T6">in the wild</text:span><text:span text:style-name="T100">: </text:span><text:span text:style-name="T132">Internet connected devices can communicate in a secure way without auxiliary security like </text:span><text:span text:style-name="T145">a </text:span><text:span text:style-name="T132">protected VPN</text:span><text:span text:style-name="T100">.</text:span></text:p>
        <text:p text:style-name="P119"><text:span text:style-name="T100">T</text:span><text:span text:style-name="T1">he usage of UDP/IP multicast, both IPv4 and IPv6, provides to FLoM a </text:span><text:span text:style-name="T104">use</text:span><text:span text:style-name="T1">ful auto discovery feature that can be used for </text:span><text:span text:style-name="T2">cloud</text:span><text:span text:style-name="T1"> deployment: </text:span><text:span text:style-name="T170">flom</text:span><text:span text:style-name="T92"> </text:span><text:span text:style-name="T3">daemon </text:span><text:span text:style-name="T1">can be activated </text:span><text:span text:style-name="T145">on </text:span><text:span text:style-name="T1">system</text:span><text:span text:style-name="T145">s</text:span><text:span text:style-name="T1"> with </text:span><text:span text:style-name="T145">dynamic </text:span><text:span text:style-name="T1">IP address</text:span><text:span text:style-name="T145">ing.</text:span></text:p>
        <text:p text:style-name="P185"/>
        <text:p text:style-name="P187">Testing</text:p>
        <text:p text:style-name="P146"><text:span text:style-name="T34">The </text:span><text:span text:style-name="T35">FLoM project </text:span><text:span text:style-name="T36">distribute</text:span><text:span text:style-name="T40">s</text:span><text:span text:style-name="T36"> a complete set of tests along with the source code. </text:span><text:span text:style-name="T40">The a</text:span><text:span text:style-name="T36">utomatic test s</text:span><text:span text:style-name="T40">et</text:span><text:span text:style-name="T36"> is based on </text:span><text:span text:style-name="T39">the </text:span><text:span text:style-name="T36">GNU autotool suite: </text:span><text:span text:style-name="T40">i</text:span><text:span text:style-name="T36">t’s used to perform full regression testing after every release and to certify the supported platforms.</text:span></text:p>
        <text:p text:style-name="P146"><text:span text:style-name="T82">F</text:span><text:span text:style-name="T81">LoM is a software developed for the Linux operating system: it’s tested and supported for both Ubuntu and CentOS.</text:span></text:p>
        <text:p text:style-name="P92"/>
        <text:p text:style-name="P88">Comparison with similar tools</text:p>
        <text:p text:style-name="P120"><text:span text:style-name="T1">The author is not aware of a </text:span><text:span text:style-name="T130">competing</text:span><text:span text:style-name="T1"> tool. </text:span><text:span text:style-name="T148">T</text:span><text:span text:style-name="T1">ools designed for the shell environment like </text:span><text:span text:style-name="T177">lockrun</text:span><text:span text:style-name="T129"> [</text:span><text:span text:style-name="T136">7</text:span><text:span text:style-name="T129">], </text:span><text:span text:style-name="T177">halockrun</text:span><text:span text:style-name="T129"> [</text:span><text:span text:style-name="T136">8</text:span><text:span text:style-name="T129">] and </text:span><text:span text:style-name="T177">getlock</text:span><text:span text:style-name="T129"> [</text:span><text:span text:style-name="T136">9</text:span><text:span text:style-name="T129">] </text:span><text:span text:style-name="T1">use an auxiliary file to manage the locking part of the synchronization process: </text:span><text:span text:style-name="T129">th</text:span><text:span text:style-name="T145">e</text:span><text:span text:style-name="T129"> design choice limits the usage to </text:span><text:span text:style-name="T136">the local </text:span><text:span text:style-name="T129">system or </text:span><text:span text:style-name="T136">requires the </text:span><text:span text:style-name="T129">us</text:span><text:span text:style-name="T136">age of</text:span><text:span text:style-name="T129"> a shared NFS volume to host a lock file shared among many systems. All the tools provides only a command line interface: an API is not available.</text:span></text:p>
        <text:p text:style-name="P89"/>
        <text:p text:style-name="P145"><text:span text:style-name="T9">C</text:span><text:span text:style-name="T8">onclusions</text:span></text:p>
        <text:p text:style-name="P20">Th<text:span text:style-name="T260">is brief pap</text:span>e<text:span text:style-name="T260">r describes the basic characteristics of an open source and free software project that provides synchronization tools for:</text:span></text:p>
        <text:list xml:id="list7085942628598539535" text:style-name="L5">
          <text:list-item>
            <text:p text:style-name="P236">shell commands and shell scripts executed from the command line or the <text:span text:style-name="T182">cron</text:span> Linux standard service</text:p>
          </text:list-item>
          <text:list-item>
            <text:p text:style-name="P236">custom programs developed by the user using one of the following programming languages: C, C++, Java, PHP and Python</text:p>
          </text:list-item>
        </text:list>
        <text:p text:style-name="P23">Leveraging the <text:span text:style-name="T182">resource</text:span> concept, FLoM can be used to implement both trivial and complex synchronization use cases among shell commands (scripts) and custom programs.</text:p>
        <text:p text:style-name="P23">The performance, scalability and security features provided by FLoM enable a wide range of different deployments from a single system to a complex network of geographically interconnected systems.</text:p>
        <text:p text:style-name="P182"/>
        <text:p text:style-name="P86">References</text:p>
        <text:p text:style-name="P129"><text:span text:style-name="T19">[1] FLoM </text:span><text:span text:style-name="T37">on GitHub: </text:span></text:p>
        <text:p text:style-name="P129"><text:a xlink:type="simple" xlink:href="https://github.com/tiian/flom" text:style-name="Internet_20_link" text:visited-style-name="Visited_20_Internet_20_Link"><text:span text:style-name="T37">https://github.com/tiian/flom</text:span></text:a></text:p>
        <text:p text:style-name="P129"><text:span text:style-name="T19">FLoM </text:span><text:span text:style-name="T37">on SourceForge: </text:span><text:a xlink:type="simple" xlink:href="https://sourceforge.net/projects/flom/" text:style-name="Internet_20_link" text:visited-style-name="Visited_20_Internet_20_Link"><text:span text:style-name="T37">https://sourceforge.net/projects/flom/</text:span></text:a></text:p>
        <text:p text:style-name="P133"><text:span text:style-name="T37">F</text:span><text:span text:style-name="T19">LoM documentation:</text:span></text:p>
        <text:p text:style-name="P131"><text:a xlink:type="simple" xlink:href="https://sourceforge.net/p/flom/wiki/Home/" text:style-name="Internet_20_link" text:visited-style-name="Visited_20_Internet_20_Link"><text:span text:style-name="T24">https://sourceforge.net/p/flom/wiki/Home/</text:span></text:a></text:p>
        <text:p text:style-name="P129"><text:span text:style-name="T19">[2] </text:span><text:span text:style-name="T38">Glossary of </text:span><text:span text:style-name="T60">The Reactive manifesto: </text:span><text:a xlink:type="simple" xlink:href="http://www.reactivemanifesto.org/glossary#Scalability" text:style-name="Internet_20_link" text:visited-style-name="Visited_20_Internet_20_Link"><text:span text:style-name="T38">http://www.reactivemanifesto.org/glossary#Scalability</text:span></text:a></text:p>
        <text:p text:style-name="P132"><text:span text:style-name="T19">[3] </text:span><text:span text:style-name="T26">SWIG:</text:span></text:p>
        <text:p text:style-name="P132"><text:a xlink:type="simple" xlink:href="http://www.swig.org/" text:style-name="Internet_20_link" text:visited-style-name="Visited_20_Internet_20_Link"><text:span text:style-name="T26">http://www.swig.org/</text:span></text:a><text:span text:style-name="T26"> </text:span></text:p>
        <text:p text:style-name="P125"><text:span text:style-name="T19">[</text:span><text:span text:style-name="T39">4</text:span><text:span text:style-name="T19">] </text:span><text:span text:style-name="T24">D</text:span><text:span text:style-name="T19">EC OpenVMS DLM: <text:s/></text:span><text:a xlink:type="simple" xlink:href="https://en.wikipedia.org/wiki/Distributed_lock_manager" text:style-name="Internet_20_link" text:visited-style-name="Visited_20_Internet_20_Link"><text:span text:style-name="T28">https://en.wikipedia.org/wiki/Distributed_lock_manager</text:span></text:a></text:p>
        <text:p text:style-name="P126"><text:span text:style-name="T29">[</text:span><text:span text:style-name="T39">5</text:span><text:span text:style-name="T29">] </text:span><text:span text:style-name="T19">FLoM resources: </text:span><text:a xlink:type="simple" xlink:href="https://sourceforge.net/p/flom/wiki/Resource/" text:style-name="Internet_20_link" text:visited-style-name="Visited_20_Internet_20_Link"><text:span text:style-name="T19">https://sourceforge.net/p/flom/wiki/Resource/</text:span></text:a></text:p>
        <text:p text:style-name="P127"><text:span text:style-name="T19">[</text:span><text:span text:style-name="T39">6</text:span><text:span text:style-name="T19">] Seth Gilbert, Nancy Lynch. Brewer’s conjecture and the feasibility of consistent, available, partition-tolerant web services. ACM SIGACT News, Volume 33 Issue 2, June 2002, 51-59</text:span></text:p>
        <text:p text:style-name="P191">[<text:span text:style-name="T308">7</text:span>] lockrun home page: <text:a xlink:type="simple" xlink:href="http://www.unixwiz.net/tools/lockrun.html" text:style-name="Internet_20_link" text:visited-style-name="Visited_20_Internet_20_Link">http://www.unixwiz.net/tools/lockrun.html</text:a></text:p>
        <text:p text:style-name="P38">[<text:span text:style-name="T308">8</text:span>] halockrun home page:</text:p>
        <text:p text:style-name="P38"><text:a xlink:type="simple" xlink:href="http://www.fatalmind.com/software/hatools/halockrun.man.html" text:style-name="Internet_20_link" text:visited-style-name="Visited_20_Internet_20_Link">http://www.fatalmind.com/software/hatools/halockrun.man.html</text:a></text:p>
        <text:p text:style-name="P38">[<text:span text:style-name="T308">9</text:span>] getlock home page:</text:p>
        <text:p text:style-name="P130"><text:a xlink:type="simple" xlink:href="https://sites.google.com/site/columscode/home/getlock" text:style-name="Internet_20_link" text:visited-style-name="Visited_20_Internet_20_Link"><text:span text:style-name="T33">https://sites.google.com/site/columscode/home/getlock</text:span></text:a></text:p>
        <text:p text:style-name="P85"/>
        <text:p text:style-name="P83">Acronyms and abbreviations</text:p>
        <text:p text:style-name="P124"><text:span text:style-name="T25">A</text:span><text:span text:style-name="T19">PI: Application Programming Interface</text:span></text:p>
        <text:p text:style-name="P21">JNI: Java Native Interface</text:p>
        <text:p text:style-name="P26">LAN: Local Area Network</text:p>
        <text:p text:style-name="P26">MAN: Metropolitan Area Network</text:p>
        <text:p text:style-name="P39">NFS: Network File System</text:p>
        <text:p text:style-name="P128"><text:span text:style-name="T26">V</text:span><text:span text:style-name="T19">PN: Virtual Private Network</text:span></text:p>
        <text:p text:style-name="P123"><text:span text:style-name="T26">WA</text:span><text:span text:style-name="T19">N: Wide Area Networ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7:48:59.192329090</meta:creation-date>
    <meta:generator>LibreOffice/5.1.4.2$Linux_X86_64 LibreOffice_project/10m0$Build-2</meta:generator>
    <dc:date>2016-10-07T23:50:03.100191128</dc:date>
    <meta:editing-duration>PT18H25M13S</meta:editing-duration>
    <meta:editing-cycles>316</meta:editing-cycles>
    <meta:keyword>Lock</meta:keyword>
    <meta:keyword>synchronization</meta:keyword>
    <meta:keyword>free</meta:keyword>
    <meta:keyword>open source</meta:keyword>
    <meta:keyword>C/C++</meta:keyword>
    <meta:keyword>Java</meta:keyword>
    <meta:keyword>PHP</meta:keyword>
    <meta:keyword>Python</meta:keyword>
    <dc:subject>Introduction to FLoM, a free and open source software that provides a tool for distributed process synchronization</dc:subject>
    <dc:title>FLoM: the Free Lock Manager</dc:title>
    <dc:creator>Christian Ferrari</dc:creator>
    <meta:document-statistic meta:table-count="1" meta:image-count="14" meta:object-count="0" meta:page-count="8" meta:paragraph-count="311" meta:word-count="3562" meta:character-count="23185" meta:non-whitespace-character-count="19922"/>
    <meta:user-defined meta:name="Author">Christian Ferrari</meta:user-defined>
  </office:meta>
</office:document-meta>
</file>